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E8EBA249B942905C46.png" manifest:media-type="image/png"/>
  <manifest:file-entry manifest:full-path="Pictures/10000001000005100000021C18AC51D731B193BB.png" manifest:media-type="image/png"/>
  <manifest:file-entry manifest:full-path="Pictures/100000000000032000000258EA4BB628A336A0D5.jpg" manifest:media-type="image/jpeg"/>
  <manifest:file-entry manifest:full-path="Pictures/10000000000004D0000003228BE9BF0A819C9885.jpg" manifest:media-type="image/jpeg"/>
  <manifest:file-entry manifest:full-path="Pictures/100000010000078000000424B200C06FE5A82B03.png" manifest:media-type="image/png"/>
  <manifest:file-entry manifest:full-path="Pictures/10000000000004D0000000B4ECB1FE1B53450482.jpg" manifest:media-type="image/jpeg"/>
  <manifest:file-entry manifest:full-path="Pictures/1000000000000552000000F241BE8E2A127820EE.jpg" manifest:media-type="image/jpeg"/>
  <manifest:file-entry manifest:full-path="Pictures/1000000100000780000002B06C1B180B8CC1DA6E.png" manifest:media-type="image/png"/>
  <manifest:file-entry manifest:full-path="Pictures/100000000000064000000384ED2DC99AD1FDFA0A.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4438in" table:align="right"/>
    </style:style>
    <style:style style:name="Table1.A" style:family="table-column">
      <style:table-column-properties style:column-width="1.3799in"/>
    </style:style>
    <style:style style:name="Table1.B" style:family="table-column">
      <style:table-column-properties style:column-width="4.0639in"/>
    </style:style>
    <style:style style:name="Table1.A1" style:family="table-cell">
      <style:table-cell-properties style:vertical-align="middle" fo:padding="0.0194in" fo:border="none"/>
    </style:style>
    <style:style style:name="Table2" style:family="table">
      <style:table-properties style:width="4.7604in" fo:margin-left="1.3722in" table:align="left"/>
    </style:style>
    <style:style style:name="Table2.A" style:family="table-column">
      <style:table-column-properties style:column-width="1.375in"/>
    </style:style>
    <style:style style:name="Table2.B" style:family="table-column">
      <style:table-column-properties style:column-width="0.6875in"/>
    </style:style>
    <style:style style:name="Table2.C" style:family="table-column">
      <style:table-column-properties style:column-width="1.25in"/>
    </style:style>
    <style:style style:name="Table2.D" style:family="table-column">
      <style:table-column-properties style:column-width="1.4479in"/>
    </style:style>
    <style:style style:name="Table2.A1" style:family="table-cell">
      <style:table-cell-properties style:vertical-align="middle" fo:padding="0.0194in" fo:border="none"/>
    </style:style>
    <style:style style:name="Table3" style:family="table">
      <style:table-properties style:width="4.7604in" fo:margin-left="1.3722in" table:align="left"/>
    </style:style>
    <style:style style:name="Table3.A" style:family="table-column">
      <style:table-column-properties style:column-width="1.375in"/>
    </style:style>
    <style:style style:name="Table3.B" style:family="table-column">
      <style:table-column-properties style:column-width="0.6875in"/>
    </style:style>
    <style:style style:name="Table3.C" style:family="table-column">
      <style:table-column-properties style:column-width="1.25in"/>
    </style:style>
    <style:style style:name="Table3.D" style:family="table-column">
      <style:table-column-properties style:column-width="1.4479in"/>
    </style:style>
    <style:style style:name="Table3.A1" style:family="table-cell">
      <style:table-cell-properties style:vertical-align="middle" fo:padding="0.0194in" fo:border="none"/>
    </style:style>
    <style:style style:name="Table4" style:family="table">
      <style:table-properties style:width="6.6931in" table:align="left"/>
    </style:style>
    <style:style style:name="Table4.A" style:family="table-column">
      <style:table-column-properties style:column-width="0.0799in"/>
    </style:style>
    <style:style style:name="Table4.B" style:family="table-column">
      <style:table-column-properties style:column-width="1.8306in"/>
    </style:style>
    <style:style style:name="Table4.C" style:family="table-column">
      <style:table-column-properties style:column-width="4.7826in"/>
    </style:style>
    <style:style style:name="Table4.A1" style:family="table-cell">
      <style:table-cell-properties style:vertical-align="middle" fo:background-color="#cccccc" fo:padding="0.0194in" fo:border="none">
        <style:background-image/>
      </style:table-cell-properties>
    </style:style>
    <style:style style:name="Table4.A2" style:family="table-cell">
      <style:table-cell-properties style:vertical-align="middle" fo:padding="0.0194in" fo:border="none"/>
    </style:style>
    <style:style style:name="Table4.C2" style:family="table-cell">
      <style:table-cell-properties style:vertical-align="middle" fo:padding="0.0194in" fo:border="none"/>
    </style:style>
    <style:style style:name="Table4.A3" style:family="table-cell">
      <style:table-cell-properties style:vertical-align="middle" fo:padding="0.0194in" fo:border="none"/>
    </style:style>
    <style:style style:name="Table4.C3" style:family="table-cell">
      <style:table-cell-properties style:vertical-align="middle" fo:padding="0.0194in" fo:border="none"/>
    </style:style>
    <style:style style:name="Table4.A4" style:family="table-cell">
      <style:table-cell-properties style:vertical-align="middle" fo:padding="0.0194in" fo:border="none"/>
    </style:style>
    <style:style style:name="Table4.B4" style:family="table-cell">
      <style:table-cell-properties style:vertical-align="middle" fo:padding="0.0194in" fo:border="none"/>
    </style:style>
    <style:style style:name="Table4.C4" style:family="table-cell">
      <style:table-cell-properties style:vertical-align="middle" fo:padding="0.0194in" fo:border="none"/>
    </style:style>
    <style:style style:name="Table4.A5" style:family="table-cell">
      <style:table-cell-properties style:vertical-align="middle" fo:padding="0.0194in" fo:border="none"/>
    </style:style>
    <style:style style:name="Table4.B5" style:family="table-cell">
      <style:table-cell-properties style:vertical-align="middle" fo:padding="0.0194in" fo:border="none"/>
    </style:style>
    <style:style style:name="Table4.C5" style:family="table-cell">
      <style:table-cell-properties style:vertical-align="middle" fo:padding="0.0194in" fo:border="none"/>
    </style:style>
    <style:style style:name="Table4.A6" style:family="table-cell">
      <style:table-cell-properties style:vertical-align="middle" fo:padding="0.0194in" fo:border="none"/>
    </style:style>
    <style:style style:name="Table4.B6" style:family="table-cell">
      <style:table-cell-properties style:vertical-align="middle" fo:padding="0.0194in" fo:border="none"/>
    </style:style>
    <style:style style:name="Table4.C6" style:family="table-cell">
      <style:table-cell-properties style:vertical-align="middle" fo:padding="0.0194in" fo:border="none"/>
    </style:style>
    <style:style style:name="Table4.A7" style:family="table-cell">
      <style:table-cell-properties style:vertical-align="middle" fo:padding="0.0194in" fo:border="none"/>
    </style:style>
    <style:style style:name="Table4.C7" style:family="table-cell">
      <style:table-cell-properties style:vertical-align="middle" fo:padding="0.0194in" fo:border="none"/>
    </style:style>
    <style:style style:name="Table4.A8" style:family="table-cell">
      <style:table-cell-properties style:vertical-align="middle" fo:padding="0.0194in" fo:border="none"/>
    </style:style>
    <style:style style:name="Table4.B8" style:family="table-cell">
      <style:table-cell-properties style:vertical-align="middle" fo:padding="0.0194in" fo:border="none"/>
    </style:style>
    <style:style style:name="Table4.C8" style:family="table-cell">
      <style:table-cell-properties style:vertical-align="middle" fo:padding="0.0194in" fo:border="none"/>
    </style:style>
    <style:style style:name="Table4.A9" style:family="table-cell">
      <style:table-cell-properties style:vertical-align="middle" fo:padding="0.0194in" fo:border="none"/>
    </style:style>
    <style:style style:name="Table4.B9" style:family="table-cell">
      <style:table-cell-properties style:vertical-align="middle" fo:padding="0.0194in" fo:border="none"/>
    </style:style>
    <style:style style:name="Table4.C9" style:family="table-cell">
      <style:table-cell-properties style:vertical-align="middle" fo:padding="0.0194in" fo:border="none"/>
    </style:style>
    <style:style style:name="Table4.A10" style:family="table-cell">
      <style:table-cell-properties style:vertical-align="middle" fo:padding="0.0194in" fo:border="none"/>
    </style:style>
    <style:style style:name="Table4.B10" style:family="table-cell">
      <style:table-cell-properties style:vertical-align="middle" fo:padding="0.0194in" fo:border="none"/>
    </style:style>
    <style:style style:name="Table4.C10" style:family="table-cell">
      <style:table-cell-properties style:vertical-align="middle" fo:padding="0.0194in" fo:border="none"/>
    </style:style>
    <style:style style:name="Table4.A11" style:family="table-cell">
      <style:table-cell-properties style:vertical-align="middle" fo:padding="0.0194in" fo:border="none"/>
    </style:style>
    <style:style style:name="Table4.B11" style:family="table-cell">
      <style:table-cell-properties style:vertical-align="middle" fo:padding="0.0194in" fo:border="none"/>
    </style:style>
    <style:style style:name="Table4.C11" style:family="table-cell">
      <style:table-cell-properties style:vertical-align="middle" fo:padding="0.0194in" fo:border="none"/>
    </style:style>
    <style:style style:name="Table4.A12" style:family="table-cell">
      <style:table-cell-properties style:vertical-align="middle" fo:padding="0.0194in" fo:border="none"/>
    </style:style>
    <style:style style:name="Table4.C12" style:family="table-cell">
      <style:table-cell-properties style:vertical-align="middle" fo:padding="0.0194in" fo:border="none"/>
    </style:style>
    <style:style style:name="Table4.A13" style:family="table-cell">
      <style:table-cell-properties style:vertical-align="middle" fo:padding="0.0194in" fo:border="none"/>
    </style:style>
    <style:style style:name="Table4.C13" style:family="table-cell">
      <style:table-cell-properties style:vertical-align="middle" fo:padding="0.0194in" fo:border="none"/>
    </style:style>
    <style:style style:name="Table4.A14" style:family="table-cell">
      <style:table-cell-properties style:vertical-align="middle" fo:padding="0.0194in" fo:border="none"/>
    </style:style>
    <style:style style:name="Table4.C14" style:family="table-cell">
      <style:table-cell-properties style:vertical-align="middle" fo:padding="0.0194in" fo:border="none"/>
    </style:style>
    <style:style style:name="Table4.A15" style:family="table-cell">
      <style:table-cell-properties style:vertical-align="middle" fo:padding="0.0194in" fo:border="none"/>
    </style:style>
    <style:style style:name="Table4.C15" style:family="table-cell">
      <style:table-cell-properties style:vertical-align="middle" fo:padding="0.0194in" fo:border="none"/>
    </style:style>
    <style:style style:name="Table4.A16" style:family="table-cell">
      <style:table-cell-properties style:vertical-align="middle" fo:padding="0.0194in" fo:border="none"/>
    </style:style>
    <style:style style:name="Table4.C16" style:family="table-cell">
      <style:table-cell-properties style:vertical-align="middle" fo:padding="0.0194in" fo:border="none"/>
    </style:style>
    <style:style style:name="Table4.A17" style:family="table-cell">
      <style:table-cell-properties style:vertical-align="middle" fo:padding="0.0194in" fo:border="none"/>
    </style:style>
    <style:style style:name="Table4.C17" style:family="table-cell">
      <style:table-cell-properties style:vertical-align="middle" fo:padding="0.0194in" fo:border="none"/>
    </style:style>
    <style:style style:name="Table4.A18" style:family="table-cell">
      <style:table-cell-properties style:vertical-align="middle" fo:padding="0.0194in" fo:border="none"/>
    </style:style>
    <style:style style:name="Table4.C18" style:family="table-cell">
      <style:table-cell-properties style:vertical-align="middle" fo:padding="0.0194in" fo:border="none"/>
    </style:style>
    <style:style style:name="Table5" style:family="table">
      <style:table-properties style:width="6.6931in" style:rel-width="100%" table:align="left"/>
    </style:style>
    <style:style style:name="Table5.A" style:family="table-column">
      <style:table-column-properties style:column-width="0.3708in" style:rel-column-width="3628*"/>
    </style:style>
    <style:style style:name="Table5.B" style:family="table-column">
      <style:table-column-properties style:column-width="4.4903in" style:rel-column-width="43966*"/>
    </style:style>
    <style:style style:name="Table5.C" style:family="table-column">
      <style:table-column-properties style:column-width="0.825in" style:rel-column-width="8077*"/>
    </style:style>
    <style:style style:name="Table5.D" style:family="table-column">
      <style:table-column-properties style:column-width="1.0069in" style:rel-column-width="9862*"/>
    </style:style>
    <style:style style:name="Table5.A1" style:family="table-cell">
      <style:table-cell-properties style:vertical-align="middle" fo:padding="0.0194in" fo:border="none"/>
    </style:style>
    <style:style style:name="Table6" style:family="table">
      <style:table-properties style:width="6.6931in" table:align="left"/>
    </style:style>
    <style:style style:name="Table6.A" style:family="table-column">
      <style:table-column-properties style:column-width="0.9306in"/>
    </style:style>
    <style:style style:name="Table6.B" style:family="table-column">
      <style:table-column-properties style:column-width="5.7625in"/>
    </style:style>
    <style:style style:name="Table6.A1" style:family="table-cell">
      <style:table-cell-properties style:vertical-align="middle" fo:padding="0.0194in" fo:border="none"/>
    </style:style>
    <style:style style:name="Table7" style:family="table">
      <style:table-properties style:width="6.6931in" style:rel-width="100%" table:align="left"/>
    </style:style>
    <style:style style:name="Table7.A" style:family="table-column">
      <style:table-column-properties style:column-width="3.1854in" style:rel-column-width="31189*"/>
    </style:style>
    <style:style style:name="Table7.B" style:family="table-column">
      <style:table-column-properties style:column-width="3.5076in" style:rel-column-width="34346*"/>
    </style:style>
    <style:style style:name="Table7.A1" style:family="table-cell">
      <style:table-cell-properties style:vertical-align="middle" fo:padding="0.0194in" fo:border="none"/>
    </style:style>
    <style:style style:name="Table8" style:family="table">
      <style:table-properties style:width="6.6931in" table:align="left"/>
    </style:style>
    <style:style style:name="Table8.A" style:family="table-column">
      <style:table-column-properties style:column-width="0.8076in"/>
    </style:style>
    <style:style style:name="Table8.B" style:family="table-column">
      <style:table-column-properties style:column-width="4.0458in"/>
    </style:style>
    <style:style style:name="Table8.C" style:family="table-column">
      <style:table-column-properties style:column-width="1.8396in"/>
    </style:style>
    <style:style style:name="Table8.A1" style:family="table-cell">
      <style:table-cell-properties style:vertical-align="middle" fo:background-color="#cccccc" fo:padding="0.0194in" fo:border="none">
        <style:background-image/>
      </style:table-cell-properties>
    </style:style>
    <style:style style:name="Table8.A2" style:family="table-cell">
      <style:table-cell-properties style:vertical-align="middle" fo:padding="0.0194in" fo:border="none"/>
    </style:style>
    <style:style style:name="Table8.B2" style:family="table-cell">
      <style:table-cell-properties style:vertical-align="middle" fo:padding="0.0194in" fo:border="none"/>
    </style:style>
    <style:style style:name="Table8.C2" style:family="table-cell">
      <style:table-cell-properties style:vertical-align="middle" fo:padding="0.0194in" fo:border="none"/>
    </style:style>
    <style:style style:name="Table8.A3" style:family="table-cell">
      <style:table-cell-properties style:vertical-align="middle" fo:padding="0.0194in" fo:border="none"/>
    </style:style>
    <style:style style:name="Table8.B3" style:family="table-cell">
      <style:table-cell-properties style:vertical-align="middle" fo:padding="0.0194in" fo:border="none"/>
    </style:style>
    <style:style style:name="Table8.C3" style:family="table-cell">
      <style:table-cell-properties style:vertical-align="middle" fo:padding="0.0194in" fo:border="none"/>
    </style:style>
    <style:style style:name="Table8.A4" style:family="table-cell">
      <style:table-cell-properties style:vertical-align="middle" fo:padding="0.0194in" fo:border="none"/>
    </style:style>
    <style:style style:name="Table8.B4" style:family="table-cell">
      <style:table-cell-properties style:vertical-align="middle" fo:padding="0.0194in" fo:border="none"/>
    </style:style>
    <style:style style:name="Table8.C4" style:family="table-cell">
      <style:table-cell-properties style:vertical-align="middle" fo:padding="0.0194in" fo:border="none"/>
    </style:style>
    <style:style style:name="Table8.A5" style:family="table-cell">
      <style:table-cell-properties style:vertical-align="middle" fo:padding="0.0194in" fo:border="none"/>
    </style:style>
    <style:style style:name="Table8.B5" style:family="table-cell">
      <style:table-cell-properties style:vertical-align="middle" fo:padding="0.0194in" fo:border="none"/>
    </style:style>
    <style:style style:name="Table8.C5" style:family="table-cell">
      <style:table-cell-properties style:vertical-align="middle" fo:padding="0.0194in" fo:border="none"/>
    </style:style>
    <style:style style:name="Table8.A6" style:family="table-cell">
      <style:table-cell-properties style:vertical-align="middle" fo:padding="0.0194in" fo:border="none"/>
    </style:style>
    <style:style style:name="Table8.B6" style:family="table-cell">
      <style:table-cell-properties style:vertical-align="middle" fo:padding="0.0194in" fo:border="none"/>
    </style:style>
    <style:style style:name="Table8.C6" style:family="table-cell">
      <style:table-cell-properties style:vertical-align="middle" fo:padding="0.0194in" fo:border="none"/>
    </style:style>
    <style:style style:name="Table8.A7" style:family="table-cell">
      <style:table-cell-properties style:vertical-align="middle" fo:padding="0.0194in" fo:border="none"/>
    </style:style>
    <style:style style:name="Table8.B7" style:family="table-cell">
      <style:table-cell-properties style:vertical-align="middle" fo:padding="0.0194in" fo:border="none"/>
    </style:style>
    <style:style style:name="Table8.C7" style:family="table-cell">
      <style:table-cell-properties style:vertical-align="middle" fo:padding="0.0194in" fo:border="none"/>
    </style:style>
    <style:style style:name="Table9" style:family="table">
      <style:table-properties style:width="6.6931in" table:align="left"/>
    </style:style>
    <style:style style:name="Table9.A" style:family="table-column">
      <style:table-column-properties style:column-width="0.934in"/>
    </style:style>
    <style:style style:name="Table9.B" style:family="table-column">
      <style:table-column-properties style:column-width="5.759in"/>
    </style:style>
    <style:style style:name="Table9.A1" style:family="table-cell">
      <style:table-cell-properties style:vertical-align="middle" fo:background-color="#000000" fo:padding="0.0194in" fo:border="none">
        <style:background-image/>
      </style:table-cell-properties>
    </style:style>
    <style:style style:name="Table9.B1" style:family="table-cell">
      <style:table-cell-properties style:vertical-align="middle" fo:padding="0.0194in" fo:border="none"/>
    </style:style>
    <style:style style:name="Table9.A2" style:family="table-cell">
      <style:table-cell-properties style:vertical-align="middle" fo:padding="0.0194in" fo:border="none"/>
    </style:style>
    <style:style style:name="Table9.B2" style:family="table-cell">
      <style:table-cell-properties style:vertical-align="middle" fo:padding="0.0194in" fo:border="none"/>
    </style:style>
    <style:style style:name="Table9.A3" style:family="table-cell">
      <style:table-cell-properties style:vertical-align="middle" fo:padding="0.0194in" fo:border="none"/>
    </style:style>
    <style:style style:name="Table9.B3" style:family="table-cell">
      <style:table-cell-properties style:vertical-align="middle" fo:padding="0.0194in" fo:border="none"/>
    </style:style>
    <style:style style:name="P1" style:family="paragraph" style:parent-style-name="Standard">
      <style:paragraph-properties fo:line-height="115%" fo:text-align="start" style:justify-single-word="false"/>
    </style:style>
    <style:style style:name="P2" style:family="paragraph" style:parent-style-name="Text_20_body">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officeooo:paragraph-rsid="00131f87"/>
    </style:style>
    <style:style style:name="P3"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writing-mode="lr-tb">
        <style:tab-stops>
          <style:tab-stop style:position="0.0437in"/>
        </style:tab-stops>
      </style:paragraph-properties>
      <style:text-properties officeooo:paragraph-rsid="0027efae"/>
    </style:style>
    <style:style style:name="P4" style:family="paragraph" style:parent-style-name="Table_20_Contents">
      <style:paragraph-properties fo:margin-top="0in" fo:margin-bottom="0.1965in" style:contextual-spacing="false"/>
    </style:style>
    <style:style style:name="P5" style:family="paragraph" style:parent-style-name="Table_20_Contents">
      <style:paragraph-properties fo:margin-top="0in" fo:margin-bottom="0.1965in" style:contextual-spacing="false" style:writing-mode="lr-tb"/>
    </style:style>
    <style:style style:name="P6" style:family="paragraph" style:parent-style-name="Table_20_Heading">
      <style:paragraph-properties fo:margin-top="0in" fo:margin-bottom="0.1965in" style:contextual-spacing="false"/>
    </style:style>
    <style:style style:name="P7" style:family="paragraph" style:parent-style-name="Table_20_Contents">
      <style:text-properties fo:font-size="2pt" style:font-size-asian="2pt" style:font-size-complex="2pt"/>
    </style:style>
    <style:style style:name="P8" style:family="paragraph" style:parent-style-name="Table_20_Heading">
      <style:paragraph-properties fo:margin-top="0in" fo:margin-bottom="0.1965in" style:contextual-spacing="false" fo:text-align="center" style:justify-single-word="false"/>
    </style:style>
    <style:style style:name="P9" style:family="paragraph" style:parent-style-name="Table_20_Contents">
      <style:paragraph-properties fo:margin-top="0in" fo:margin-bottom="0.1965in" style:contextual-spacing="false" fo:text-align="center" style:justify-single-word="false" style:writing-mode="lr-tb"/>
    </style:style>
    <style:style style:name="P10" style:family="paragraph" style:parent-style-name="Table_20_Contents">
      <style:paragraph-properties fo:margin-top="0in" fo:margin-bottom="0.1965in" style:contextual-spacing="false"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Heading">
      <style:paragraph-properties fo:text-align="center" style:justify-single-word="false"/>
    </style:style>
    <style:style style:name="P13" style:family="paragraph" style:parent-style-name="Text_20_body">
      <style:paragraph-properties fo:margin-left="0in" fo:margin-right="0in" fo:line-height="115%" fo:text-align="start" style:justify-single-word="false" fo:text-indent="0in" style:auto-text-indent="false" style:writing-mode="lr-tb"/>
      <style:text-properties fo:font-variant="normal" fo:text-transform="none" fo:color="#000000" loext:opacity="100%" fo:font-size="18pt" fo:letter-spacing="normal" fo:font-style="normal" fo:font-weight="bold" style:font-size-asian="18pt" style:font-weight-asian="bold" style:font-size-complex="18pt" style:font-weight-complex="bold"/>
    </style:style>
    <style:style style:name="P14"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writing-mode="lr-tb"/>
      <style:text-properties fo:font-variant="normal" fo:text-transform="none" fo:color="#000000" loext:opacity="100%" fo:letter-spacing="normal" fo:font-style="normal" fo:font-weight="normal" officeooo:rsid="0013f6cb" officeooo:paragraph-rsid="001bd981"/>
    </style:style>
    <style:style style:name="P15" style:family="paragraph" style:parent-style-name="Text_20_body">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e434" officeooo:paragraph-rsid="002fe434"/>
    </style:style>
    <style:style style:name="P16" style:family="paragraph" style:parent-style-name="Text_20_body">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ae9e" officeooo:paragraph-rsid="003aae9e" style:font-weight-asian="normal" style:font-weight-complex="normal"/>
    </style:style>
    <style:style style:name="P17" style:family="paragraph" style:parent-style-name="Text_20_body">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weight="normal" officeooo:rsid="00131f87" officeooo:paragraph-rsid="00131f87" style:font-weight-asian="normal" style:font-weight-complex="normal"/>
    </style:style>
    <style:style style:name="P18" style:family="paragraph" style:parent-style-name="Heading_20_3" style:list-style-name="L22">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font-size="12pt" fo:letter-spacing="normal" fo:font-style="normal" fo:font-weight="normal" officeooo:rsid="0026912b" officeooo:paragraph-rsid="0026912b" style:font-size-asian="12pt" style:font-size-complex="12pt"/>
    </style:style>
    <style:style style:name="P19" style:family="paragraph" style:parent-style-name="Heading_20_3" style:list-style-name="L26"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officeooo:paragraph-rsid="002b9e9a"/>
    </style:style>
    <style:style style:name="P20" style:family="paragraph" style:parent-style-name="Heading_20_4"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9eb3d"/>
    </style:style>
    <style:style style:name="P21" style:family="paragraph" style:parent-style-name="Preformatted_20_Text"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1bd981" officeooo:paragraph-rsid="001bd981"/>
    </style:style>
    <style:style style:name="P22" style:family="paragraph" style:parent-style-name="Preformatted_20_Text"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2c12c" officeooo:paragraph-rsid="0042c12c"/>
    </style:style>
    <style:style style:name="P23" style:family="paragraph" style:parent-style-name="Preformatted_20_Text" style:list-style-name="List_20_1">
      <loext:graphic-properties draw:fill="none"/>
      <style:paragraph-properties fo:margin-left="1.75in" fo:margin-right="0in" fo:margin-top="0in" fo:margin-bottom="0.0972in" style:contextual-spacing="false" fo:line-height="115%" fo:text-align="start" style:justify-single-word="false" fo:text-indent="-0.1866in" style:auto-text-indent="false" fo:background-color="transparent" style:writing-mode="lr-tb">
        <style:tab-stops>
          <style:tab-stop style:position="0.1252in"/>
          <style:tab-stop style:position="0.3126in"/>
        </style:tab-stops>
      </style:paragraph-properties>
      <style:text-properties officeooo:paragraph-rsid="0037ff6c"/>
    </style:style>
    <style:style style:name="P24" style:family="paragraph" style:parent-style-name="Preformatted_20_Text" style:list-style-name="L31"/>
    <style:style style:name="P25" style:family="paragraph" style:parent-style-name="Table_20_Contents" style:list-style-name="L1"/>
    <style:style style:name="P26" style:family="paragraph" style:parent-style-name="Table_20_Contents" style:list-style-name="L1">
      <style:paragraph-properties fo:margin-top="0in" fo:margin-bottom="0.1965in" style:contextual-spacing="false"/>
    </style:style>
    <style:style style:name="P27" style:family="paragraph" style:parent-style-name="Table_20_Contents" style:list-style-name="L2"/>
    <style:style style:name="P28" style:family="paragraph" style:parent-style-name="Table_20_Contents" style:list-style-name="L2">
      <style:paragraph-properties fo:margin-top="0in" fo:margin-bottom="0.1965in" style:contextual-spacing="false"/>
    </style:style>
    <style:style style:name="P29" style:family="paragraph" style:parent-style-name="Text_20_body" style:list-style-name="L3">
      <style:paragraph-properties fo:line-height="115%" fo:text-align="start" style:justify-single-word="false" style:writing-mode="lr-tb"/>
      <style:text-properties fo:font-variant="normal" fo:text-transform="none" fo:color="#000000" loext:opacity="100%" fo:letter-spacing="normal" fo:font-style="normal" fo:font-weight="normal"/>
    </style:style>
    <style:style style:name="P30" style:family="paragraph" style:parent-style-name="Text_20_body" style:list-style-name="L3">
      <style:paragraph-properties fo:line-height="115%" fo:text-align="start" style:justify-single-word="false" style:writing-mode="lr-tb"/>
      <style:text-properties fo:font-variant="normal" fo:text-transform="none" fo:color="#000000" loext:opacity="100%" fo:letter-spacing="normal" fo:font-style="normal" fo:font-weight="normal" officeooo:paragraph-rsid="001bd981"/>
    </style:style>
    <style:style style:name="P31" style:family="paragraph" style:parent-style-name="Text_20_body" style:list-style-name="L4">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0d5253" officeooo:paragraph-rsid="000d5253"/>
    </style:style>
    <style:style style:name="P32" style:family="paragraph" style:parent-style-name="Text_20_body" style:list-style-name="L5"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normal" officeooo:rsid="000d5253" officeooo:paragraph-rsid="000d5253"/>
    </style:style>
    <style:style style:name="P33" style:family="paragraph" style:parent-style-name="Text_20_body" style:list-style-name="L6">
      <loext:graphic-properties draw:fill="none"/>
      <style:paragraph-properties fo:margin-top="0in" fo:margin-bottom="0.0972in" style:contextual-spacing="false" fo:line-height="115%" fo:text-align="start" style:justify-single-word="false" fo:background-color="transparent" style:writing-mode="lr-tb"/>
      <style:text-properties fo:font-variant="normal" fo:text-transform="none" fo:color="#000000" loext:opacity="100%" fo:letter-spacing="normal" fo:font-style="normal" fo:font-weight="normal" officeooo:rsid="000d5253" officeooo:paragraph-rsid="000d5253"/>
    </style:style>
    <style:style style:name="P34" style:family="paragraph" style:parent-style-name="Text_20_body" style:list-style-name="L5"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0d5253" officeooo:paragraph-rsid="000d5253"/>
    </style:style>
    <style:style style:name="P35" style:family="paragraph" style:parent-style-name="Text_20_body" style:list-style-name="L6">
      <loext:graphic-properties draw:fill="none"/>
      <style:paragraph-properties fo:margin-top="0in" fo:margin-bottom="0.0972in" style:contextual-spacing="false" fo:line-height="115%" fo:text-align="start" style:justify-single-word="false" fo:background-color="transparent" style:writing-mode="lr-tb"/>
      <style:text-properties fo:font-variant="normal" fo:text-transform="none" fo:color="#000000" loext:opacity="100%" fo:letter-spacing="normal" fo:font-style="normal" fo:font-weight="normal" officeooo:rsid="000e82ef" officeooo:paragraph-rsid="000e82ef"/>
    </style:style>
    <style:style style:name="P36" style:family="paragraph" style:parent-style-name="Text_20_body" style:list-style-name="L7">
      <loext:graphic-properties draw:fill="none"/>
      <style:paragraph-properties fo:margin-left="1.5618in" fo:margin-right="0in" fo:margin-top="0in" fo:margin-bottom="0.0575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0e82ef" officeooo:paragraph-rsid="000e82ef"/>
    </style:style>
    <style:style style:name="P37" style:family="paragraph" style:parent-style-name="Text_20_body" style:list-style-name="L8">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0e82ef" officeooo:paragraph-rsid="00110329"/>
    </style:style>
    <style:style style:name="P38" style:family="paragraph" style:parent-style-name="Text_20_body" style:list-style-name="L8" style:master-page-name="">
      <loext:graphic-properties draw:fill="none"/>
      <style:paragraph-properties fo:margin-left="1.5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0e82ef" officeooo:paragraph-rsid="00110329"/>
    </style:style>
    <style:style style:name="P39" style:family="paragraph" style:parent-style-name="Text_20_body" style:list-style-name="L5">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13be9" officeooo:paragraph-rsid="00113be9"/>
    </style:style>
    <style:style style:name="P40" style:family="paragraph" style:parent-style-name="Text_20_body" style:list-style-name="L9">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13be9" officeooo:paragraph-rsid="00113be9"/>
    </style:style>
    <style:style style:name="P41" style:family="paragraph" style:parent-style-name="Text_20_body" style:list-style-name="L5">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1678e" officeooo:paragraph-rsid="0011678e"/>
    </style:style>
    <style:style style:name="P42" style:family="paragraph" style:parent-style-name="Text_20_body" style:list-style-name="L5">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2b93e" officeooo:paragraph-rsid="0012b93e"/>
    </style:style>
    <style:style style:name="P43" style:family="paragraph" style:parent-style-name="Text_20_body" style:list-style-name="L5">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31f87" officeooo:paragraph-rsid="00131f87"/>
    </style:style>
    <style:style style:name="P44" style:family="paragraph" style:parent-style-name="Text_20_body" style:list-style-name="L13"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31f87" officeooo:paragraph-rsid="00131f87"/>
    </style:style>
    <style:style style:name="P45" style:family="paragraph" style:parent-style-name="Text_20_body" style:list-style-name="L1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31f87" officeooo:paragraph-rsid="00131f87"/>
    </style:style>
    <style:style style:name="P46" style:family="paragraph" style:parent-style-name="Text_20_body" style:list-style-name="L4">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47" style:family="paragraph" style:parent-style-name="Text_20_body" style:list-style-name="L14" style:master-page-name="">
      <loext:graphic-properties draw:fill="none"/>
      <style:paragraph-properties fo:margin-left="1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48"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49"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50"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68255" officeooo:paragraph-rsid="00168255"/>
    </style:style>
    <style:style style:name="P51" style:family="paragraph" style:parent-style-name="Text_20_body" style:list-style-name="L1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68255" officeooo:paragraph-rsid="0016dffe"/>
    </style:style>
    <style:style style:name="P52"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6dffe" officeooo:paragraph-rsid="0016dffe"/>
    </style:style>
    <style:style style:name="P53" style:family="paragraph" style:parent-style-name="Text_20_body" style:list-style-name="L1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normal" officeooo:rsid="0016dffe" officeooo:paragraph-rsid="0016dffe"/>
    </style:style>
    <style:style style:name="P54" style:family="paragraph" style:parent-style-name="Text_20_body" style:list-style-name="L20">
      <style:paragraph-properties fo:line-height="115%" fo:text-align="start" style:justify-single-word="false" style:writing-mode="lr-tb"/>
      <style:text-properties fo:font-variant="normal" fo:text-transform="none" fo:color="#000000" loext:opacity="100%" fo:letter-spacing="normal" fo:font-style="normal" fo:font-weight="normal" officeooo:rsid="001bd981" officeooo:paragraph-rsid="001bd981"/>
    </style:style>
    <style:style style:name="P55"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1bd981" officeooo:paragraph-rsid="001bd981"/>
    </style:style>
    <style:style style:name="P56" style:family="paragraph" style:parent-style-name="Text_20_body" style:list-style-name="L21">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bd981" officeooo:paragraph-rsid="001bd981"/>
    </style:style>
    <style:style style:name="P57"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1c5e20" officeooo:paragraph-rsid="001c5e20"/>
    </style:style>
    <style:style style:name="P58"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1d7f77" officeooo:paragraph-rsid="001d7f77"/>
    </style:style>
    <style:style style:name="P59"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1eab8f" officeooo:paragraph-rsid="001eab8f"/>
    </style:style>
    <style:style style:name="P60"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209771" officeooo:paragraph-rsid="00209771"/>
    </style:style>
    <style:style style:name="P61"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22be11" officeooo:paragraph-rsid="0022be11"/>
    </style:style>
    <style:style style:name="P62"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24003a" officeooo:paragraph-rsid="0024003a"/>
    </style:style>
    <style:style style:name="P63" style:family="paragraph" style:parent-style-name="Text_20_body" style:list-style-name="L3">
      <style:paragraph-properties fo:line-height="115%" fo:text-align="start" style:justify-single-word="false" style:writing-mode="lr-tb"/>
      <style:text-properties fo:font-variant="normal" fo:text-transform="none" fo:color="#000000" loext:opacity="100%" fo:letter-spacing="normal" fo:font-style="normal" fo:font-weight="normal" officeooo:rsid="0026912b" officeooo:paragraph-rsid="0026912b"/>
    </style:style>
    <style:style style:name="P64" style:family="paragraph" style:parent-style-name="Text_20_body" style:list-style-name="List_20_1" style:master-page-name="">
      <loext:graphic-properties draw:fill="none"/>
      <style:paragraph-properties fo:margin-left="0.6252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65" style:family="paragraph" style:parent-style-name="Text_20_body" style:list-style-name="Numbering_20_123"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66"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67" style:family="paragraph" style:parent-style-name="Text_20_body" style:list-style-name="L22">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68" style:family="paragraph" style:parent-style-name="Text_20_body" style:list-style-name="Numbering_20_123" style:master-page-name="">
      <loext:graphic-properties draw:fill="none"/>
      <style:paragraph-properties fo:margin-left="1.2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7efae" officeooo:paragraph-rsid="0027efae"/>
    </style:style>
    <style:style style:name="P69"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7efae" officeooo:paragraph-rsid="0027efae"/>
    </style:style>
    <style:style style:name="P70"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7efae" officeooo:paragraph-rsid="0027efae"/>
    </style:style>
    <style:style style:name="P71"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 style:position="0.1909in"/>
        </style:tab-stops>
      </style:paragraph-properties>
      <style:text-properties fo:font-variant="normal" fo:text-transform="none" fo:color="#000000" loext:opacity="100%" fo:letter-spacing="normal" fo:font-style="normal" fo:font-weight="normal" officeooo:rsid="0027efae" officeooo:paragraph-rsid="0027efae"/>
    </style:style>
    <style:style style:name="P72"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9eb3d" officeooo:paragraph-rsid="0029eb3d"/>
    </style:style>
    <style:style style:name="P73" style:family="paragraph" style:parent-style-name="Text_20_body" style:list-style-name="Numbering_20_123"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9eb3d" officeooo:paragraph-rsid="0029eb3d"/>
    </style:style>
    <style:style style:name="P74" style:family="paragraph" style:parent-style-name="Text_20_body"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9eb3d" officeooo:paragraph-rsid="0029eb3d"/>
    </style:style>
    <style:style style:name="P75"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76" style:family="paragraph" style:parent-style-name="Text_20_body" style:list-style-name="L23" style:master-page-name="">
      <loext:graphic-properties draw:fill="none"/>
      <style:paragraph-properties fo:margin-left="0.7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77" style:family="paragraph" style:parent-style-name="Text_20_body" style:list-style-name="L24"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78"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79" style:family="paragraph" style:parent-style-name="Text_20_body" style:list-style-name="L25">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80"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cb12d" officeooo:paragraph-rsid="002cb12d"/>
    </style:style>
    <style:style style:name="P81" style:family="paragraph" style:parent-style-name="Text_20_body" style:list-style-name="L26">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cb12d" officeooo:paragraph-rsid="002cb12d"/>
    </style:style>
    <style:style style:name="P82"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d3f6b" officeooo:paragraph-rsid="002d3f6b"/>
    </style:style>
    <style:style style:name="P83"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1fc1" officeooo:paragraph-rsid="002f1fc1"/>
    </style:style>
    <style:style style:name="P84" style:family="paragraph" style:parent-style-name="Text_20_body" style:list-style-name="L2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1fc1" officeooo:paragraph-rsid="002f1fc1"/>
    </style:style>
    <style:style style:name="P85"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e434" officeooo:paragraph-rsid="002fe434"/>
    </style:style>
    <style:style style:name="P86" style:family="paragraph" style:parent-style-name="Text_20_body" style:list-style-name="Numbering_20_123" style:master-page-name="">
      <loext:graphic-properties draw:fill="none"/>
      <style:paragraph-properties fo:margin-left="0.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87" style:family="paragraph" style:parent-style-name="Text_20_body" style:list-style-name="L27" style:master-page-name="">
      <loext:graphic-properties draw:fill="none"/>
      <style:paragraph-properties fo:margin-left="0.7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88" style:family="paragraph" style:parent-style-name="Text_20_body" style:list-style-name="L27">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89" style:family="paragraph" style:parent-style-name="Text_20_body" style:list-style-name="L27"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90" style:family="paragraph" style:parent-style-name="Text_20_body" style:list-style-name="L27"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91" style:family="paragraph" style:parent-style-name="Text_20_body" style:list-style-name="L27">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7774" officeooo:paragraph-rsid="00317774"/>
    </style:style>
    <style:style style:name="P92" style:family="paragraph" style:parent-style-name="Text_20_body" style:list-style-name="L27"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7774" officeooo:paragraph-rsid="00317774"/>
    </style:style>
    <style:style style:name="P93" style:family="paragraph" style:parent-style-name="Text_20_body" style:list-style-name="L27">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239b" officeooo:paragraph-rsid="0033239b"/>
    </style:style>
    <style:style style:name="P94" style:family="paragraph" style:parent-style-name="Text_20_body" style:list-style-name="L27"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239b" officeooo:paragraph-rsid="0033239b"/>
    </style:style>
    <style:style style:name="P95"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239b" officeooo:paragraph-rsid="0033239b"/>
    </style:style>
    <style:style style:name="P96"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6dd6" officeooo:paragraph-rsid="00336dd6"/>
    </style:style>
    <style:style style:name="P97" style:family="paragraph" style:parent-style-name="Text_20_body" style:list-style-name="L27">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6dd6" officeooo:paragraph-rsid="00336dd6"/>
    </style:style>
    <style:style style:name="P98" style:family="paragraph" style:parent-style-name="Text_20_body" style:list-style-name="L27">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e7c1" officeooo:paragraph-rsid="0033e7c1"/>
    </style:style>
    <style:style style:name="P99" style:family="paragraph" style:parent-style-name="Text_20_body" style:list-style-name="Numbering_20_123">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0" style:family="paragraph" style:parent-style-name="Text_20_body" style:list-style-name="L28" style:master-page-name="">
      <loext:graphic-properties draw:fill="none"/>
      <style:paragraph-properties fo:margin-left="0.6866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1" style:family="paragraph" style:parent-style-name="Text_20_body" style:list-style-name="L28">
      <loext:graphic-properties draw:fill="none"/>
      <style:paragraph-properties fo:margin-left="0.6866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2" style:family="paragraph" style:parent-style-name="Text_20_body" style:list-style-name="L29"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3" style:family="paragraph" style:parent-style-name="Text_20_body" style:list-style-name="L29">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4" style:family="paragraph" style:parent-style-name="Text_20_body" style:list-style-name="L29">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5" style:family="paragraph" style:parent-style-name="Text_20_body" style:list-style-name="L29">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66f2b" officeooo:paragraph-rsid="00366f2b"/>
    </style:style>
    <style:style style:name="P106" style:family="paragraph" style:parent-style-name="Text_20_body" style:list-style-name="L29">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66f2b" officeooo:paragraph-rsid="00366f2b"/>
    </style:style>
    <style:style style:name="P107" style:family="paragraph" style:parent-style-name="Text_20_body" style:list-style-name="L29">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962b8" officeooo:paragraph-rsid="003962b8"/>
    </style:style>
    <style:style style:name="P108" style:family="paragraph" style:parent-style-name="Text_20_body" style:list-style-name="L29">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ae9e" officeooo:paragraph-rsid="003aae9e"/>
    </style:style>
    <style:style style:name="P109" style:family="paragraph" style:parent-style-name="Text_20_body" style:list-style-name="L29" style:master-page-name="">
      <loext:graphic-properties draw:fill="none"/>
      <style:paragraph-properties fo:margin-left="1.2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ae9e" officeooo:paragraph-rsid="003aae9e"/>
    </style:style>
    <style:style style:name="P110" style:family="paragraph" style:parent-style-name="Text_20_body" style:list-style-name="L29">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ae9e" officeooo:paragraph-rsid="003aae9e"/>
    </style:style>
    <style:style style:name="P111" style:family="paragraph" style:parent-style-name="Text_20_body" style:list-style-name="L29">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b102" officeooo:paragraph-rsid="003ab102"/>
    </style:style>
    <style:style style:name="P112" style:family="paragraph" style:parent-style-name="Text_20_body" style:list-style-name="Numbering_20_123"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b102" officeooo:paragraph-rsid="003ab102"/>
    </style:style>
    <style:style style:name="P113" style:family="paragraph" style:parent-style-name="Text_20_body"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b102" officeooo:paragraph-rsid="003ab102"/>
    </style:style>
    <style:style style:name="P114" style:family="paragraph" style:parent-style-name="Text_20_body"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d0f72" officeooo:paragraph-rsid="003d0f72"/>
    </style:style>
    <style:style style:name="P115" style:family="paragraph" style:parent-style-name="Text_20_body"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e41a5" officeooo:paragraph-rsid="003e41a5"/>
    </style:style>
    <style:style style:name="P116" style:family="paragraph" style:parent-style-name="Text_20_body" style:list-style-name="Numbering_20_123">
      <loext:graphic-properties draw:fill="none"/>
      <style:paragraph-properties fo:margin-left="1.5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fc687" officeooo:paragraph-rsid="003fc687"/>
    </style:style>
    <style:style style:name="P117" style:family="paragraph" style:parent-style-name="Text_20_body" style:list-style-name="Numbering_20_123">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12bd3" officeooo:paragraph-rsid="00412bd3"/>
    </style:style>
    <style:style style:name="P118"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12bd3" officeooo:paragraph-rsid="00412bd3"/>
    </style:style>
    <style:style style:name="P119"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1a54c" officeooo:paragraph-rsid="0041a54c"/>
    </style:style>
    <style:style style:name="P120"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1e6cb" officeooo:paragraph-rsid="0041e6cb"/>
    </style:style>
    <style:style style:name="P121"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2c12c" officeooo:paragraph-rsid="0042c12c"/>
    </style:style>
    <style:style style:name="P122"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48211" officeooo:paragraph-rsid="00448211"/>
    </style:style>
    <style:style style:name="P123" style:family="paragraph" style:parent-style-name="Text_20_body" style:list-style-name="Numbering_20_123" style:master-page-name="">
      <loext:graphic-properties draw:fill="none"/>
      <style:paragraph-properties fo:margin-left="0.7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6333a" officeooo:paragraph-rsid="0046333a"/>
    </style:style>
    <style:style style:name="P124" style:family="paragraph" style:parent-style-name="Text_20_body" style:list-style-name="Numbering_20_123">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6333a" officeooo:paragraph-rsid="0046333a"/>
    </style:style>
    <style:style style:name="P125" style:family="paragraph" style:parent-style-name="Text_20_body" style:list-style-name="Numbering_20_123">
      <loext:graphic-properties draw:fill="none"/>
      <style:paragraph-properties fo:margin-left="0.8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6333a" officeooo:paragraph-rsid="0046333a"/>
    </style:style>
    <style:style style:name="P126" style:family="paragraph" style:parent-style-name="Text_20_body" style:list-style-name="Numbering_20_123">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72978" officeooo:paragraph-rsid="00472978"/>
    </style:style>
    <style:style style:name="P127" style:family="paragraph" style:parent-style-name="Text_20_body" style:list-style-name="L15"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bold" officeooo:rsid="00168255" officeooo:paragraph-rsid="00168255" style:font-weight-asian="bold" style:font-weight-complex="bold"/>
    </style:style>
    <style:style style:name="P128" style:family="paragraph" style:parent-style-name="Text_20_body" style:list-style-name="L16">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bold" officeooo:rsid="00168255" officeooo:paragraph-rsid="00168255" style:font-weight-asian="bold" style:font-weight-complex="bold"/>
    </style:style>
    <style:style style:name="P129" style:family="paragraph" style:parent-style-name="Text_20_body" style:list-style-name="L17"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bold" officeooo:rsid="00168255" officeooo:paragraph-rsid="0016dffe" style:font-weight-asian="bold" style:font-weight-complex="bold"/>
    </style:style>
    <style:style style:name="P130"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bold" officeooo:rsid="00209771" officeooo:paragraph-rsid="00209771" style:font-weight-asian="bold" style:font-weight-complex="bold"/>
    </style:style>
    <style:style style:name="P131" style:family="paragraph" style:parent-style-name="Text_20_body" style:list-style-name="Numbering_20_123">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bold" officeooo:rsid="00472978" officeooo:paragraph-rsid="00472978" style:font-weight-asian="bold" style:font-weight-complex="bold"/>
    </style:style>
    <style:style style:name="P132" style:family="paragraph" style:parent-style-name="Text_20_body" style:list-style-name="Numbering_20_123">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bold" officeooo:rsid="00491d7a" officeooo:paragraph-rsid="00491d7a" style:font-weight-asian="bold" style:font-weight-complex="bold"/>
    </style:style>
    <style:style style:name="P133" style:family="paragraph" style:parent-style-name="Text_20_body" style:list-style-name="Numbering_20_123" style:master-page-name="">
      <loext:graphic-properties draw:fill="none"/>
      <style:paragraph-properties fo:margin-left="0.9366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bold" officeooo:rsid="00491d7a" officeooo:paragraph-rsid="00491d7a" style:font-weight-asian="bold" style:font-weight-complex="bold"/>
    </style:style>
    <style:style style:name="P134" style:family="paragraph" style:parent-style-name="Text_20_body" style:list-style-name="Numbering_20_123">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bold" officeooo:rsid="004b9e51" officeooo:paragraph-rsid="004b9e51" style:font-weight-asian="bold" style:font-weight-complex="bold"/>
    </style:style>
    <style:style style:name="P135" style:family="paragraph" style:parent-style-name="Text_20_body" style:list-style-name="L6">
      <loext:graphic-properties draw:fill="none"/>
      <style:paragraph-properties fo:margin-top="0in" fo:margin-bottom="0.0972in" style:contextual-spacing="false" fo:line-height="115%" fo:text-align="start" style:justify-single-word="false" fo:background-color="transparent" style:writing-mode="lr-tb"/>
      <style:text-properties officeooo:paragraph-rsid="000e82ef"/>
    </style:style>
    <style:style style:name="P136" style:family="paragraph" style:parent-style-name="Text_20_body" style:list-style-name="L8">
      <loext:graphic-properties draw:fill="none"/>
      <style:paragraph-properties fo:margin-left="1.5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officeooo:paragraph-rsid="00110329"/>
    </style:style>
    <style:style style:name="P137" style:family="paragraph" style:parent-style-name="Text_20_body" style:list-style-name="L8">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0329"/>
    </style:style>
    <style:style style:name="P138" style:family="paragraph" style:parent-style-name="Text_20_body" style:list-style-name="L9">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3be9"/>
    </style:style>
    <style:style style:name="P139" style:family="paragraph" style:parent-style-name="Text_20_body" style:list-style-name="L9">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678e"/>
    </style:style>
    <style:style style:name="P140" style:family="paragraph" style:parent-style-name="Text_20_body" style:list-style-name="L10">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678e"/>
    </style:style>
    <style:style style:name="P141" style:family="paragraph" style:parent-style-name="Text_20_body" style:list-style-name="L1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2b93e"/>
    </style:style>
    <style:style style:name="P142" style:family="paragraph" style:parent-style-name="Text_20_body" style:list-style-name="L1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31f87"/>
    </style:style>
    <style:style style:name="P143" style:family="paragraph" style:parent-style-name="Text_20_body" style:list-style-name="L12" style:master-page-name="">
      <loext:graphic-properties draw:fill="none"/>
      <style:paragraph-properties fo:margin-left="1.3752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officeooo:paragraph-rsid="00131f87"/>
    </style:style>
    <style:style style:name="P144" style:family="paragraph" style:parent-style-name="Text_20_body" style:list-style-name="L12">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officeooo:paragraph-rsid="00131f87"/>
    </style:style>
    <style:style style:name="P145" style:family="paragraph" style:parent-style-name="Text_20_body" style:list-style-name="L1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3f6cb"/>
    </style:style>
    <style:style style:name="P146" style:family="paragraph" style:parent-style-name="Text_20_body" style:list-style-name="L14">
      <loext:graphic-properties draw:fill="none"/>
      <style:paragraph-properties fo:margin-top="0in" fo:margin-bottom="0.0972in" style:contextual-spacing="false" fo:line-height="115%" fo:text-align="start" style:justify-single-word="false" fo:background-color="transparent" style:writing-mode="lr-tb"/>
      <style:text-properties officeooo:paragraph-rsid="0014bbda"/>
    </style:style>
    <style:style style:name="P147"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6dffe"/>
    </style:style>
    <style:style style:name="P148"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81078"/>
    </style:style>
    <style:style style:name="P149" style:family="paragraph" style:parent-style-name="Text_20_body" style:list-style-name="L1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81078"/>
    </style:style>
    <style:style style:name="P150" style:family="paragraph" style:parent-style-name="Text_20_body" style:list-style-name="L1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87d25"/>
    </style:style>
    <style:style style:name="P151"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87d25"/>
    </style:style>
    <style:style style:name="P152"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a4a5a"/>
    </style:style>
    <style:style style:name="P153" style:family="paragraph" style:parent-style-name="Text_20_body" style:list-style-name="L1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6dffe"/>
    </style:style>
    <style:style style:name="P154" style:family="paragraph" style:parent-style-name="Text_20_body" style:list-style-name="L21" style:master-page-name="">
      <loext:graphic-properties draw:fill="none"/>
      <style:paragraph-properties fo:margin-left="1.3752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bd981"/>
    </style:style>
    <style:style style:name="P155" style:family="paragraph" style:parent-style-name="Text_20_body" style:list-style-name="L21">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bd981"/>
    </style:style>
    <style:style style:name="P156" style:family="paragraph" style:parent-style-name="Text_20_body" style:list-style-name="L21">
      <style:paragraph-properties fo:line-height="115%" fo:text-align="start" style:justify-single-word="false" style:writing-mode="lr-tb"/>
      <style:text-properties officeooo:paragraph-rsid="001d7f77"/>
    </style:style>
    <style:style style:name="P157" style:family="paragraph" style:parent-style-name="Text_20_body" style:list-style-name="L20">
      <style:paragraph-properties fo:line-height="115%" fo:text-align="start" style:justify-single-word="false" style:writing-mode="lr-tb"/>
      <style:text-properties officeooo:paragraph-rsid="001c5e20"/>
    </style:style>
    <style:style style:name="P158"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6912b"/>
    </style:style>
    <style:style style:name="P159"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7efae"/>
    </style:style>
    <style:style style:name="P160"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9eb3d"/>
    </style:style>
    <style:style style:name="P161" style:family="paragraph" style:parent-style-name="Text_20_body" style:list-style-name="L26">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cb12d"/>
    </style:style>
    <style:style style:name="P162" style:family="paragraph" style:parent-style-name="Text_20_body" style:list-style-name="L2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officeooo:paragraph-rsid="002f1fc1"/>
    </style:style>
    <style:style style:name="P163" style:family="paragraph" style:parent-style-name="Text_20_body" style:list-style-name="L2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f1fc1"/>
    </style:style>
    <style:style style:name="P164"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officeooo:paragraph-rsid="00336dd6"/>
    </style:style>
    <style:style style:name="P165"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officeooo:paragraph-rsid="0034e3fd"/>
    </style:style>
    <style:style style:name="P166"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officeooo:paragraph-rsid="0033e7c1"/>
    </style:style>
    <style:style style:name="P167" style:family="paragraph" style:parent-style-name="Text_20_body" style:list-style-name="L29"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officeooo:paragraph-rsid="00354ef2"/>
    </style:style>
    <style:style style:name="P168" style:family="paragraph" style:parent-style-name="Text_20_body" style:list-style-name="L29">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54ef2"/>
    </style:style>
    <style:style style:name="P169" style:family="paragraph" style:parent-style-name="Text_20_body" style:list-style-name="L29">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aae9e"/>
    </style:style>
    <style:style style:name="P170" style:family="paragraph" style:parent-style-name="Text_20_body" style:list-style-name="L29">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ab102"/>
    </style:style>
    <style:style style:name="P171" style:family="paragraph" style:parent-style-name="Text_20_body" style:list-style-name="List_20_1" style:master-page-name="">
      <loext:graphic-properties draw:fill="none"/>
      <style:paragraph-properties fo:margin-left="1.5in" fo:margin-right="0in" fo:margin-top="0in" fo:margin-bottom="0.0972in" style:contextual-spacing="false" fo:line-height="115%" fo:text-align="start" style:justify-single-word="false" fo:text-indent="-0.1866in" style:auto-text-indent="false" style:page-number="auto" fo:background-color="transparent" style:writing-mode="lr-tb">
        <style:tab-stops>
          <style:tab-stop style:position="0in"/>
          <style:tab-stop style:position="0.3126in"/>
        </style:tab-stops>
      </style:paragraph-properties>
      <style:text-properties officeooo:paragraph-rsid="00366f2b"/>
    </style:style>
    <style:style style:name="P172" style:family="paragraph" style:parent-style-name="Text_20_body" style:list-style-name="List_20_1">
      <loext:graphic-properties draw:fill="none"/>
      <style:paragraph-properties fo:margin-left="1.5in" fo:margin-right="0in" fo:margin-top="0in" fo:margin-bottom="0.0972in" style:contextual-spacing="false" fo:line-height="115%" fo:text-align="start" style:justify-single-word="false" fo:text-indent="-0.1866in" style:auto-text-indent="false" fo:background-color="transparent" style:writing-mode="lr-tb">
        <style:tab-stops>
          <style:tab-stop style:position="0in"/>
          <style:tab-stop style:position="0.3126in"/>
        </style:tab-stops>
      </style:paragraph-properties>
      <style:text-properties officeooo:paragraph-rsid="00366f2b"/>
    </style:style>
    <style:style style:name="P173" style:family="paragraph" style:parent-style-name="Text_20_body" style:list-style-name="List_20_1" style:master-page-name="">
      <loext:graphic-properties draw:fill="none"/>
      <style:paragraph-properties fo:margin-left="1.75in" fo:margin-right="0in" fo:margin-top="0in" fo:margin-bottom="0.0972in" style:contextual-spacing="false" fo:line-height="115%" fo:text-align="start" style:justify-single-word="false" fo:text-indent="-0.1866in" style:auto-text-indent="false" style:page-number="auto" fo:background-color="transparent" style:writing-mode="lr-tb">
        <style:tab-stops>
          <style:tab-stop style:position="0in"/>
          <style:tab-stop style:position="0.3126in"/>
        </style:tab-stops>
      </style:paragraph-properties>
      <style:text-properties officeooo:paragraph-rsid="00366f2b"/>
    </style:style>
    <style:style style:name="P174" style:family="paragraph" style:parent-style-name="Text_20_body" style:list-style-name="List_20_1">
      <loext:graphic-properties draw:fill="none"/>
      <style:paragraph-properties fo:margin-left="1.75in" fo:margin-right="0in" fo:margin-top="0in" fo:margin-bottom="0.0972in" style:contextual-spacing="false" fo:line-height="115%" fo:text-align="start" style:justify-single-word="false" fo:text-indent="-0.1866in" style:auto-text-indent="false" fo:background-color="transparent" style:writing-mode="lr-tb">
        <style:tab-stops>
          <style:tab-stop style:position="0in"/>
          <style:tab-stop style:position="0.3126in"/>
        </style:tab-stops>
      </style:paragraph-properties>
      <style:text-properties officeooo:paragraph-rsid="00366f2b"/>
    </style:style>
    <style:style style:name="P175" style:family="paragraph" style:parent-style-name="Text_20_body" style:list-style-name="List_20_1" style:master-page-name="">
      <loext:graphic-properties draw:fill="none"/>
      <style:paragraph-properties fo:margin-left="1.5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in"/>
          <style:tab-stop style:position="0.3126in"/>
        </style:tab-stops>
      </style:paragraph-properties>
      <style:text-properties officeooo:paragraph-rsid="003ab102"/>
    </style:style>
    <style:style style:name="P176"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12bd3"/>
    </style:style>
    <style:style style:name="P177"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1a54c"/>
    </style:style>
    <style:style style:name="P178"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1e465"/>
    </style:style>
    <style:style style:name="P179"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1e6cb"/>
    </style:style>
    <style:style style:name="P180"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2c12c"/>
    </style:style>
    <style:style style:name="P181"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48211"/>
    </style:style>
    <style:style style:name="P182" style:family="paragraph" style:parent-style-name="Text_20_body" style:list-style-name="L32" style:master-page-name="">
      <loext:graphic-properties draw:fill="none"/>
      <style:paragraph-properties fo:margin-left="1.2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officeooo:paragraph-rsid="003962b8"/>
    </style:style>
    <style:style style:name="P183" style:family="paragraph" style:parent-style-name="Text_20_body" style:list-style-name="L3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962b8"/>
    </style:style>
    <style:style style:name="P184" style:family="paragraph" style:parent-style-name="Text_20_body" style:list-style-name="L34">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962b8"/>
    </style:style>
    <style:style style:name="P185" style:family="paragraph" style:parent-style-name="Text_20_body" style:list-style-name="Numbering_20_123" style:master-page-name="">
      <loext:graphic-properties draw:fill="none"/>
      <style:paragraph-properties fo:margin-left="1.5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officeooo:paragraph-rsid="003fc687"/>
    </style:style>
    <style:style style:name="P186" style:family="paragraph" style:parent-style-name="Text_20_body" style:list-style-name="Numbering_20_123">
      <loext:graphic-properties draw:fill="none"/>
      <style:paragraph-properties fo:margin-left="0.8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46333a"/>
    </style:style>
    <style:style style:name="P187" style:family="paragraph" style:parent-style-name="Text_20_body" style:list-style-name="Numbering_20_123" style:master-page-name="">
      <loext:graphic-properties draw:fill="none"/>
      <style:paragraph-properties fo:margin-left="0.8752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officeooo:paragraph-rsid="0046333a"/>
    </style:style>
    <style:style style:name="P188" style:family="paragraph" style:parent-style-name="Text_20_body" style:list-style-name="Numbering_20_123">
      <loext:graphic-properties draw:fill="none"/>
      <style:paragraph-properties fo:margin-left="0.8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472978"/>
    </style:style>
    <style:style style:name="P189" style:family="paragraph" style:parent-style-name="Text_20_body" style:list-style-name="List_20_1" style:master-page-name="">
      <loext:graphic-properties draw:fill="none"/>
      <style:paragraph-properties fo:margin-left="1.75in" fo:margin-right="0in" fo:margin-top="0in" fo:margin-bottom="0.0972in" style:contextual-spacing="false" fo:line-height="115%" fo:text-align="start" style:justify-single-word="false" fo:text-indent="-0.1866in" style:auto-text-indent="false" style:page-number="auto" fo:background-color="transparent" style:writing-mode="lr-tb">
        <style:tab-stops>
          <style:tab-stop style:position="0.1252in"/>
          <style:tab-stop style:position="0.3126in"/>
        </style:tab-stops>
      </style:paragraph-properties>
      <style:text-properties officeooo:paragraph-rsid="0037ff6c"/>
    </style:style>
    <style:style style:name="P190" style:family="paragraph" style:parent-style-name="Text_20_body" style:list-style-name="List_20_1">
      <loext:graphic-properties draw:fill="none"/>
      <style:paragraph-properties fo:margin-left="1.75in" fo:margin-right="0in" fo:margin-top="0in" fo:margin-bottom="0.0972in" style:contextual-spacing="false" fo:line-height="115%" fo:text-align="start" style:justify-single-word="false" fo:text-indent="-0.1866in" style:auto-text-indent="false" fo:background-color="transparent" style:writing-mode="lr-tb">
        <style:tab-stops>
          <style:tab-stop style:position="0.1252in"/>
          <style:tab-stop style:position="0.3126in"/>
        </style:tab-stops>
      </style:paragraph-properties>
      <style:text-properties officeooo:paragraph-rsid="0037ff6c"/>
    </style:style>
    <style:style style:name="P191" style:family="paragraph" style:parent-style-name="Text_20_body" style:list-style-name="L19">
      <loext:graphic-properties draw:fill="none"/>
      <style:paragraph-properties fo:margin-left="1.3752in" fo:margin-right="0in" fo:margin-top="0in" fo:margin-bottom="0.0972in" style:contextual-spacing="false" fo:line-height="115%" fo:text-indent="-0.25in" style:auto-text-indent="false" fo:background-color="transparent" style:writing-mode="lr-tb"/>
      <style:text-properties officeooo:paragraph-rsid="001a96e2"/>
    </style:style>
    <style:style style:name="P192" style:family="paragraph" style:parent-style-name="Text_20_body" style:list-style-name="L19">
      <loext:graphic-properties draw:fill="none"/>
      <style:paragraph-properties fo:margin-left="1.3752in" fo:margin-right="0in" fo:margin-top="0in" fo:margin-bottom="0.0972in" style:contextual-spacing="false" fo:line-height="115%" fo:text-indent="-0.25in" style:auto-text-indent="false" fo:background-color="transparent"/>
      <style:text-properties officeooo:paragraph-rsid="001a96e2"/>
    </style:style>
    <style:style style:name="P193" style:family="paragraph" style:parent-style-name="Text_20_body" style:list-style-name="L9">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rsid="0011678e" officeooo:paragraph-rsid="0011678e"/>
    </style:style>
    <style:style style:name="P194"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officeooo:rsid="00187d25" officeooo:paragraph-rsid="00187d25"/>
    </style:style>
    <style:style style:name="P195"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officeooo:rsid="001a4a5a" officeooo:paragraph-rsid="001a4a5a"/>
    </style:style>
    <style:style style:name="P196" style:family="paragraph" style:parent-style-name="Text_20_body" style:list-style-name="L1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rsid="001a4a5a" officeooo:paragraph-rsid="001a4a5a"/>
    </style:style>
    <style:style style:name="P197" style:family="paragraph" style:parent-style-name="Text_20_body" style:list-style-name="L19" style:master-page-name="">
      <loext:graphic-properties draw:fill="none"/>
      <style:paragraph-properties fo:margin-left="1.3752in" fo:margin-right="0in" fo:margin-top="0in" fo:margin-bottom="0.0972in" style:contextual-spacing="false" fo:line-height="115%" fo:text-indent="-0.25in" style:auto-text-indent="false" style:page-number="auto" fo:background-color="transparent"/>
      <style:text-properties officeooo:rsid="001a4a5a" officeooo:paragraph-rsid="001a4a5a"/>
    </style:style>
    <style:style style:name="P198" style:family="paragraph" style:parent-style-name="Text_20_body" style:list-style-name="L18"/>
    <style:style style:name="P199" style:family="paragraph" style:parent-style-name="Text_20_body" style:list-style-name="L18">
      <style:paragraph-properties fo:margin-top="0in" fo:margin-bottom="0in" style:contextual-spacing="false"/>
    </style:style>
    <style:style style:name="P200" style:family="paragraph" style:parent-style-name="Text_20_body" style:list-style-name="L19">
      <loext:graphic-properties draw:fill="none"/>
      <style:paragraph-properties fo:margin-left="1.3752in" fo:margin-right="0in" fo:margin-top="0in" fo:margin-bottom="0.0972in" style:contextual-spacing="false" fo:line-height="115%" fo:text-indent="-0.25in" style:auto-text-indent="false" fo:background-color="transparent"/>
      <style:text-properties officeooo:rsid="001a96e2" officeooo:paragraph-rsid="001a96e2"/>
    </style:style>
    <style:style style:name="P201" style:family="paragraph" style:parent-style-name="Text_20_body" style:list-style-name="Numbering_20_123"/>
    <style:style style:name="P202" style:family="paragraph" style:parent-style-name="Text_20_body" style:list-style-name="Numbering_20_123">
      <style:paragraph-properties fo:margin-top="0in" fo:margin-bottom="0in" style:contextual-spacing="false"/>
    </style:style>
    <style:style style:name="P203" style:family="paragraph" style:parent-style-name="Text_20_body" style:list-style-name="Numbering_20_ABC"/>
    <style:style style:name="P204" style:family="paragraph" style:parent-style-name="Text_20_body" style:list-style-name="Numbering_20_ABC">
      <style:paragraph-properties fo:margin-top="0in" fo:margin-bottom="0in" style:contextual-spacing="false"/>
    </style:style>
    <style:style style:name="P205" style:family="paragraph" style:parent-style-name="Text_20_body" style:list-style-name="L30"/>
    <style:style style:name="P206" style:family="paragraph" style:parent-style-name="Text_20_body" style:list-style-name="L30">
      <style:paragraph-properties fo:margin-top="0in" fo:margin-bottom="0in" style:contextual-spacing="false"/>
    </style:style>
    <style:style style:name="P207" style:family="paragraph" style:parent-style-name="Text_20_body" style:list-style-name="L31"/>
    <style:style style:name="P208" style:family="paragraph" style:parent-style-name="Text_20_body" style:list-style-name="L34">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rsid="003962b8" officeooo:paragraph-rsid="003962b8"/>
    </style:style>
    <style:style style:name="P209" style:family="paragraph" style:parent-style-name="Text_20_body" style:list-style-name="L34">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rsid="0039b43a" officeooo:paragraph-rsid="0039b43a"/>
    </style:style>
    <style:style style:name="P210" style:family="paragraph" style:parent-style-name="Text_20_body" style:list-style-name="L29">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rsid="003aae9e" officeooo:paragraph-rsid="003aae9e"/>
    </style:style>
    <style:style style:name="P211" style:family="paragraph" style:parent-style-name="Text_20_body" style:list-style-name="L35"/>
    <style:style style:name="P212" style:family="paragraph" style:parent-style-name="Text_20_body" style:list-style-name="L35">
      <style:paragraph-properties fo:margin-top="0in" fo:margin-bottom="0in" style:contextual-spacing="false"/>
    </style:style>
    <style:style style:name="P213"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rsid="0042c12c" officeooo:paragraph-rsid="0042c12c"/>
    </style:style>
    <style:style style:name="P214" style:family="paragraph" style:parent-style-name="Text_20_body" style:list-style-name="L36"/>
    <style:style style:name="P215" style:family="paragraph" style:parent-style-name="Text_20_body" style:list-style-name="L36">
      <style:paragraph-properties fo:margin-top="0in" fo:margin-bottom="0in" style:contextual-spacing="false"/>
    </style:style>
    <style:style style:name="T1" style:family="text">
      <style:text-properties officeooo:rsid="000d5253"/>
    </style:style>
    <style:style style:name="T2" style:family="text">
      <style:text-properties fo:font-variant="normal" fo:text-transform="none" fo:color="#000000" loext:opacity="100%" fo:letter-spacing="normal" fo:font-style="normal" fo:font-weight="normal"/>
    </style:style>
    <style:style style:name="T3" style:family="text">
      <style:text-properties fo:font-variant="normal" fo:text-transform="none" fo:color="#000000" loext:opacity="100%" fo:letter-spacing="normal" fo:font-style="normal" fo:font-weight="normal" officeooo:rsid="000d5253"/>
    </style:style>
    <style:style style:name="T4" style:family="text">
      <style:text-properties fo:font-variant="normal" fo:text-transform="none" fo:color="#000000" loext:opacity="100%" fo:letter-spacing="normal" fo:font-style="normal" fo:font-weight="normal" officeooo:rsid="000e82ef"/>
    </style:style>
    <style:style style:name="T5" style:family="text">
      <style:text-properties fo:font-variant="normal" fo:text-transform="none" fo:color="#000000" loext:opacity="100%" fo:letter-spacing="normal" fo:font-style="normal" fo:font-weight="normal" officeooo:rsid="00113be9"/>
    </style:style>
    <style:style style:name="T6" style:family="text">
      <style:text-properties fo:font-variant="normal" fo:text-transform="none" fo:color="#000000" loext:opacity="100%" fo:letter-spacing="normal" fo:font-style="normal" fo:font-weight="normal" officeooo:rsid="0011678e"/>
    </style:style>
    <style:style style:name="T7" style:family="text">
      <style:text-properties fo:font-variant="normal" fo:text-transform="none" fo:color="#000000" loext:opacity="100%" fo:letter-spacing="normal" fo:font-style="normal" fo:font-weight="normal" officeooo:rsid="0012b93e"/>
    </style:style>
    <style:style style:name="T8" style:family="text">
      <style:text-properties fo:font-variant="normal" fo:text-transform="none" fo:color="#000000" loext:opacity="100%" fo:letter-spacing="normal" fo:font-style="normal" fo:font-weight="normal" officeooo:rsid="00131f87"/>
    </style:style>
    <style:style style:name="T9" style:family="text">
      <style:text-properties fo:font-variant="normal" fo:text-transform="none" fo:color="#000000" loext:opacity="100%" fo:letter-spacing="normal" fo:font-style="normal" fo:font-weight="normal" officeooo:rsid="0013f6cb"/>
    </style:style>
    <style:style style:name="T10" style:family="text">
      <style:text-properties fo:font-variant="normal" fo:text-transform="none" fo:color="#000000" loext:opacity="100%" fo:letter-spacing="normal" fo:font-style="normal" fo:font-weight="normal" officeooo:rsid="0016dffe"/>
    </style:style>
    <style:style style:name="T11" style:family="text">
      <style:text-properties fo:font-variant="normal" fo:text-transform="none" fo:color="#000000" loext:opacity="100%" fo:letter-spacing="normal" fo:font-style="normal" fo:font-weight="normal" officeooo:rsid="00181078"/>
    </style:style>
    <style:style style:name="T12" style:family="text">
      <style:text-properties fo:font-variant="normal" fo:text-transform="none" fo:color="#000000" loext:opacity="100%" fo:letter-spacing="normal" fo:font-style="normal" fo:font-weight="normal" officeooo:rsid="001bd981"/>
    </style:style>
    <style:style style:name="T13" style:family="text">
      <style:text-properties fo:font-variant="normal" fo:text-transform="none" fo:color="#000000" loext:opacity="100%" fo:letter-spacing="normal" fo:font-style="normal" fo:font-weight="normal" officeooo:rsid="001d7f77"/>
    </style:style>
    <style:style style:name="T14" style:family="text">
      <style:text-properties fo:font-variant="normal" fo:text-transform="none" fo:color="#000000" loext:opacity="100%" fo:letter-spacing="normal" fo:font-style="normal" fo:font-weight="normal" officeooo:rsid="0026912b"/>
    </style:style>
    <style:style style:name="T15" style:family="text">
      <style:text-properties fo:font-variant="normal" fo:text-transform="none" fo:color="#000000" loext:opacity="100%" fo:letter-spacing="normal" fo:font-style="normal" fo:font-weight="normal" officeooo:rsid="0029eb3d"/>
    </style:style>
    <style:style style:name="T16" style:family="text">
      <style:text-properties fo:font-variant="normal" fo:text-transform="none" fo:color="#000000" loext:opacity="100%" fo:letter-spacing="normal" fo:font-style="normal" fo:font-weight="normal" officeooo:rsid="002b9e9a"/>
    </style:style>
    <style:style style:name="T17" style:family="text">
      <style:text-properties fo:font-variant="normal" fo:text-transform="none" fo:color="#000000" loext:opacity="100%" fo:letter-spacing="normal" fo:font-style="normal" fo:font-weight="normal" style:font-weight-asian="normal" style:font-weight-complex="normal"/>
    </style:style>
    <style:style style:name="T18" style:family="text">
      <style:text-properties fo:font-variant="normal" fo:text-transform="none" fo:color="#000000" loext:opacity="100%" fo:letter-spacing="normal" fo:font-style="normal" fo:font-weight="normal" officeooo:rsid="002b9e9a" style:font-weight-asian="normal" style:font-weight-complex="normal"/>
    </style:style>
    <style:style style:name="T19" style:family="text">
      <style:text-properties fo:font-variant="normal" fo:text-transform="none" fo:color="#000000" loext:opacity="100%" fo:letter-spacing="normal" fo:font-style="normal" fo:font-weight="normal" officeooo:rsid="002f1fc1" style:font-weight-asian="normal" style:font-weight-complex="normal"/>
    </style:style>
    <style:style style:name="T20" style:family="text">
      <style:text-properties fo:font-variant="normal" fo:text-transform="none" fo:color="#000000" loext:opacity="100%" fo:letter-spacing="normal" fo:font-style="normal" fo:font-weight="normal" officeooo:rsid="003aae9e" style:font-weight-asian="normal" style:font-weight-complex="normal"/>
    </style:style>
    <style:style style:name="T21" style:family="text">
      <style:text-properties fo:font-variant="normal" fo:text-transform="none" fo:color="#000000" loext:opacity="100%" fo:letter-spacing="normal" fo:font-style="normal" fo:font-weight="normal" officeooo:rsid="00412bd3" style:font-weight-asian="normal" style:font-weight-complex="normal"/>
    </style:style>
    <style:style style:name="T22" style:family="text">
      <style:text-properties fo:font-variant="normal" fo:text-transform="none" fo:color="#000000" loext:opacity="100%" fo:letter-spacing="normal" fo:font-style="normal" fo:font-weight="normal" officeooo:rsid="0041e465" style:font-weight-asian="normal" style:font-weight-complex="normal"/>
    </style:style>
    <style:style style:name="T23" style:family="text">
      <style:text-properties fo:font-variant="normal" fo:text-transform="none" fo:color="#000000" loext:opacity="100%" fo:letter-spacing="normal" fo:font-style="normal" fo:font-weight="normal" officeooo:rsid="002cb12d"/>
    </style:style>
    <style:style style:name="T24" style:family="text">
      <style:text-properties fo:font-variant="normal" fo:text-transform="none" fo:color="#000000" loext:opacity="100%" fo:letter-spacing="normal" fo:font-style="normal" fo:font-weight="normal" officeooo:rsid="002f1fc1"/>
    </style:style>
    <style:style style:name="T25" style:family="text">
      <style:text-properties fo:font-variant="normal" fo:text-transform="none" fo:color="#000000" loext:opacity="100%" fo:letter-spacing="normal" fo:font-style="normal" fo:font-weight="normal" officeooo:rsid="0033e7c1"/>
    </style:style>
    <style:style style:name="T26" style:family="text">
      <style:text-properties fo:font-variant="normal" fo:text-transform="none" fo:color="#000000" loext:opacity="100%" fo:letter-spacing="normal" fo:font-style="normal" fo:font-weight="normal" officeooo:rsid="00354ef2"/>
    </style:style>
    <style:style style:name="T27" style:family="text">
      <style:text-properties fo:font-variant="normal" fo:text-transform="none" fo:color="#000000" loext:opacity="100%" fo:letter-spacing="normal" fo:font-style="normal" fo:font-weight="normal" officeooo:rsid="003962b8"/>
    </style:style>
    <style:style style:name="T28" style:family="text">
      <style:text-properties fo:font-variant="normal" fo:text-transform="none" fo:color="#000000" loext:opacity="100%" fo:letter-spacing="normal" fo:font-style="normal" fo:font-weight="normal" officeooo:rsid="003ab102"/>
    </style:style>
    <style:style style:name="T29" style:family="text">
      <style:text-properties fo:font-variant="normal" fo:text-transform="none" fo:color="#000000" loext:opacity="100%" fo:letter-spacing="normal" fo:font-style="normal" fo:font-weight="normal" officeooo:rsid="003fc687"/>
    </style:style>
    <style:style style:name="T30" style:family="text">
      <style:text-properties fo:font-variant="normal" fo:text-transform="none" fo:color="#000000" loext:opacity="100%" fo:letter-spacing="normal" fo:font-style="normal" fo:font-weight="normal" officeooo:rsid="00412bd3"/>
    </style:style>
    <style:style style:name="T31" style:family="text">
      <style:text-properties fo:font-variant="normal" fo:text-transform="none" fo:color="#000000" loext:opacity="100%" fo:letter-spacing="normal" fo:font-style="normal" fo:font-weight="normal" officeooo:rsid="0041a54c"/>
    </style:style>
    <style:style style:name="T32" style:family="text">
      <style:text-properties fo:font-variant="normal" fo:text-transform="none" fo:color="#000000" loext:opacity="100%" fo:letter-spacing="normal" fo:font-style="normal" fo:font-weight="normal" officeooo:rsid="0041e465"/>
    </style:style>
    <style:style style:name="T33" style:family="text">
      <style:text-properties fo:font-variant="normal" fo:text-transform="none" fo:color="#000000" loext:opacity="100%" fo:letter-spacing="normal" fo:font-style="normal" fo:font-weight="normal" officeooo:rsid="0041e6cb"/>
    </style:style>
    <style:style style:name="T34" style:family="text">
      <style:text-properties fo:font-variant="normal" fo:text-transform="none" fo:color="#000000" loext:opacity="100%" fo:letter-spacing="normal" fo:font-style="normal" fo:font-weight="normal" officeooo:rsid="00448211"/>
    </style:style>
    <style:style style:name="T35" style:family="text">
      <style:text-properties fo:font-variant="normal" fo:text-transform="none" fo:color="#000000" loext:opacity="100%" fo:letter-spacing="normal" fo:font-style="normal" fo:font-weight="normal" officeooo:rsid="0046333a"/>
    </style:style>
    <style:style style:name="T36" style:family="text">
      <style:text-properties fo:font-variant="normal" fo:text-transform="none" fo:color="#000000" loext:opacity="100%" fo:letter-spacing="normal" fo:font-style="normal" officeooo:rsid="000d5253"/>
    </style:style>
    <style:style style:name="T37" style:family="text">
      <style:text-properties fo:font-variant="normal" fo:text-transform="none" fo:color="#000000" loext:opacity="100%" fo:letter-spacing="normal" fo:font-style="normal" style:text-underline-style="solid" style:text-underline-width="auto" style:text-underline-color="font-color" fo:font-weight="normal" officeooo:rsid="000d5253"/>
    </style:style>
    <style:style style:name="T38" style:family="text">
      <style:text-properties fo:font-variant="normal" fo:text-transform="none" fo:color="#000000" loext:opacity="100%" fo:letter-spacing="normal" fo:font-style="normal" fo:font-weight="bold" style:font-weight-asian="bold" style:font-weight-complex="bold"/>
    </style:style>
    <style:style style:name="T39" style:family="text">
      <style:text-properties fo:font-variant="normal" fo:text-transform="none" fo:color="#000000" loext:opacity="100%" fo:letter-spacing="normal" fo:font-style="normal" fo:font-weight="bold" officeooo:rsid="00131f87" style:font-weight-asian="bold" style:font-weight-complex="bold"/>
    </style:style>
    <style:style style:name="T40" style:family="text">
      <style:text-properties fo:font-variant="normal" fo:text-transform="none" fo:color="#000000" loext:opacity="100%" fo:letter-spacing="normal" fo:font-style="normal" fo:font-weight="bold" officeooo:rsid="00181078" style:font-weight-asian="bold" style:font-weight-complex="bold"/>
    </style:style>
    <style:style style:name="T41" style:family="text">
      <style:text-properties fo:font-variant="normal" fo:text-transform="none" fo:color="#000000" loext:opacity="100%" fo:letter-spacing="normal" fo:font-style="normal" fo:font-weight="bold" officeooo:rsid="0016dffe" style:font-weight-asian="bold" style:font-weight-complex="bold"/>
    </style:style>
    <style:style style:name="T42" style:family="text">
      <style:text-properties fo:font-variant="normal" fo:text-transform="none" fo:color="#000000" loext:opacity="100%" fo:letter-spacing="normal" fo:font-style="normal" fo:font-weight="bold" officeooo:rsid="00187d25" style:font-weight-asian="bold" style:font-weight-complex="bold"/>
    </style:style>
    <style:style style:name="T43" style:family="text">
      <style:text-properties fo:font-variant="normal" fo:text-transform="none" fo:color="#000000" loext:opacity="100%" fo:letter-spacing="normal" fo:font-style="normal" fo:font-weight="bold" officeooo:rsid="001d7f77" style:font-weight-asian="bold" style:font-weight-complex="bold"/>
    </style:style>
    <style:style style:name="T44" style:family="text">
      <style:text-properties fo:font-variant="normal" fo:text-transform="none" fo:color="#000000" loext:opacity="100%" fo:letter-spacing="normal" fo:font-style="normal" fo:font-weight="bold" officeooo:rsid="0029eb3d" style:font-weight-asian="bold" style:font-weight-complex="bold"/>
    </style:style>
    <style:style style:name="T45" style:family="text">
      <style:text-properties fo:font-variant="normal" fo:text-transform="none" fo:color="#000000" loext:opacity="100%" fo:letter-spacing="normal" fo:font-style="normal" fo:font-weight="bold" officeooo:rsid="002b9e9a" style:font-weight-asian="bold" style:font-weight-complex="bold"/>
    </style:style>
    <style:style style:name="T46" style:family="text">
      <style:text-properties fo:font-variant="normal" fo:text-transform="none" fo:color="#000000" loext:opacity="100%" fo:letter-spacing="normal" fo:font-style="normal" fo:font-weight="bold" officeooo:rsid="002f1fc1" style:font-weight-asian="bold" style:font-weight-complex="bold"/>
    </style:style>
    <style:style style:name="T47" style:family="text">
      <style:text-properties fo:font-variant="normal" fo:text-transform="none" fo:color="#000000" loext:opacity="100%" fo:letter-spacing="normal" fo:font-style="normal" fo:font-weight="bold" officeooo:rsid="0033e7c1" style:font-weight-asian="bold" style:font-weight-complex="bold"/>
    </style:style>
    <style:style style:name="T48" style:family="text">
      <style:text-properties fo:font-variant="normal" fo:text-transform="none" fo:color="#000000" loext:opacity="100%" fo:letter-spacing="normal" fo:font-style="normal" fo:font-weight="bold" officeooo:rsid="003962b8" style:font-weight-asian="bold" style:font-weight-complex="bold"/>
    </style:style>
    <style:style style:name="T49" style:family="text">
      <style:text-properties fo:font-variant="normal" fo:text-transform="none" fo:color="#000000" loext:opacity="100%" fo:letter-spacing="normal" fo:font-style="normal" fo:font-weight="bold" officeooo:rsid="003aae9e" style:font-weight-asian="bold" style:font-weight-complex="bold"/>
    </style:style>
    <style:style style:name="T50" style:family="text">
      <style:text-properties fo:font-variant="normal" fo:text-transform="none" fo:color="#000000" loext:opacity="100%" fo:letter-spacing="normal" fo:font-style="normal" fo:font-weight="bold" officeooo:rsid="003ab102" style:font-weight-asian="bold" style:font-weight-complex="bold"/>
    </style:style>
    <style:style style:name="T51" style:family="text">
      <style:text-properties fo:font-variant="normal" fo:text-transform="none" fo:color="#000000" loext:opacity="100%" fo:letter-spacing="normal" fo:font-style="normal" fo:font-weight="bold" officeooo:rsid="0041a54c" style:font-weight-asian="bold" style:font-weight-complex="bold"/>
    </style:style>
    <style:style style:name="T52" style:family="text">
      <style:text-properties fo:font-variant="normal" fo:text-transform="none" fo:color="#000000" loext:opacity="100%" fo:letter-spacing="normal" fo:font-style="normal" fo:font-weight="bold" officeooo:rsid="0041e6cb" style:font-weight-asian="bold" style:font-weight-complex="bold"/>
    </style:style>
    <style:style style:name="T53" style:family="text">
      <style:text-properties fo:font-variant="normal" fo:text-transform="none" fo:color="#000000" loext:opacity="100%" fo:letter-spacing="normal" fo:font-style="normal" fo:font-weight="bold" officeooo:rsid="00448211" style:font-weight-asian="bold" style:font-weight-complex="bold"/>
    </style:style>
    <style:style style:name="T54" style:family="text">
      <style:text-properties fo:font-variant="normal" fo:text-transform="none" fo:color="#000000" loext:opacity="100%" fo:letter-spacing="normal" fo:font-style="normal" fo:font-weight="bold" officeooo:rsid="00472978" style:font-weight-asian="bold" style:font-weight-complex="bold"/>
    </style:style>
    <style:style style:name="T55" style:family="text">
      <style:text-properties fo:font-variant="normal" fo:text-transform="none" fo:color="#000000" loext:opacity="100%" fo:letter-spacing="normal" fo:font-style="normal" officeooo:rsid="002b9e9a"/>
    </style:style>
    <style:style style:name="T56" style:family="text">
      <style:text-properties fo:font-variant="normal" fo:text-transform="none" fo:color="#000000" loext:opacity="100%" fo:letter-spacing="normal" fo:font-weight="normal"/>
    </style:style>
    <style:style style:name="T57" style:family="text">
      <style:text-properties fo:font-variant="normal" fo:text-transform="none" fo:color="#000000" loext:opacity="100%" fo:letter-spacing="normal" fo:font-weight="normal" officeooo:rsid="000d5253"/>
    </style:style>
    <style:style style:name="T58" style:family="text">
      <style:text-properties fo:font-variant="normal" fo:text-transform="none" fo:color="#000000" loext:opacity="100%" fo:letter-spacing="normal" fo:font-weight="normal" officeooo:rsid="00181078"/>
    </style:style>
    <style:style style:name="T59" style:family="text">
      <style:text-properties fo:font-variant="normal" fo:text-transform="none" fo:color="#000000" loext:opacity="100%" fo:letter-spacing="normal" fo:font-weight="normal" officeooo:rsid="0029eb3d"/>
    </style:style>
    <style:style style:name="T60" style:family="text">
      <style:text-properties fo:font-variant="normal" fo:text-transform="none" fo:color="#000000" loext:opacity="100%" fo:letter-spacing="normal" fo:font-weight="normal" officeooo:rsid="002b9e9a"/>
    </style:style>
    <style:style style:name="T61" style:family="text">
      <style:text-properties fo:font-variant="normal" fo:text-transform="none" fo:color="#000000" loext:opacity="100%" fo:letter-spacing="normal" fo:font-weight="normal" officeooo:rsid="0033e7c1"/>
    </style:style>
    <style:style style:name="T62" style:family="text">
      <style:text-properties fo:font-variant="normal" fo:text-transform="none" fo:color="#000000" loext:opacity="100%" fo:letter-spacing="normal" fo:font-weight="normal" officeooo:rsid="00366f2b"/>
    </style:style>
    <style:style style:name="T63" style:family="text">
      <style:text-properties fo:font-variant="normal" fo:text-transform="none" fo:color="#000000" loext:opacity="100%" fo:letter-spacing="normal" fo:font-weight="normal" officeooo:rsid="0037ff6c"/>
    </style:style>
    <style:style style:name="T64" style:family="text">
      <style:text-properties fo:font-variant="normal" fo:text-transform="none" fo:color="#000000" loext:opacity="100%" fo:letter-spacing="normal" fo:font-weight="bold" officeooo:rsid="0016dffe" style:font-weight-asian="bold" style:font-weight-complex="bold"/>
    </style:style>
    <style:style style:name="T65" style:family="text">
      <style:text-properties fo:font-variant="normal" fo:text-transform="none" fo:color="#000000" loext:opacity="100%" fo:letter-spacing="normal" fo:font-weight="bold" officeooo:rsid="0033e7c1" style:font-weight-asian="bold" style:font-weight-complex="bold"/>
    </style:style>
    <style:style style:name="T66" style:family="text">
      <style:text-properties fo:font-variant="normal" fo:text-transform="none" fo:color="#000000" loext:opacity="100%" fo:letter-spacing="normal" fo:font-weight="bold" officeooo:rsid="00366f2b" style:font-weight-asian="bold" style:font-weight-complex="bold"/>
    </style:style>
    <style:style style:name="T67" style:family="text">
      <style:text-properties fo:font-variant="normal" fo:text-transform="none" fo:color="#000000" loext:opacity="100%" fo:letter-spacing="normal" fo:font-weight="bold" officeooo:rsid="00448211" style:font-weight-asian="bold" style:font-weight-complex="bold"/>
    </style:style>
    <style:style style:name="T68" style:family="text">
      <style:text-properties fo:font-variant="normal" fo:text-transform="none" fo:color="#000000" loext:opacity="100%" fo:letter-spacing="normal" fo:font-style="italic" style:text-underline-style="solid" style:text-underline-width="auto" style:text-underline-color="font-color" fo:font-weight="bold" officeooo:rsid="00412bd3" style:font-style-asian="italic" style:font-weight-asian="bold" style:font-style-complex="italic" style:font-weight-complex="bold"/>
    </style:style>
    <style:style style:name="T69" style:family="text">
      <style:text-properties fo:font-variant="normal" fo:text-transform="none" fo:color="#c7254e" loext:opacity="100%" fo:letter-spacing="normal" fo:font-style="normal" fo:font-weight="normal" officeooo:rsid="0026912b" fo:background-color="#f9f2f4" loext:char-shading-value="0" loext:padding="0in" loext:border="none"/>
    </style:style>
    <style:style style:name="T70" style:family="text">
      <style:text-properties fo:font-variant="normal" fo:text-transform="none" fo:color="#c7254e" loext:opacity="100%" fo:letter-spacing="normal" fo:font-style="normal" fo:font-weight="bold" officeooo:rsid="00472978" fo:background-color="#f9f2f4" loext:char-shading-value="0" style:font-weight-asian="bold" style:font-weight-complex="bold" loext:padding="0in" loext:border="none"/>
    </style:style>
    <style:style style:name="T71" style:family="text">
      <style:text-properties fo:font-weight="bold" style:font-weight-asian="bold" style:font-weight-complex="bold"/>
    </style:style>
    <style:style style:name="T72" style:family="text">
      <style:text-properties fo:font-weight="bold" officeooo:rsid="00131f87" style:font-weight-asian="bold" style:font-weight-complex="bold"/>
    </style:style>
    <style:style style:name="T73" style:family="text">
      <style:text-properties fo:font-weight="bold" officeooo:rsid="00181078" style:font-weight-asian="bold" style:font-weight-complex="bold"/>
    </style:style>
    <style:style style:name="T74" style:family="text">
      <style:text-properties fo:font-weight="bold" officeooo:rsid="00187d25" style:font-weight-asian="bold" style:font-weight-complex="bold"/>
    </style:style>
    <style:style style:name="T75" style:family="text">
      <style:text-properties fo:font-weight="bold" officeooo:rsid="001a4a5a" style:font-weight-asian="bold" style:font-weight-complex="bold"/>
    </style:style>
    <style:style style:name="T76" style:family="text">
      <style:text-properties fo:font-weight="bold" officeooo:rsid="001a96e2" style:font-weight-asian="bold" style:font-weight-complex="bold"/>
    </style:style>
    <style:style style:name="T77" style:family="text">
      <style:text-properties fo:font-weight="bold" officeooo:rsid="001d7f77" style:font-weight-asian="bold" style:font-weight-complex="bold"/>
    </style:style>
    <style:style style:name="T78" style:family="text">
      <style:text-properties fo:font-weight="bold" officeooo:rsid="0027efae" style:font-weight-asian="bold" style:font-weight-complex="bold"/>
    </style:style>
    <style:style style:name="T79" style:family="text">
      <style:text-properties fo:font-weight="bold" officeooo:rsid="0029eb3d" style:font-weight-asian="bold" style:font-weight-complex="bold"/>
    </style:style>
    <style:style style:name="T80" style:family="text">
      <style:text-properties fo:font-weight="bold" officeooo:rsid="0033d24b" style:font-weight-asian="bold" style:font-weight-complex="bold"/>
    </style:style>
    <style:style style:name="T81" style:family="text">
      <style:text-properties fo:font-weight="bold" officeooo:rsid="0033e7c1" style:font-weight-asian="bold" style:font-weight-complex="bold"/>
    </style:style>
    <style:style style:name="T82" style:family="text">
      <style:text-properties fo:font-weight="bold" officeooo:rsid="0034e3fd" style:font-weight-asian="bold" style:font-weight-complex="bold"/>
    </style:style>
    <style:style style:name="T83" style:family="text">
      <style:text-properties fo:font-weight="bold" officeooo:rsid="003962b8" style:font-weight-asian="bold" style:font-weight-complex="bold"/>
    </style:style>
    <style:style style:name="T84" style:family="text">
      <style:text-properties fo:font-weight="bold" officeooo:rsid="0042c12c" style:font-weight-asian="bold" style:font-weight-complex="bold"/>
    </style:style>
    <style:style style:name="T85" style:family="text">
      <style:text-properties fo:font-style="italic" fo:font-weight="bold" style:font-style-asian="italic" style:font-weight-asian="bold" style:font-style-complex="italic" style:font-weight-complex="bold"/>
    </style:style>
    <style:style style:name="T86" style:family="text">
      <style:text-properties style:text-underline-style="solid" style:text-underline-width="auto" style:text-underline-color="font-color"/>
    </style:style>
    <style:style style:name="T87" style:family="text">
      <style:text-properties style:text-underline-style="solid" style:text-underline-width="auto" style:text-underline-color="font-color" fo:font-weight="normal" style:font-weight-asian="normal" style:font-weight-complex="normal"/>
    </style:style>
    <style:style style:name="T88" style:family="text">
      <style:text-properties style:text-underline-style="solid" style:text-underline-width="auto" style:text-underline-color="font-color" fo:font-weight="bold" officeooo:rsid="0034e3fd" style:font-weight-asian="bold" style:font-weight-complex="bold"/>
    </style:style>
    <style:style style:name="T89" style:family="text">
      <style:text-properties officeooo:rsid="00110329"/>
    </style:style>
    <style:style style:name="T90" style:family="text">
      <style:text-properties officeooo:rsid="0011678e"/>
    </style:style>
    <style:style style:name="T91" style:family="text">
      <style:text-properties fo:color="#c7254e" loext:opacity="100%" fo:background-color="#f9f2f4" loext:char-shading-value="0" loext:padding="0in" loext:border="none"/>
    </style:style>
    <style:style style:name="T92" style:family="text">
      <style:text-properties fo:color="#c7254e" loext:opacity="100%" fo:font-weight="normal" fo:background-color="#f9f2f4" loext:char-shading-value="0" style:font-weight-asian="normal" style:font-weight-complex="normal" loext:padding="0in" loext:border="none"/>
    </style:style>
    <style:style style:name="T93" style:family="text">
      <style:text-properties officeooo:rsid="0012b93e"/>
    </style:style>
    <style:style style:name="T94" style:family="text">
      <style:text-properties officeooo:rsid="00131f87"/>
    </style:style>
    <style:style style:name="T95" style:family="text">
      <style:text-properties fo:font-weight="normal" style:font-weight-asian="normal" style:font-weight-complex="normal"/>
    </style:style>
    <style:style style:name="T96" style:family="text">
      <style:text-properties fo:font-weight="normal" officeooo:rsid="00131f87" style:font-weight-asian="normal" style:font-weight-complex="normal"/>
    </style:style>
    <style:style style:name="T97" style:family="text">
      <style:text-properties fo:font-weight="normal" officeooo:rsid="00181078" style:font-weight-asian="normal" style:font-weight-complex="normal"/>
    </style:style>
    <style:style style:name="T98" style:family="text">
      <style:text-properties style:font-weight-asian="normal" style:font-weight-complex="normal"/>
    </style:style>
    <style:style style:name="T99" style:family="text">
      <style:text-properties officeooo:rsid="00165db5" style:font-weight-asian="normal" style:font-weight-complex="normal"/>
    </style:style>
    <style:style style:name="T100" style:family="text">
      <style:text-properties officeooo:rsid="00168255"/>
    </style:style>
    <style:style style:name="T101" style:family="text">
      <style:text-properties officeooo:rsid="0017bd69"/>
    </style:style>
    <style:style style:name="T102" style:family="text">
      <style:text-properties officeooo:rsid="00181078"/>
    </style:style>
    <style:style style:name="T103" style:family="text">
      <style:text-properties officeooo:rsid="001a4a5a"/>
    </style:style>
    <style:style style:name="T104" style:family="text">
      <style:text-properties officeooo:rsid="001a96e2"/>
    </style:style>
    <style:style style:name="T105" style:family="text">
      <style:text-properties officeooo:rsid="001bd981"/>
    </style:style>
    <style:style style:name="T106" style:family="text">
      <style:text-properties officeooo:rsid="001d7f77"/>
    </style:style>
    <style:style style:name="T107" style:family="text">
      <style:text-properties officeooo:rsid="0027efae"/>
    </style:style>
    <style:style style:name="T108" style:family="text">
      <style:text-properties officeooo:rsid="0029eb3d"/>
    </style:style>
    <style:style style:name="T109" style:family="text">
      <style:text-properties officeooo:rsid="0033239b"/>
    </style:style>
    <style:style style:name="T110" style:family="text">
      <style:text-properties officeooo:rsid="0033d24b"/>
    </style:style>
    <style:style style:name="T111" style:family="text">
      <style:text-properties officeooo:rsid="0033e7c1"/>
    </style:style>
    <style:style style:name="T112" style:family="text">
      <style:text-properties officeooo:rsid="0034e3fd"/>
    </style:style>
    <style:style style:name="T113" style:family="text">
      <style:text-properties officeooo:rsid="00354ef2"/>
    </style:style>
    <style:style style:name="T114" style:family="text">
      <style:text-properties officeooo:rsid="003962b8"/>
    </style:style>
    <style:style style:name="T115" style:family="text">
      <style:text-properties officeooo:rsid="003ab102"/>
    </style:style>
    <style:style style:name="T116" style:family="text">
      <style:text-properties officeooo:rsid="0041e465"/>
    </style:style>
    <style:style style:name="T117" style:family="text">
      <style:text-properties officeooo:rsid="0042c12c"/>
    </style:style>
    <style:style style:name="T118" style:family="text">
      <style:text-properties officeooo:rsid="0049a3c8"/>
    </style:style>
    <style:style style:name="T119" style:family="text"/>
    <style:style style:name="fr1" style:family="graphic" style:parent-style-name="Graphics">
      <style:graphic-properties fo:margin-left="0in" fo:margin-right="0in" fo:margin-top="0in" fo:margin-bottom="0in" style:vertical-pos="top" style:vertical-rel="baseline" fo:padding="0in" fo:border="0.6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8563in" fo:text-indent="-0.25in" fo:margin-left="0.856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1063in" fo:text-indent="-0.25in" fo:margin-left="1.106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3563in" fo:text-indent="-0.25in" fo:margin-left="1.3563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6063in" fo:text-indent="-0.25in" fo:margin-left="1.606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8563in" fo:text-indent="-0.25in" fo:margin-left="1.856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1063in" fo:text-indent="-0.25in" fo:margin-left="2.106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3563in" fo:text-indent="-0.25in" fo:margin-left="2.356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6063in" fo:text-indent="-0.25in" fo:margin-left="2.606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8563in" fo:text-indent="-0.25in" fo:margin-left="2.856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1063in" fo:text-indent="-0.25in" fo:margin-left="3.1063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8563in" fo:text-indent="-0.25in" fo:margin-left="0.856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063in" fo:text-indent="-0.25in" fo:margin-left="1.106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563in" fo:text-indent="-0.25in" fo:margin-left="1.356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6063in" fo:text-indent="-0.25in" fo:margin-left="1.606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563in" fo:text-indent="-0.25in" fo:margin-left="1.856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1063in" fo:text-indent="-0.25in" fo:margin-left="2.106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563in" fo:text-indent="-0.25in" fo:margin-left="2.356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6063in" fo:text-indent="-0.25in" fo:margin-left="2.606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563in" fo:text-indent="-0.25in" fo:margin-left="2.856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1063in" fo:text-indent="-0.25in" fo:margin-left="3.1063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752in" fo:text-indent="-0.25in" fo:margin-left="1.3752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bullet text:level="4" text:style-name="Bullet_20_Symbols" loext:num-list-format="%4%." style:num-suffix="."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252in" fo:text-indent="-0.25in" fo:margin-left="3.6252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583in" fo:text-indent="-0.25in" fo:margin-left="1.3583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083in" fo:text-indent="-0.25in" fo:margin-left="1.608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583in" fo:text-indent="-0.25in" fo:margin-left="1.858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083in" fo:text-indent="-0.25in" fo:margin-left="2.108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583in" fo:text-indent="-0.25in" fo:margin-left="2.358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083in" fo:text-indent="-0.25in" fo:margin-left="2.608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583in" fo:text-indent="-0.25in" fo:margin-left="2.858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083in" fo:text-indent="-0.25in" fo:margin-left="3.108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583in" fo:text-indent="-0.25in" fo:margin-left="3.358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083in" fo:text-indent="-0.25in" fo:margin-left="3.6083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3583in" fo:text-indent="-0.25in" fo:margin-left="1.3583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083in" fo:text-indent="-0.25in" fo:margin-left="1.608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583in" fo:text-indent="-0.25in" fo:margin-left="1.858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083in" fo:text-indent="-0.25in" fo:margin-left="2.108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583in" fo:text-indent="-0.25in" fo:margin-left="2.358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083in" fo:text-indent="-0.25in" fo:margin-left="2.608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583in" fo:text-indent="-0.25in" fo:margin-left="2.858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083in" fo:text-indent="-0.25in" fo:margin-left="3.108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583in" fo:text-indent="-0.25in" fo:margin-left="3.358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083in" fo:text-indent="-0.25in" fo:margin-left="3.6083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3583in" fo:text-indent="-0.25in" fo:margin-left="1.3583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083in" fo:text-indent="-0.25in" fo:margin-left="1.608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583in" fo:text-indent="-0.25in" fo:margin-left="1.858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083in" fo:text-indent="-0.25in" fo:margin-left="2.108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583in" fo:text-indent="-0.25in" fo:margin-left="2.358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083in" fo:text-indent="-0.25in" fo:margin-left="2.608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583in" fo:text-indent="-0.25in" fo:margin-left="2.858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083in" fo:text-indent="-0.25in" fo:margin-left="3.108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583in" fo:text-indent="-0.25in" fo:margin-left="3.358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083in" fo:text-indent="-0.25in" fo:margin-left="3.6083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style>
    <text:list-style style:name="L1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6">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7">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prefix="(" style:num-suffix=")" style:num-format="1" text:start-value="12">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prefix="(" style:num-suffix=")" style:num-format="1" text:start-value="12">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fo:text-indent="-0.25in" fo:margin-left="-0.688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fo:text-indent="-0.25in" fo:margin-left="-0.438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fo:text-indent="-0.25in" fo:margin-left="-0.188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0618in" fo:text-indent="-0.25in" fo:margin-left="0.06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3118in" fo:text-indent="-0.25in" fo:margin-left="0.31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5618in" fo:text-indent="-0.25in" fo:margin-left="0.56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8118in" fo:text-indent="-0.25in" fo:margin-left="0.811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3118in" fo:text-indent="-0.25in" fo:margin-left="1.3118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5618in" fo:text-indent="-0.25in" fo:margin-left="1.5618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8118in" fo:text-indent="-0.25in" fo:margin-left="1.8118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2.0618in" fo:text-indent="-0.25in" fo:margin-left="2.061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3118in" fo:text-indent="-0.25in" fo:margin-left="2.311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5618in" fo:text-indent="-0.25in" fo:margin-left="2.561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8118in" fo:text-indent="-0.25in" fo:margin-left="2.811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0618in" fo:text-indent="-0.25in" fo:margin-left="3.061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3118in" fo:text-indent="-0.25in" fo:margin-left="3.311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5618in" fo:text-indent="-0.25in" fo:margin-left="3.5618in"/>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1866in" fo:text-indent="-0.25in" fo:margin-left="0.1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4366in" fo:text-indent="-0.25in" fo:margin-left="0.4366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1866in" fo:text-indent="-0.25in" fo:margin-left="0.1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4366in" fo:text-indent="-0.25in" fo:margin-left="0.4366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1866in" fo:text-indent="-0.25in" fo:margin-left="0.1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4366in" fo:text-indent="-0.25in" fo:margin-left="0.4366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1866in" fo:text-indent="-0.25in" fo:margin-left="0.1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4366in" fo:text-indent="-0.25in" fo:margin-left="0.4366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atatan <text:span text:style-name="T1">dan </text:span>Histori Belajar di IDCamp</text:p>
      <text:list xml:id="list4132804948" text:style-name="L3">
        <text:list-item>
          <text:p text:style-name="P29">Senin, 16 September 2024 (13:0<text:span text:style-name="T1">0)</text:span></text:p>
        </text:list-item>
      </text:list>
      <text:list xml:id="list214696567" text:style-name="L4">
        <text:list-item>
          <text:p text:style-name="P31">Pengantar HTML</text:p>
        </text:list-item>
      </text:list>
      <text:list xml:id="list634846322" text:style-name="L5">
        <text:list-item>
          <text:p text:style-name="P32">Pengantar HTML</text:p>
        </text:list-item>
        <text:list-item>
          <text:p text:style-name="P32">Latihan: Membangun Halaman Web Pertama (Halaman Profil)</text:p>
        </text:list-item>
      </text:list>
      <text:list xml:id="list190245843" text:style-name="L6">
        <text:list-item>
          <text:list>
            <text:list-item>
              <text:list>
                <text:list-item>
                  <text:p text:style-name="P33">Bukalah text editor <text:s/><text:span text:style-name="T71">default </text:span>melalui terminal dengan cara mengetikkan keyword <text:span text:style-name="T85">“gedit”</text:span> kemudian tekan enter</text:p>
                </text:list-item>
                <text:list-item>
                  <text:p text:style-name="P135"><text:span text:style-name="T3">Root Project Directory dalam kasus kita adalah WebDasar/web-dasar, </text:span>di dalam folder inilah kita menyimpan seluruh berkas yang dibutuhkan untuk membuat website, salah satunya berkas HTML.</text:p>
                </text:list-item>
                <text:list-item>
                  <text:p text:style-name="P135"><text:span text:style-name="T3">Format yang digunakan adalah </text:span><text:span text:style-name="Strong_20_Emphasis"><text:span text:style-name="T36">.html</text:span></text:span><text:span text:style-name="T3"> (dibaca: dot html). Ini merupakan format atau ekstensi berkas yang tepat untuk membuat halaman web.</text:span></text:p>
                </text:list-item>
                <text:list-item>
                  <text:p text:style-name="P135"><text:span text:style-name="T3">Namun, bagaimana dengan hal yang kedua–nama berkas, yaitu index? Kita menggunakan “index” karena ia merupakan nama berkas default dari web server jika tidak ada berkas spesifik pada URL. Berkas tersebut akan dikirimkan dan ditampilkan pada browser oleh web server. Anda dapat melihat perbedaan antara keduanya pada URL-nya. Untuk memahami lebih jauh terkait </text:span><text:span text:style-name="Emphasis"><text:span text:style-name="T57">Uniform Resource Locator</text:span></text:span><text:span text:style-name="T3"> (URL), Anda dapat membaca artikel </text:span><text:a xlink:type="simple" xlink:href="https://developer.mozilla.org/en-US/docs/Web/URI/Schemes" office:target-frame-name="_blank" xlink:show="new" text:style-name="Internet_20_link" text:visited-style-name="Visited_20_Internet_20_Link"><text:span text:style-name="T37">URI Schemes dari MDN</text:span></text:a><text:span text:style-name="T3">.</text:span></text:p>
                </text:list-item>
                <text:list-item>
                  <text:p text:style-name="P35">Berikut adalah alur latihan kali ini.</text:p>
                </text:list-item>
              </text:list>
            </text:list-item>
          </text:list>
        </text:list-item>
      </text:list>
      <text:list xml:id="list2059753351" text:style-name="L7">
        <text:list-item>
          <text:list>
            <text:list-item>
              <text:list>
                <text:list-item>
                  <text:p text:style-name="P36">Membuka code editor bawaan sistem operasi.</text:p>
                </text:list-item>
                <text:list-item>
                  <text:p text:style-name="P36">Menuliskan struktur konten (kode) halaman web pada code editor.</text:p>
                </text:list-item>
                <text:list-item>
                  <text:p text:style-name="P36">Menyimpan kode yang telah ditulis dalam bentuk HTML.</text:p>
                </text:list-item>
                <text:list-item>
                  <text:p text:style-name="P36">Menjalankan berkas HTML dalam browser (Google Chrome).</text:p>
                </text:list-item>
              </text:list>
            </text:list-item>
          </text:list>
        </text:list-item>
      </text:list>
      <text:list xml:id="list171107657947216" text:continue-list="list634846322" text:style-name="L5">
        <text:list-item>
          <text:p text:style-name="P34">Latihan: Identifikasi Elemen pada Halaman Profil</text:p>
        </text:list-item>
      </text:list>
      <text:list xml:id="list2857134391" text:style-name="L8">
        <text:list-item>
          <text:p text:style-name="P37">Pada latihan sebelumnya, konten halaman web ditampilkan dengan berantakan dan tidak mudah dibaca. Kita tidak berekspektasi pada browser bahwa tampilan halaman web akan mengikuti kode yang dituliskan pada code editor. Hal ini termasuk jika kita menambahkan baris baru dan karakter spasi pada code editor karena browser tidak akan membacanya.</text:p>
        </text:list-item>
        <text:list-item>
          <text:p text:style-name="P37">Berikut adalah alur latihan kali ini.</text:p>
          <text:list>
            <text:list-item>
              <text:list>
                <text:list-item>
                  <text:p text:style-name="P38">Membuka hasil akhir dari latihan sebelumnya.</text:p>
                </text:list-item>
                <text:list-item>
                  <text:p text:style-name="P136">Menuliskan struktur dasar dokumen HTML pada berkas index.html.</text:p>
                </text:list-item>
                <text:list-item>
                  <text:p text:style-name="P136">Menempatkan seluruh konten pada elemen body.</text:p>
                </text:list-item>
                <text:list-item>
                  <text:p text:style-name="P136">Membungkus setiap bagian dari artikel dengan elemen yang tepat.</text:p>
                </text:list-item>
                <text:list-item>
                  <text:p text:style-name="P136">Menjalankan dokumen HTML pada browser.</text:p>
                </text:list-item>
              </text:list>
            </text:list-item>
          </text:list>
        </text:list-item>
        <text:list-item>
          <text:p text:style-name="P137"><text:soft-page-break/><text:span text:style-name="T4">Sebetulnya, jika kita tidak membuat struktur dasarnya pun (kontennya saja), secara otomatis, browser akan membuatkan struktur dasarnya (tanpa doctype). </text:span>Browser akan langsung menempatkan isi konten yang kita tuliskan pada elemen &lt;body&gt; dan elemen &lt;head&gt; yang kosong.</text:p>
        </text:list-item>
        <text:list-item>
          <text:p text:style-name="P37">Bagi pengguna Google Chrome, Anda bisa menekan tombol F12 dan membuka tab Elements. <text:span text:style-name="T89">[Shortcut untuk Memebuka Developer Tool].</text:span></text:p>
        </text:list-item>
        <text:list-item>
          <text:p text:style-name="P37">Subjudul merupakan topik turunan dari topik utama. Oleh karena itu, kita mengidentifikasi beberapa judul lainnya dengan elemen &lt;h2&gt; hingga &lt;h3&gt; untuk menampilkannya sebagai subjudul. Hal ini karena topik yang dicakup masih berkaitan dengan topik utama, yaitu profil Kota Bandung.</text:p>
        </text:list-item>
      </text:list>
      <text:list xml:id="list171107609770002" text:continue-list="list171107657947216" text:style-name="L5">
        <text:list-item>
          <text:p text:style-name="P39">Anatomi Elemen HTML</text:p>
        </text:list-item>
      </text:list>
      <text:list xml:id="list1637052370" text:style-name="L9">
        <text:list-item>
          <text:p text:style-name="P40">Sudah disinggung sebelumnya bahwa ada struktur dasar dalam menyusun halaman web. Ini dibutuhkan agar halaman web yang diakses dapat dipahami oleh browser.</text:p>
        </text:list-item>
        <text:list-item>
          <text:p text:style-name="P40">Elemen adalah salah satu <text:span text:style-name="T71">bagian</text:span> dari HTML dalam membangun halaman web. Ini digunakan untuk mendefinisikan konten-konten yang ditampilkan dalam halaman web. Contohnya, kita bisa menggunakan elemen paragraf dalam menampilkan media teks sebagai kontennya. &lt;p&gt;Contoh elemen Paragraf&lt;/p&gt;</text:p>
        </text:list-item>
        <text:list-item>
          <text:p text:style-name="P40"><draw:frame draw:style-name="fr4" draw:name="Image1" text:anchor-type="char" svg:x="1.361in" svg:y="-0.0138in" svg:width="5.1736in" svg:height="2.9098in" draw:z-index="0"><draw:image xlink:href="Pictures/100000000000064000000384ED2DC99AD1FDFA0A.jpg" xlink:type="simple" xlink:show="embed" xlink:actuate="onLoad" draw:mime-type="image/jpeg"/></draw:frame>Kita melihat ada kotak yang berwarna jingga, kuning, hijau, dan biru (bagian kotak terdalam). Warna-warna tersebut merupakan margin, border, padding, dan konten (contohnya teks yang akan ditampilkan). Kotak ini merupakan hasil representasi dari seluruh elemen HTML. Pembahasan ini dinamai box model dan akan diulas lebih rinci pada modul terpisah.</text:p>
        </text:list-item>
        <text:list-item>
          <text:p text:style-name="P40">Nah, berbicara mengenai perbedaan antara menggunakan elemen HTML maupun tidak, kita melihat ada perbedaan dari sisi styling. Teks yang dibungkus dengan elemen paragraf memiliki margin vertikal sebesar 16 piksel secara bawaan, sedangkan teks yang tidak dibungkus sama sekali tidak akan memiliki style apa pun, kecuali styling yang dimiliki oleh elemen &lt;body&gt;.</text:p>
        </text:list-item>
        <text:list-item>
          <text:p text:style-name="P138"><draw:frame draw:style-name="fr4" draw:name="Image2" text:anchor-type="char" svg:x="1.4374in" svg:y="0.0835in" svg:width="5.2071in" svg:height="1.8654in" draw:z-index="1"><draw:image xlink:href="Pictures/1000000100000780000002B06C1B180B8CC1DA6E.png" xlink:type="simple" xlink:show="embed" xlink:actuate="onLoad" draw:mime-type="image/png"/></draw:frame><text:soft-page-break/><text:span text:style-name="T5">Tag pembuka </text:span><text:span text:style-name="T6">=&gt; </text:span>Berisi nama dari elemen yang akan dibuat dan dibungkus dengan dua simbol, yaitu lebih kecil dari (&lt;) serta lebih besar dari (&gt;). Contohnya adalah &lt;p&gt; untuk membuat elemen paragraf yang menggunakan p sebagai nama elemennya–singkatan dari kata paragraf dalam bahasa inggris (paragraph).</text:p>
        </text:list-item>
        <text:list-item>
          <text:p text:style-name="P139"><text:span text:style-name="T90">Konten =&gt; </text:span>Konten dari elemen. Contohnya teks sebagai konten dari elemen paragraf.</text:p>
        </text:list-item>
        <text:list-item>
          <text:p text:style-name="P139">Tag penutup <text:span text:style-name="T90">=&gt; </text:span>Mirip seperti tag pembuka, tetapi terdapat garis miring sebelum nama elemennya. Ini menandakan akhir dari elemen HTML. Biasanya, kesalahan bagi web programmer pemula adalah melupakan tag ini sehingga menyebabkan elemen tidak valid.</text:p>
        </text:list-item>
        <text:list-item>
          <text:p text:style-name="P193">Elemen dalam Elemen</text:p>
        </text:list-item>
        <text:list-item>
          <text:p text:style-name="P193"><draw:frame draw:style-name="fr4" draw:name="Image3" text:anchor-type="char" svg:x="1.3917in" svg:y="0in" svg:width="5.148in" svg:height="0.9138in" draw:z-index="2"><draw:image xlink:href="Pictures/1000000000000552000000F241BE8E2A127820EE.jpg" xlink:type="simple" xlink:show="embed" xlink:actuate="onLoad" draw:mime-type="image/jpeg"/></draw:frame>Itulah pembahasan mengenai anatomi elemen HTML. Elemen ini memiliki peran yang sangat besar terhadap browser agar informasi-informasi dapat ditampilkan dengan baik. Untuk menambah wawasan, ada sumber artikel yang menyebutkan elemen HTML. Anda dapat membuka <text:a xlink:type="simple" xlink:href="https://developer.mozilla.org/en-US/docs/Web/HTML/Element" text:style-name="Internet_20_link" text:visited-style-name="Visited_20_Internet_20_Link"><text:span text:style-name="T86">HTML elements reference dari MDN</text:span></text:a>.</text:p>
        </text:list-item>
      </text:list>
      <text:list xml:id="list171108154594143" text:continue-list="list171107609770002" text:style-name="L5">
        <text:list-item>
          <text:p text:style-name="P41">Attribute di Elemen HTML</text:p>
        </text:list-item>
      </text:list>
      <text:list xml:id="list2833633923" text:style-name="L10">
        <text:list-item>
          <text:p text:style-name="P140"><text:span text:style-name="T6">Dalam membuat elemen HTML, ada satu hal yang dapat dilakukan, yaitu memberi atribut. Atribut dapat memberi informasi-informasi tambahan untuk elemen HTML. Informasi ini tidak akan tampil dalam halaman web, tetapi ia dapat menentukan perilaku elemen biasanya. </text:span>Contohnya, ada satu elemen yang berfungsi untuk menampilkan gambar sebagai konten halaman web, yaitu &lt;img&gt;. Nah, kita perlu menyertakan informasi pada elemen tersebut, yaitu alamat dari gambar yang akan ditampilkan.</text:p>
        </text:list-item>
        <text:list-item>
          <text:p text:style-name="P140"><draw:frame draw:style-name="fr4" draw:name="Image4" text:anchor-type="char" svg:x="1.3783in" svg:y="-0.0654in" svg:width="5.2953in" svg:height="0.7728in" draw:z-index="3"><draw:image xlink:href="Pictures/10000000000004D0000000B4ECB1FE1B53450482.jpg" xlink:type="simple" xlink:show="embed" xlink:actuate="onLoad" draw:mime-type="image/jpeg"/></draw:frame><text:soft-page-break/>Pada gambar di atas, atribut <text:span text:style-name="T91">src</text:span> menentukan lokasi gambar yang akan ditampilkan pada halaman web.</text:p>
        </text:list-item>
        <text:list-item>
          <text:p text:style-name="P140"><text:span text:style-name="T90">K</text:span>ita memiliki atribut <text:span text:style-name="T91">class</text:span>. Secara singkat, atribut ini merupakan sebuah nama identitas yang digunakan untuk menargetkan elemen dengan kode styling. Untuk pembahasan styling akan dicakup pada modul terpisah. Ada dua hal yang dilakukan untuk menambahkan atribut pada elemen HTML, yaitu nama atribut dan nilainya. Ada banyak atribut yang disediakan oleh HTML. Salah satu yang terlihat sebelumnya adalah <text:span text:style-name="T91">class</text:span> dan <text:span text:style-name="T91">src</text:span>. Terkait nilainya, Anda dapat menulisnya dengan membungkus dengan tanda kutip satu atau dua setelah karakter sama dengan (=).</text:p>
        </text:list-item>
        <text:list-item>
          <text:p text:style-name="P140">Berikut adalah beberapa atribut yang tersedia di HTML.</text:p>
        </text:list-item>
      </text:list>
      <table:table table:name="Table1" table:style-name="Table1">
        <table:table-column table:style-name="Table1.A"/>
        <table:table-column table:style-name="Table1.B"/>
        <table:table-header-rows>
          <table:table-row>
            <table:table-cell table:style-name="Table1.A1" office:value-type="string">
              <text:p text:style-name="P8"><text:span text:style-name="Strong_20_Emphasis">Attribute</text:span></text:p>
            </table:table-cell>
            <table:table-cell table:style-name="Table1.A1" office:value-type="string">
              <text:p text:style-name="P8"><text:span text:style-name="Strong_20_Emphasis">Description</text:span></text:p>
            </table:table-cell>
          </table:table-row>
        </table:table-header-rows>
        <table:table-row>
          <table:table-cell table:style-name="Table1.A1" office:value-type="string">
            <text:p text:style-name="P4">accesskey</text:p>
          </table:table-cell>
          <table:table-cell table:style-name="Table1.A1" office:value-type="string">
            <text:p text:style-name="P4">Menentukan tombol shortcut untuk mengaktifkan/memfokuskan pada sebuah element.</text:p>
          </table:table-cell>
        </table:table-row>
        <table:table-row>
          <table:table-cell table:style-name="Table1.A1" office:value-type="string">
            <text:p text:style-name="P4">class</text:p>
          </table:table-cell>
          <table:table-cell table:style-name="Table1.A1" office:value-type="string">
            <text:p text:style-name="P4">Menentukan satu atau lebih classname untuk sebuah elemen.</text:p>
          </table:table-cell>
        </table:table-row>
        <table:table-row>
          <table:table-cell table:style-name="Table1.A1" office:value-type="string">
            <text:p text:style-name="P4">contenteditable</text:p>
          </table:table-cell>
          <table:table-cell table:style-name="Table1.A1" office:value-type="string">
            <text:p text:style-name="P4">Menentukan konten dari elemen merupakan konten yang dapat diubah atau tidak.</text:p>
          </table:table-cell>
        </table:table-row>
        <table:table-row>
          <table:table-cell table:style-name="Table1.A1" office:value-type="string">
            <text:p text:style-name="P4">data-*</text:p>
          </table:table-cell>
          <table:table-cell table:style-name="Table1.A1" office:value-type="string">
            <text:p text:style-name="P4">Menyimpan sebuah data pribadi khusus ke halaman atau aplikasi.</text:p>
          </table:table-cell>
        </table:table-row>
        <table:table-row>
          <table:table-cell table:style-name="Table1.A1" office:value-type="string">
            <text:p text:style-name="P4">dir</text:p>
          </table:table-cell>
          <table:table-cell table:style-name="Table1.A1" office:value-type="string">
            <text:p text:style-name="P4">Menentukan arah teks untuk konten pada suatu elemen.</text:p>
          </table:table-cell>
        </table:table-row>
        <table:table-row>
          <table:table-cell table:style-name="Table1.A1" office:value-type="string">
            <text:p text:style-name="P4">draggable</text:p>
          </table:table-cell>
          <table:table-cell table:style-name="Table1.A1" office:value-type="string">
            <text:p text:style-name="P4">Menentukan suatu elemen dapat di-<text:span text:style-name="Emphasis">drag</text:span> atau tidak.</text:p>
          </table:table-cell>
        </table:table-row>
        <table:table-row>
          <table:table-cell table:style-name="Table1.A1" office:value-type="string">
            <text:p text:style-name="P4">dropzone</text:p>
          </table:table-cell>
          <table:table-cell table:style-name="Table1.A1" office:value-type="string">
            <text:p text:style-name="P4">Menentukan data yang di-<text:span text:style-name="Emphasis">drag </text:span>adalah data yang disalin, dipindahkan, atau ditautkan saat dijatuhkan.</text:p>
          </table:table-cell>
        </table:table-row>
        <table:table-row>
          <table:table-cell table:style-name="Table1.A1" office:value-type="string">
            <text:p text:style-name="P4">hidden</text:p>
          </table:table-cell>
          <table:table-cell table:style-name="Table1.A1" office:value-type="string">
            <text:p text:style-name="P4">Menentukan suatu elemen ditampilkan atau tidak pada browser.</text:p>
          </table:table-cell>
        </table:table-row>
        <table:table-row>
          <table:table-cell table:style-name="Table1.A1" office:value-type="string">
            <text:p text:style-name="P4">id</text:p>
          </table:table-cell>
          <table:table-cell table:style-name="Table1.A1" office:value-type="string">
            <text:p text:style-name="P4">Menetapkan id pada elemen.</text:p>
          </table:table-cell>
        </table:table-row>
        <table:table-row>
          <table:table-cell table:style-name="Table1.A1" office:value-type="string">
            <text:p text:style-name="P4">lang</text:p>
          </table:table-cell>
          <table:table-cell table:style-name="Table1.A1" office:value-type="string">
            <text:p text:style-name="P4">Menentukan bahasa pada konten elemen.</text:p>
          </table:table-cell>
        </table:table-row>
        <table:table-row>
          <table:table-cell table:style-name="Table1.A1" office:value-type="string">
            <text:p text:style-name="P4">spellcheck</text:p>
          </table:table-cell>
          <table:table-cell table:style-name="Table1.A1" office:value-type="string">
            <text:p text:style-name="P4">Menentukan elemen harus diperiksa ejaannya dan tata bahasanya atau tidak.</text:p>
          </table:table-cell>
        </table:table-row>
        <text:soft-page-break/>
        <table:table-row>
          <table:table-cell table:style-name="Table1.A1" office:value-type="string">
            <text:p text:style-name="P4">style</text:p>
          </table:table-cell>
          <table:table-cell table:style-name="Table1.A1" office:value-type="string">
            <text:p text:style-name="P4">Menentukan styling secara satu baris untuk suatu elemen.</text:p>
          </table:table-cell>
        </table:table-row>
        <table:table-row>
          <table:table-cell table:style-name="Table1.A1" office:value-type="string">
            <text:p text:style-name="P4">tabindex</text:p>
          </table:table-cell>
          <table:table-cell table:style-name="Table1.A1" office:value-type="string">
            <text:p text:style-name="P4">Menentukan urutan dari suatu elemen.</text:p>
          </table:table-cell>
        </table:table-row>
        <table:table-row>
          <table:table-cell table:style-name="Table1.A1" office:value-type="string">
            <text:p text:style-name="P4">title</text:p>
          </table:table-cell>
          <table:table-cell table:style-name="Table1.A1" office:value-type="string">
            <text:p text:style-name="P4">Menentukan informasi tambahan tentang suatu elemen.</text:p>
          </table:table-cell>
        </table:table-row>
        <table:table-row>
          <table:table-cell table:style-name="Table1.A1" office:value-type="string">
            <text:p text:style-name="P4">translate</text:p>
          </table:table-cell>
          <table:table-cell table:style-name="Table1.A1" office:value-type="string">
            <text:p text:style-name="P4">Menentukan konten elemen harus diterjemahkan atau tidak.</text:p>
          </table:table-cell>
        </table:table-row>
      </table:table>
      <text:list xml:id="list171107710487150" text:continue-numbering="true" text:style-name="L10">
        <text:list-item>
          <text:p text:style-name="P140">Silakan kunjungi <text:a xlink:type="simple" xlink:href="https://developer.mozilla.org/en-US/docs/Web/HTML/Attributes" text:style-name="Internet_20_link" text:visited-style-name="Visited_20_Internet_20_Link"><text:span text:style-name="T86">HTML attribute reference dari MDN</text:span></text:a>.</text:p>
        </text:list-item>
      </text:list>
      <text:list xml:id="list171106844127995" text:continue-list="list171108154594143" text:style-name="L5">
        <text:list-item>
          <text:p text:style-name="P42">Anatomi Dokumen HTML</text:p>
        </text:list-item>
      </text:list>
      <text:list xml:id="list3821160766" text:style-name="L11">
        <text:list-item>
          <text:p text:style-name="P141"><text:span text:style-name="T7">Website serupa dengan dokumen konvensional yang ada. Serupa dalam arti memiliki struktur konten layaknya dokumen konvensional pada umumnya. Contohnya koran, majalah, atau buku. </text:span>Selain itu, tidak jarang juga kita sering melihat artikel. Artikel memiliki beberapa komponen atau elemen, seperti judul, gambar, paragraf, dan sebagainya.</text:p>
        </text:list-item>
        <text:list-item>
          <text:p text:style-name="P141">Pada pembahasan materi sebelumnya, kita mengetahui bahwa elemen dapat menjadi anak dari elemen lain atau biasa disebut child-element. Nah, contoh nyata yang dapat kita lihat adalah struktur dasar halaman web di atas. Contohnya, elemen &lt;head&gt; dan &lt;body&gt; merupakan child-element dari &lt;html&gt;. Lalu, elemen &lt;head&gt; memiliki child-element &lt;title&gt; yang memiliki konten berupa teks dari judul halaman yang ditampilkan. Elemen &lt;body&gt; memiliki child-element &lt;h1&gt; untuk menampilkan heading dan &lt;p&gt; untuk menampilkan paragraf. <text:span text:style-name="T93">DOM Tree.</text:span></text:p>
        </text:list-item>
        <text:list-item>
          <text:p text:style-name="P141"><draw:frame draw:style-name="fr4" draw:name="Image5" text:anchor-type="char" svg:x="1.2839in" svg:y="0in" svg:width="5.1307in" svg:height="2.8319in" draw:z-index="4"><draw:image xlink:href="Pictures/100000010000078000000424B200C06FE5A82B03.png" xlink:type="simple" xlink:show="embed" xlink:actuate="onLoad" draw:mime-type="image/png"/></draw:frame>Sederhananya, <text:span text:style-name="T71">doctype</text:span> dimaksudkan sebagai format atau versi HTML dan berisi sekumpulan aturan-aturan yang perlu diikuti dalam membangun halaman web yang baik</text:p>
        </text:list-item>
        <text:list-item>
          <text:p text:style-name="P141">Hierarki elemen teratas dari halaman web adalah elemen &lt;<text:span text:style-name="T71">html</text:span>&gt;. Elemen ini digunakan untuk memberitahu browser bahwa ia merupakan sebuah berkas <text:soft-page-break/>HTML sekaligus menjadi root dari halaman web. Seluruh elemen lain tentunya dituliskan di dalam elemen ini (child-element).</text:p>
        </text:list-item>
        <text:list-item>
          <text:p text:style-name="P141">Elemen &lt;<text:span text:style-name="T71">head</text:span>&gt; berfungsi sebagai tempat disimpannya informasi dari dokumen HTML. Informasi dapat berupa elemen meta, style, favicon, atau link. Selain itu, kita bisa memberikan judul dari halaman web (tab browser). Namun, penggunaan &lt;head&gt; dapat dihilangkan sejak HTML5. Jadi, struktur dasar berkas HTML menjadi seperti berikut.</text:p>
        </text:list-item>
        <text:list-item>
          <text:p text:style-name="P141">Setiap konten atau elemen dalam elemen &lt;body&gt; akan ditampilkan dalam halaman web. Elemen apa pun, baik gambar, judul, daftar barang, paragraf, dsb., yang diletakkan dalam elemen ini akan muncul. Bahkan, teks yang tak dibungkus oleh elemen sekalipun. </text:p>
        </text:list-item>
        <text:list-item>
          <text:p text:style-name="P141">Namun, ada kode yang tidak akan ditampilkan. Kode atau fitur yang dimaksud adalah komentar. Jika ingin menuliskan keterangan tambahan pada struktur dokumen HTML, kita perlu menggunakan commenting tag. Ini dituliskan dengan simbol <text:span text:style-name="T91">&lt;!--</text:span> sebagai pembuka dan <text:span text:style-name="T91">--&gt;</text:span> sebagai penutupnya. Komentar berguna untuk memberikan label dan mengorganisasi sebuah dokumen yang panjang, terlebih ketika bekerja secara tim.</text:p>
        </text:list-item>
        <text:list-item>
          <text:p text:style-name="P141">Lorem ipsum adalah teks standar yang ditempatkan untuk mendemonstrasikan elemen grafis atau presentasi visual, seperti font, tipografi, dan tata letak. Tujuan penggunaan lorem ipsum sebagai berikut. <text:span text:style-name="T94">1. </text:span>Sebagai pengisi sementara jika belum ada konten teks. <text:span text:style-name="T94">2. </text:span>Jika ingin menunjukkan hasil website sementara yang mana audiens diharapkan lebih fokus kepada elemen desain yang dipresentasikan, bukan pada isinya (teks). </text:p>
        </text:list-item>
        <text:list-item>
          <text:p text:style-name="P142"><text:span text:style-name="T94">1. Microsoft Word; </text:span>=lorem("angka_paragraf","angka_kalimat_pada_setiap_paragraf"). <text:span text:style-name="T95">Contohnya, jika mengetik =lorem(3,4), teks lorem ipsum akan muncul sebanyak 3 paragraf dan masing-masing paragraf terdapat 4 kalimat.</text:span></text:p>
        </text:list-item>
        <text:list-item>
          <text:p text:style-name="P142"><text:span text:style-name="T94">2. </text:span><text:span text:style-name="Strong_20_Emphasis"><text:span text:style-name="T95">Generator Online; Tersedia banyak situs generator lorem ipsum gratis, seperti </text:span></text:span><text:a xlink:type="simple" xlink:href="https://id.lipsum.com/" text:style-name="Internet_20_link" text:visited-style-name="Visited_20_Internet_20_Link"><text:span text:style-name="Strong_20_Emphasis"><text:span text:style-name="T87">id.lipsum.com</text:span></text:span></text:a><text:span text:style-name="Strong_20_Emphasis"><text:span text:style-name="T95"> dan </text:span></text:span><text:a xlink:type="simple" xlink:href="https://loremipsum.io/" text:style-name="Internet_20_link" text:visited-style-name="Visited_20_Internet_20_Link"><text:span text:style-name="Strong_20_Emphasis"><text:span text:style-name="T87">loremipsum.io</text:span></text:span></text:a><text:span text:style-name="Strong_20_Emphasis"><text:span text:style-name="T95">.</text:span></text:span></text:p>
        </text:list-item>
      </text:list>
      <text:list xml:id="list171107709550670" text:continue-list="list171106844127995" text:style-name="L5">
        <text:list-item>
          <text:p text:style-name="P43">Rangkuman Pengenalan HTML</text:p>
        </text:list-item>
      </text:list>
      <text:list xml:id="list3129340081" text:style-name="L12">
        <text:list-item>
          <text:p text:style-name="P143"><text:span text:style-name="T39">Pengantar HTML</text:span><text:span text:style-name="T8">; </text:span>Apakah Anda masih ingat HTML? Ia merupakan satu-satunya bahasa markup untuk membangun struktur halaman website. Sebagaimana yang telah dipelajari sebelumnya, HTML analogikan seperti kerangka hewan yang menentukan bentuk tubuhnya. Hal ini menjadikan setiap hewan memiliki bentuk yang bermacam-macam.</text:p>
        </text:list-item>
        <text:list-item>
          <text:p text:style-name="P144"><text:span text:style-name="T72">Anatomi Elemen HTML; </text:span><text:span text:style-name="T95">Elemen HTML adalah salah satu bagian dari HTML dalam membangun halaman web. Elemen ini digunakan untuk mendefinisikan elemen-elemen yang ditampilkan dalam halaman web. Ada beberapa hal untuk membangun elemen HTML itu sendiri. Secara garis besar, berikut adalah bagan dari anatomi elemen HTML.</text:span></text:p>
        </text:list-item>
        <text:list-item>
          <text:p text:style-name="P144"><draw:frame draw:style-name="fr4" draw:name="Image6" text:anchor-type="char" svg:x="1.3264in" svg:y="-0.0728in" svg:width="5.2071in" svg:height="1.8654in" draw:z-index="5"><draw:image xlink:href="Pictures/1000000100000780000002B06C1B180B8CC1DA6E.png" xlink:type="simple" xlink:show="embed" xlink:actuate="onLoad" draw:mime-type="image/png"/></draw:frame><text:soft-page-break/><text:span text:style-name="T72">Attribute di Elemen HTML;</text:span><text:span text:style-name="T96"> Dalam membuat elemen HTML, ada satu hal yang dapat dilakukan, yaitu memberi atribut. Atribut dapat memberi informasi-informasi tambahan untuk elemen HTML. Informasi ini tidak akan tampil dalam halaman web, tetapi ia dapat menentukan perilaku elemen biasanya. Berikut adalah anatomi dari atribut elemen untuk memperjelas pemahaman Anda.</text:span></text:p>
        </text:list-item>
        <text:list-item>
          <text:p text:style-name="P144"><text:span text:style-name="T72">Anatomi Dokumen HTML; </text:span><text:span text:style-name="T95">Pada dasarnya, dokumen HTML memerlukan struktur dasar untuk menampilkan halaman web dengan baik. Halaman web seharusnya memiliki susunan elemen HTML yang tampak seperti berikut.</text:span></text:p>
        </text:list-item>
      </text:list>
      <text:p text:style-name="P2"><draw:frame draw:style-name="fr4" draw:name="Image7" text:anchor-type="char" svg:x="1.4146in" svg:y="-0.0839in" svg:width="5.0083in" svg:height="3.2598in" draw:z-index="6"><draw:image xlink:href="Pictures/10000000000004D0000003228BE9BF0A819C9885.jpg" xlink:type="simple" xlink:show="embed" xlink:actuate="onLoad" draw:mime-type="image/jpeg"/></draw:frame><text:span text:style-name="T96"><text:tab/></text:span><text:span text:style-name="T95">Dokumen di atas sebetulnya akan membentuk sebuah hierarki elemen atau yang biasa disebut dengan DOM Tree (pohon DOM). Ini dapat Anda analogikan seperti silsilah keluarga. Kurang lebih, berikut adalah DOM Tree yang terbentuk dari dokumen HTML di atas.</text:span></text:p>
      <text:p text:style-name="P17"><text:soft-page-break/><text:tab/><draw:frame draw:style-name="fr4" draw:name="Image8" text:anchor-type="char" svg:x="1.2839in" svg:y="0in" svg:width="5.1307in" svg:height="2.8319in" draw:z-index="7"><draw:image xlink:href="Pictures/100000010000078000000424B200C06FE5A82B03.png" xlink:type="simple" xlink:show="embed" xlink:actuate="onLoad" draw:mime-type="image/png"/></draw:frame></text:p>
      <text:list xml:id="list171107848722832" text:continue-list="list171107709550670" text:style-name="L5">
        <text:list-item>
          <text:p text:style-name="P43">Kuis: Pengenalan HTML</text:p>
        </text:list-item>
      </text:list>
      <text:list xml:id="list2222492103" text:style-name="L13">
        <text:list-item>
          <text:p text:style-name="P44">Riwayat</text:p>
        </text:list-item>
      </text:list>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anggal</text:p>
            </table:table-cell>
            <table:table-cell table:style-name="Table2.A1" office:value-type="string">
              <text:p text:style-name="Table_20_Heading">Persentase</text:p>
            </table:table-cell>
            <table:table-cell table:style-name="Table2.A1" office:value-type="string">
              <text:p text:style-name="Table_20_Heading">Status</text:p>
            </table:table-cell>
            <table:table-cell table:style-name="Table2.A1" office:value-type="string">
              <text:p text:style-name="Table_20_Heading">Action</text:p>
            </table:table-cell>
          </table:table-row>
        </table:table-header-rows>
        <table:table-row>
          <table:table-cell table:style-name="Table2.A1" office:value-type="string">
            <text:p text:style-name="Table_20_Contents">16 Sep 2024 12:44</text:p>
          </table:table-cell>
          <table:table-cell table:style-name="Table2.A1" office:value-type="string">
            <text:p text:style-name="Table_20_Contents">100%</text:p>
          </table:table-cell>
          <table:table-cell table:style-name="Table2.A1" office:value-type="string">
            <text:p text:style-name="Table_20_Contents">Lulus </text:p>
          </table:table-cell>
          <table:table-cell table:style-name="Table2.A1" office:value-type="string">
            <text:p text:style-name="P7"/>
          </table:table-cell>
        </table:table-row>
      </table:table>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ontents">16 Sep 2024 12:41</text:p>
          </table:table-cell>
          <table:table-cell table:style-name="Table3.A1" office:value-type="string">
            <text:p text:style-name="Table_20_Contents">80%</text:p>
          </table:table-cell>
          <table:table-cell table:style-name="Table3.A1" office:value-type="string">
            <text:p text:style-name="Table_20_Contents">Lulus </text:p>
          </table:table-cell>
          <table:table-cell table:style-name="Table3.A1" office:value-type="string">
            <text:p text:style-name="P7"/>
          </table:table-cell>
        </table:table-row>
      </table:table>
      <text:list xml:id="list171108493274801" text:continue-numbering="true" text:style-name="L13">
        <text:list-item>
          <text:p text:style-name="P45"/>
        </text:list-item>
      </text:list>
      <text:list xml:id="list171107543778331" text:continue-list="list214696567" text:style-name="L4">
        <text:list-item>
          <text:p text:style-name="P46">Pendalaman HTML</text:p>
        </text:list-item>
      </text:list>
      <text:list xml:id="list3601197311" text:style-name="L14">
        <text:list-item>
          <text:p text:style-name="P47">Pengantar Pendalaman HTML</text:p>
          <text:list>
            <text:list-item>
              <text:list>
                <text:list-item>
                  <text:p text:style-name="P145"><text:span text:style-name="T9"><text:s/></text:span>Beberapa hal yang akan kita pelajari sebagai berikut.</text:p>
                  <text:list>
                    <text:list-item>
                      <text:list>
                        <text:list-item>
                          <text:p text:style-name="P146">Variasi elemen seperti paragraf, heading, list, gambar, dan teks terformat.</text:p>
                        </text:list-item>
                        <text:list-item>
                          <text:p text:style-name="P146">Membangun halaman web dengan semantic HTML.</text:p>
                        </text:list-item>
                        <text:list-item>
                          <text:p text:style-name="P146">Mengelompokkan elemen dengan generic elemen.</text:p>
                        </text:list-item>
                        <text:list-item>
                          <text:p text:style-name="P146">Membuat tabel pada HTML.</text:p>
                        </text:list-item>
                        <text:list-item>
                          <text:p text:style-name="P146">Mengetahui berbagai macam elemen input untuk membuat formulir dalam halaman web.</text:p>
                        </text:list-item>
                      </text:list>
                    </text:list-item>
                  </text:list>
                </text:list-item>
              </text:list>
            </text:list-item>
          </text:list>
        </text:list-item>
        <text:list-item>
          <text:p text:style-name="P48">Paragraf</text:p>
          <text:list>
            <text:list-item>
              <text:p text:style-name="P49">Pastikan kita selalu gunakan elemen HTML dalam menampilkan seluruh teks (konten) yang ada pada dokumen HTML. Teks yang ditampilkan tanpa dibungkus elemen disebut anonymous text.</text:p>
            </text:list-item>
          </text:list>
        </text:list-item>
        <text:list-item>
          <text:p text:style-name="P48">Heading</text:p>
        </text:list-item>
        <text:list-item>
          <text:p text:style-name="P48">List</text:p>
          <text:list>
            <text:list-item>
              <text:p text:style-name="P49"><text:span text:style-name="T99">B</text:span>isa menetapkan nilai awal pada sebuah <text:span text:style-name="Emphasis">ordered list</text:span> dengan menggunakan atribut <text:span text:style-name="Emphasis"><text:span text:style-name="T71">start</text:span></text:span><text:span text:style-name="Strong_20_Emphasis">. </text:span>Contohnya, jika kita ingin memulai sebuah list dari angka 7, kita tetapkan atribut start dengan nilai 7 pada elemen <text:span text:style-name="T71">&lt;ol&gt;</text:span>.</text:p>
            </text:list-item>
            <text:list-item>
              <text:p text:style-name="P49"><text:soft-page-break/>Secara default, urutan list diawali dengan urutan paling rendah. Namun, kita dapat menambahkan atribut <text:span text:style-name="T71">reversed</text:span> pada elemen <text:span text:style-name="T71">&lt;ol&gt;</text:span> untuk membuat urutan dalam sebuah list terbalik. Atribut ini berbeda dengan atribut yang lain (yang sudah dibahas sebelumnya), atribut ini tidak memerlukan sebuah nilai ketika menggunakannya. Atribut ini hanya menandakan sebuah list untuk membalikkan urutan angka pada tiap item-nya.</text:p>
            </text:list-item>
          </text:list>
        </text:list-item>
        <text:list-item>
          <text:p text:style-name="P48">Latihan: Menambahkan <text:span text:style-name="T100">List pada Halaman Profil</text:span></text:p>
        </text:list-item>
      </text:list>
      <text:list xml:id="list3817405370" text:style-name="L15">
        <text:list-item>
          <text:list>
            <text:list-item>
              <text:p text:style-name="P127">MENGAPA MEMBUAT NAVIGASI DENGAN “LIST”?</text:p>
            </text:list-item>
          </text:list>
        </text:list-item>
      </text:list>
      <text:list xml:id="list2073530617" text:style-name="L16">
        <text:list-item>
          <text:list>
            <text:list-item>
              <text:p text:style-name="P128"><text:span text:style-name="T95">Pada dasarnya, kita dibebaskan untuk menggunakan elemen apa pun untuk mencapai konten dan tampilan yang diinginkan. Alasan yang paling logis adalah elemen </text:span>&lt;ol&gt;<text:span text:style-name="T95"> umumnya untuk menampilkan item-item yang mementingkan urutan. Contohnya, membuat langkah-langkah memasak mie instan, membuat minuman kopi, dsb. Namun, ketika membaca sebuah artikel </text:span><text:span text:style-name="Emphasis"><text:span text:style-name="T95">feature </text:span></text:span><text:span text:style-name="T95">yang informasinya tidak bergantung pada urutan (tidak seperti resep, novel, dsb.), tentu pembaca bebas memulai dari mana pun yang diinginkan, bukan? Oleh sebab itulah, kita menggunakan elemen </text:span>&lt;ul&gt;<text:span text:style-name="T95">. </text:span>Elemen list merupakan salah satu elemen yang dapat dimanfaatkan menampilkan daftar navigasi halaman. Namun, tentu saja ada karakter <text:span text:style-name="Emphasis">bullet</text:span> pada setiap item dan ini tidak kita butuhkan. Bagaimana cara untuk mengubah tampilannya? Tentunya, kita akan mempelajari ini pada modul styling (modul terpisah).</text:p>
            </text:list-item>
          </text:list>
        </text:list-item>
      </text:list>
      <text:list xml:id="list171107060273779" text:continue-list="list3601197311" text:style-name="L14">
        <text:list-item>
          <text:p text:style-name="P50">Gambar</text:p>
        </text:list-item>
      </text:list>
      <text:list xml:id="list371180549" text:style-name="L17">
        <text:list-item>
          <text:list>
            <text:list-item>
              <text:p text:style-name="P129">Attribute Wajib; <text:span text:style-name="T95">1. </text:span>src<text:span text:style-name="T95">, </text:span><text:span text:style-name="T101">Attribut Opsional; </text:span><text:span text:style-name="T95">2. </text:span>alt<text:span text:style-name="T95">, 3. </text:span>title<text:span text:style-name="T95">(jika dihover)</text:span></text:p>
            </text:list-item>
            <text:list-item>
              <text:p text:style-name="P153">Berikut adalah jenis format gambar yang umum digunakan pada pembuatan website; .gif, .jpg, .jpeg, .jfif, .pjpeg, .pjp, .<text:span text:style-name="T100">png, .webp, .svg</text:span></text:p>
            </text:list-item>
            <text:list-item>
              <text:p text:style-name="P153"><text:span text:style-name="T100">attribut height dan width; </text:span>Ketika menggunakan atribut ini, disarankan hanya gunakan salah satunya. Terkecuali kita menentukan nilai lebar dan tingginya sesuai dengan rasio dari ukuran gambar aslinya. </text:p>
            </text:list-item>
            <text:list-item>
              <text:p text:style-name="P51">Oh iya, gambar tentu perlu waktu lebih untuk tampil di browser. Jadi, tentukanlah ukuran sesuai kebutuhan.</text:p>
            </text:list-item>
          </text:list>
        </text:list-item>
      </text:list>
      <text:list xml:id="list171108856934299" text:continue-list="list171107060273779" text:style-name="L14">
        <text:list-item>
          <text:p text:style-name="P52">Latihan: Menambahkan Gambar pada Halaman Profil</text:p>
          <text:list>
            <text:list-item>
              <text:p text:style-name="P53"><draw:frame draw:style-name="fr4" draw:name="Image9" text:anchor-type="char" svg:x="1.2291in" svg:y="0.0016in" svg:width="5.6311in" svg:height="2.3457in" draw:z-index="8"><draw:image xlink:href="Pictures/10000001000005100000021C18AC51D731B193BB.png" xlink:type="simple" xlink:show="embed" xlink:actuate="onLoad" draw:mime-type="image/png"/></draw:frame></text:p>
            </text:list-item>
          </text:list>
        </text:list-item>
        <text:list-item>
          <text:p text:style-name="P52"><text:soft-page-break/>Inline Formatting Text: Long Quotations, Preformatted Text, dan Figure</text:p>
          <text:list>
            <text:list-item>
              <text:p text:style-name="P147"><text:span text:style-name="T10">Jika pada konten kita memiliki sebuah kutipan ataupun sebuah testimonial, kita dapat gunakan format </text:span><text:span text:style-name="Emphasis"><text:span text:style-name="T64">long quotations</text:span></text:span><text:span text:style-name="T10"> dengan menggunakan tags </text:span><text:span text:style-name="T41">&lt;blockquote&gt;</text:span><text:span text:style-name="T10">. Konten di dalam elemen &lt;blockquote&gt; ini dapat berupa sebuah paragraf, heading, ataupun list. </text:span>Pada elemen ini, kita dapat menggunakan atribut <text:span text:style-name="Emphasis">cite</text:span> untuk menentukan sumber URL dari sebuah kutipan (jika kutipan tersebut bersumber dari sebuah situs website). <text:span text:style-name="T71">Namun, tidak ada tampilan yang berbeda pada browser secara kasat mata</text:span>.</text:p>
            </text:list-item>
            <text:list-item>
              <text:p text:style-name="P148"><text:span text:style-name="T102">Preformatted Text; </text:span>terdapat sebuah elemen yang dapat kita gunakan untuk menampilkan konten sesuai yang kita tulis pada text editor. Untuk menggunakannya, kita gunakan elemen <text:span text:style-name="T71">&lt;pre&gt;</text:span> sebagai pembungkus kontennya. Perhatikan contoh berikut.</text:p>
            </text:list-item>
            <text:list-item>
              <text:p text:style-name="P148"><text:span text:style-name="T95">Elemen </text:span><text:span text:style-name="T71">&lt;figure&gt;</text:span><text:span text:style-name="T95"> digunakan untuk mempresentasikan konten tersendiri (</text:span><text:span text:style-name="Emphasis"><text:span text:style-name="T95">self-contained content</text:span></text:span><text:span text:style-name="T95">), seperti ilustrasi, diagram, foto, atau bisa juga sebuah baris kode. Banyak hal yang dapat digunakan dalam elemen ini. Elemen ini digunakan untuk mengelompokkan blok konten yang dapat dipindahkan posisinya dari blok utama sebuah dokumen tanpa mempengaruhi arti dari induk dokumen. Dalam elemen figure, kita dapat menuliskan elemen &lt;figcaption&gt; sebagai sebuah caption (judul) untuk konten tersebut. Berikut adalah contoh penggunaan figure pada sebuah konten gambar.</text:span></text:p>
            </text:list-item>
            <text:list-item>
              <text:p text:style-name="P148"><text:span text:style-name="T95">Contoh lainnya, elemen figure dapat kita gunakan untuk me-</text:span><text:span text:style-name="Emphasis"><text:span text:style-name="T95">markup</text:span></text:span><text:span text:style-name="T95"> sebuah konten puisi.</text:span></text:p>
            </text:list-item>
          </text:list>
        </text:list-item>
        <text:list-item>
          <text:p text:style-name="P52">Inline Formatting Text: Anchor, Emphasized Text, Important Text, dan Short Quotation</text:p>
          <text:list>
            <text:list-item>
              <text:p text:style-name="P149"><text:span text:style-name="T40">Anchor: &lt;</text:span><text:span text:style-name="T42">a&gt; </text:span><text:span text:style-name="T2">Selain itu, ada atribut wajib agar elemen ini berfungsi dengan baik, yaitu href untuk menetapkan sebuah target yang dituju. </text:span></text:p>
            </text:list-item>
            <text:list-item>
              <text:p text:style-name="P148"><text:span text:style-name="T40">Emphasized Text:</text:span><text:span text:style-name="T11"> </text:span><text:span text:style-name="T2">Gunakan elemen </text:span><text:span text:style-name="T38">&lt;em&gt;</text:span><text:span text:style-name="T2"> untuk menunjukkan bagian kata yang perlu kita tekankan. Elemen ini menunjukkan </text:span><text:span text:style-name="Emphasis"><text:span text:style-name="T56">stress emphasis </text:span></text:span><text:span text:style-name="T2">atau konten/kata yang perlu mendapatkan penekanan atau perhatian khusus. Berikut contoh penggunaannya.</text:span><text:span text:style-name="T11"> Pada kalimat pertama, penekanan terdapat pada “siapa” seorang pelajar. Pada kalimat kedua, penekanan terdapat pada “apa” yang sedang ditekuni oleh Oding. Standarnya, pada browser sebuah kata yang ditekankan akan ditampilkan dalam gaya </text:span><text:span text:style-name="Emphasis"><text:span text:style-name="T58">miring</text:span></text:span><text:span text:style-name="T11"> pada teksnya.</text:span></text:p>
            </text:list-item>
            <text:list-item>
              <text:p text:style-name="P148"><text:span text:style-name="T73">Important Text: </text:span>Gunakan elemen <text:span text:style-name="T71">&lt;strong&gt;</text:span> untuk menunjukkan sebuah teks yang begitu penting (strong importance), serius ataupun mendesak. Artinya, teks tersebut harus dapat perhatian lebih dari teks biasa lainnya. Standarnya, pada browser sebuah teks yang diberi <text:span text:style-name="Emphasis">markup</text:span> &lt;strong&gt; akan ditampilkan tebal. Lalu, ketika pengguna menggunakan pembaca layar (<text:span text:style-name="Emphasis">screen reader</text:span>), suara yang terdengar akan berbeda. Ini mengartikan bahwa teks tersebut penting, tidak hanya sekadar tebal.</text:p>
            </text:list-item>
            <text:list-item>
              <text:p text:style-name="P148"><text:span text:style-name="T73">Short Quotations:</text:span><text:span text:style-name="T97"> </text:span><text:span text:style-name="T95">Gunakan elemen </text:span><text:span text:style-name="T71">&lt;q&gt; </text:span><text:span text:style-name="T95">untuk menandai sebuah kutipan dalam sebuah teks. Elemen ini berbeda dengan &lt;blockquote&gt;. Elemen ini digunakan </text:span><text:soft-page-break/><text:span text:style-name="T95">untuk kutipan pendek yang terletak di dalam baris (</text:span><text:span text:style-name="Emphasis"><text:span text:style-name="T95">inline</text:span></text:span><text:span text:style-name="T95">).</text:span><text:span text:style-name="T97"> Standarnya, sebuah teks yang diberi markup &lt;q&gt; akan ditampilkan di dalam tanda kutip (</text:span><text:span text:style-name="Emphasis"><text:span text:style-name="T97">quotation marks</text:span></text:span><text:span text:style-name="T97">) pada browser. Elemen quotation marks memiliki atribut cite untuk menentukan sumber URL dari sebuah kutipan (jika kutipan tersebut bersumber dari sebuah situs website). Namun, tidak ada perbedaan yang terlihat secara kasat mata jika dijalankan di browser.</text:span></text:p>
            </text:list-item>
          </text:list>
        </text:list-item>
        <text:list-item>
          <text:p text:style-name="P194">Inline Formatting Text: Citation, Defining Terms, Subscript, Supersctipt, Highlighted Text, dan Line Break</text:p>
          <text:list>
            <text:list-item>
              <text:p text:style-name="P150"><text:span text:style-name="T74">Citation: </text:span>Selain sebuah <text:span text:style-name="T71">atribut, &lt;cite&gt;</text:span> juga merupakan sebuah elemen yang digunakan untuk sebuah <text:span text:style-name="T71">rujukan</text:span> pada sebuah dokumen, contohnya sebuah buku, majalah, artikel, dan lainnya. Standarnya, pada browser sebuah teks yang diberi markup <text:span text:style-name="T71">&lt;cite&gt;</text:span> akan ditampilkan dengan huruf <text:span text:style-name="T71">miring</text:span> (<text:span text:style-name="Emphasis">italic</text:span>).</text:p>
            </text:list-item>
            <text:list-item>
              <text:p text:style-name="P151"><text:span text:style-name="T74">Defining Terms: </text:span>Elemen <text:span text:style-name="T71">&lt;dfn&gt;</text:span> digunakan ketika <text:span text:style-name="T71">mendefinisikan</text:span> sebuah istilah (<text:span text:style-name="Emphasis">term</text:span>). Elemen ini harus <text:span text:style-name="T71">terletak pada elemen lain yang menaunginya</text:span>. Contohnya pada sebuah elemen <text:span text:style-name="T71">&lt;p&gt;</text:span> atau elemen<text:span text:style-name="T71"> &lt;section&gt;</text:span>. Berikut contoh penggunaannya. Standar pada browser yakni sebuah teks yang diberi markup &lt;dfn&gt; akan ditampilkan dengan huruf miring (<text:span text:style-name="Emphasis">italic</text:span>).</text:p>
            </text:list-item>
            <text:list-item>
              <text:p text:style-name="P151"><text:span text:style-name="T74">Subscrtipt dan Superscript: </text:span>Subscript <text:span text:style-name="T71">&lt;sub&gt;</text:span> dan superscript <text:span text:style-name="T71">&lt;sup&gt;</text:span> adalah elemen yang dapat membuat teks yang ditampilkan tampak kecil, dengan posisi <text:span text:style-name="T71">di bawah (sub)</text:span> atau <text:span text:style-name="T71">di atas (sup)</text:span> dari teks biasanya. Elemen ini digunakan untuk menunjukkan sebuah <text:span text:style-name="T71">rumus kimia</text:span> ataupun <text:span text:style-name="T71">matematika</text:span>.</text:p>
            </text:list-item>
            <text:list-item>
              <text:p text:style-name="P151"><text:span text:style-name="T74">Highlighted Text: </text:span>Untuk menandai atau <text:span text:style-name="T71">menyorot</text:span> sebuah teks kita bisa menggunakan elemen <text:span text:style-name="T71">&lt;mark&gt;</text:span>. Elemen ini digunakan ketika terdapat sebuah teks yang memiliki <text:span text:style-name="T71">peran</text:span> <text:span text:style-name="T71">penting</text:span>, biasanya teks tersebut merupakan bagian yang paling <text:span text:style-name="T71">relevan</text:span> atau <text:span text:style-name="T71">penting</text:span> dalam sebuah <text:span text:style-name="T71">konteks</text:span> <text:span text:style-name="T71">kalimat</text:span>. Standarnya, pada browser teks yang diberi markup <text:span text:style-name="T71">&lt;mark&gt;</text:span> akan ditampilkan dengan <text:span text:style-name="T71">background</text:span> <text:span text:style-name="T71">kuning</text:span> dan <text:span text:style-name="T71">teks</text:span> <text:span text:style-name="T71">hitam</text:span>.</text:p>
            </text:list-item>
            <text:list-item>
              <text:p text:style-name="P152"><text:span text:style-name="T75">Line</text:span><text:span text:style-name="T103"> </text:span><text:span text:style-name="T75">Break</text:span><text:span text:style-name="T103">: </text:span><text:span text:style-name="Emphasis">Inline line break element</text:span> (<text:span text:style-name="T71">&lt;br&gt;</text:span>) dapat digunakan untuk memberitahu browser untuk memberikan sebuah <text:span text:style-name="T71">garis</text:span> <text:span text:style-name="T71">baru</text:span> pada baris teks. Sama seperti <text:span text:style-name="T71">gambar&lt;</text:span><text:span text:style-name="T75">img&gt;</text:span>, elemen ini merupakan <text:span text:style-name="T71">elemen</text:span> <text:span text:style-name="T71">kosong</text:span> sehingga kita tidak membutuhkan sebuah <text:span text:style-name="T71">tag</text:span> <text:span text:style-name="T71">penutup</text:span>.</text:p>
            </text:list-item>
          </text:list>
        </text:list-item>
        <text:list-item>
          <text:p text:style-name="P195">Latihan: Menerapkan Elemen Anchor pada Halaman Profil</text:p>
          <text:list>
            <text:list-item>
              <text:p text:style-name="P196">Berikut adalah alur latihan kali ini.</text:p>
              <text:list text:style-name="L18">
                <text:list-item>
                  <text:p text:style-name="P199">Membuka hasil latihan terakhir dengan VSCode.</text:p>
                </text:list-item>
                <text:list-item>
                  <text:p text:style-name="P199">Membuat elemen anchor dalam list item pada navigation list.</text:p>
                </text:list-item>
                <text:list-item>
                  <text:p text:style-name="P199">Memberikan atribut id pada setiap elemen &lt;h2&gt; sebagai topik pembahasan artikel.</text:p>
                </text:list-item>
                <text:list-item>
                  <text:p text:style-name="P199">Menyesuaikan nilai atribut href sesuai dengan id di setiap elemen &lt;h2&gt;. </text:p>
                </text:list-item>
                <text:list-item>
                  <text:p text:style-name="P198">Menjalankan halaman web pada browser.</text:p>
                </text:list-item>
              </text:list>
            </text:list-item>
          </text:list>
        </text:list-item>
      </text:list>
      <text:list xml:id="list2124566535" text:style-name="L19">
        <text:list-item>
          <text:list>
            <text:list-item>
              <text:list>
                <text:list-item>
                  <text:p text:style-name="P197"><text:s text:c="8"/>&lt;a href="#sejarah"&gt;Sejarah&lt;/a&gt; &lt;=&gt; <text:s text:c="4"/>&lt;h2 id="sejarah"&gt;Sejarah&lt;/h2&gt;</text:p>
                </text:list-item>
                <text:list-item>
                  <text:p text:style-name="P191"><text:soft-page-break/><text:span text:style-name="T104">Atribut </text:span><text:span text:style-name="T76">id</text:span><text:span text:style-name="T104"> termasuk dalam salah satu dari sekian </text:span><text:span text:style-name="T76">global</text:span><text:span text:style-name="T104"> attribute. Global attributes merupakan attribute HTML yang diperuntukkan bagi </text:span><text:span text:style-name="T76">elemen</text:span><text:span text:style-name="T104"> </text:span><text:span text:style-name="T76">apa</text:span><text:span text:style-name="T104"> </text:span><text:span text:style-name="T76">pun</text:span><text:span text:style-name="T104">. </text:span>Ada beberapa penggunaan umum terhadap atribut ini, yaitu menangkap elemen menggunakan JavaScript untuk melakukan manipulasi HTML dan memberikan <text:span text:style-name="Emphasis">highlight</text:span> atau fokus pada elemen tersebut ketika diakses melalui URL. Dalam konteks latihan ini, kita menerapkan hal yang kedua. <text:a xlink:type="simple" xlink:href="https://example.com/#my_example_article_title" text:style-name="Internet_20_link" text:visited-style-name="Visited_20_Internet_20_Link">https://example.com/#my_example_article_title</text:a>:: Jika URL di atas dijalankan, kita akan diarahkan atau ditujukan secara langsung ke elemen yang memiliki id “my_example_article_title”. Ini merupakan konsep asal dari penerapan anchor pada URL bahwa kita perlu menambahkan karakter pagar (#) sebelum menyebutkan nama id-nya.</text:p>
                </text:list-item>
                <text:list-item>
                  <text:p text:style-name="P192">Nah, bagaimana dengan <text:span text:style-name="T71">special</text:span> <text:span text:style-name="T71">attributes</text:span> atau <text:span text:style-name="T71">atribut</text:span> <text:span text:style-name="T71">khusus</text:span>? Tentu saja ada! Contohnya <text:span text:style-name="T71">href</text:span> untuk elemen <text:span text:style-name="T71">anchor</text:span>. Dengan demikian, jika elemen <text:span text:style-name="T71">anchor</text:span> diklik, URL pada browser kita akan <text:span text:style-name="T71">berubah</text:span> dan <text:span text:style-name="T71">fokus</text:span> pada <text:span text:style-name="T71">elemen</text:span> <text:span text:style-name="T71">ber</text:span>-<text:span text:style-name="T71">id</text:span> yang sesuai.</text:p>
                </text:list-item>
                <text:list-item>
                  <text:p text:style-name="P200">Element = <text:span text:style-name="T71">anchor</text:span>, Tag = <text:span text:style-name="T71">a</text:span>;; Element = <text:span text:style-name="T71">paragraph</text:span>, Tag = <text:span text:style-name="T71">p</text:span></text:p>
                </text:list-item>
              </text:list>
            </text:list-item>
          </text:list>
        </text:list-item>
      </text:list>
      <text:p text:style-name="P14"/>
      <text:list xml:id="list171107211214009" text:continue-list="list4132804948" text:style-name="L3">
        <text:list-item>
          <text:p text:style-name="P30"><text:span text:style-name="T105">Selasa</text:span>, 1<text:span text:style-name="T105">7</text:span> September 2024 (13:<text:span text:style-name="T105">11</text:span><text:span text:style-name="T1">)</text:span></text:p>
        </text:list-item>
      </text:list>
      <text:list xml:id="list4093504005" text:style-name="L20">
        <text:list-item>
          <text:list>
            <text:list-item>
              <text:p text:style-name="P54">Pendalaman HTML</text:p>
            </text:list-item>
          </text:list>
        </text:list-item>
      </text:list>
      <text:list xml:id="list1619248054" text:style-name="L21">
        <text:list-item>
          <text:list>
            <text:list-item>
              <text:list>
                <text:list-item>
                  <text:p text:style-name="P55">Semantic HTML: Mengorganisasi Halaman Konten</text:p>
                  <text:list>
                    <text:list-item>
                      <text:p text:style-name="P56">Sebelum HTML5, kita mengelompokkan suatu elemen HTML yang memiliki konten serupa dalam sebuah <text:span text:style-name="Emphasis">generic element</text:span> &lt;div&gt; (kita akan membahas div secara dalam nanti). Kita mengelompokkan sebuah header website dengan menggunakan div, membuat sebuah navigation dengan menggunakan div juga, artikel atau section yang lainnya. Kita biasa gunakan class atau id untuk mengindikasikan peran dari elemen tersebut. Hal ini membuat struktur pada website hilang (<text:span text:style-name="Emphasis">semantic meaningless</text:span>).</text:p>
                    </text:list-item>
                  </text:list>
                </text:list-item>
                <text:list-item>
                  <text:p text:style-name="P55">Semantic HTML: Header, Footer, Main, dan Nav</text:p>
                  <text:list>
                    <text:list-item>
                      <text:p text:style-name="P154"><text:span text:style-name="T12"><text:s/></text:span><text:span text:style-name="T71">Header</text:span>: pengantar atau pembuka konten dalam sebuah elemen <text:span text:style-name="T71">&lt;article&gt;</text:span> atau <text:span text:style-name="T71">&lt;section&gt;</text:span>. Pada contoh di bawah ini, elemen &lt;header&gt; digunakan untuk menampilkan nama situs dan navigasi utama.</text:p>
                    </text:list-item>
                    <text:list-item>
                      <text:p text:style-name="P155"><text:span text:style-name="T71">Footer</text:span>: catatan kaki pada sebuah elemen <text:span text:style-name="T71">&lt;article&gt;</text:span> atau <text:span text:style-name="T71">&lt;section&gt;</text:span>. Selain itu, elemen &lt;footer&gt; digunakan sebagai informasi hak cipta.</text:p>
                    </text:list-item>
                    <text:list-item>
                      <text:p text:style-name="P155">Selain itu, elemen &lt;header&gt; dan &lt;footer&gt; dapat digunakan pada sebuah elemen &lt;article&gt; atau &lt;section&gt;. <text:span text:style-name="Emphasis">Header</text:span> biasanya menampung judul dan penulis, <text:span text:style-name="Emphasis">footer</text:span> dapat menampung sebuah link untuk membagikan artikel pada sebuah sosial media. <text:s/></text:p>
                      <text:p text:style-name="P21">&lt;article&gt;  &lt;header&gt;    &lt;h1&gt;Judul Artikel&lt;/h1&gt;    &lt;h2&gt;Oleh: Dicoding Indonesia&lt;/h2&gt;  &lt;/header&gt;  &lt;p&gt;    &lt;!-- ....... Konten artikel dimulai dari sini ...... --&gt;  &lt;/p&gt;  &lt;footer&gt;    &lt;p&gt;Bagikan artikel ini melalui&lt;/p&gt;    &lt;ul&gt;      &lt;li&gt;Twitter&lt;/li&gt;      <text:soft-page-break/>&lt;li&gt;Facebook&lt;/li&gt;      &lt;li&gt;        &lt;!-- ...... --&gt;      &lt;/li&gt;    &lt;/ul&gt;  &lt;/footer&gt;&lt;/article&gt;</text:p>
                    </text:list-item>
                    <text:list-item>
                      <text:p text:style-name="P55">Perlu kita ketahui bahwa elemen &lt;header&gt; dan &lt;footer&gt; tidak boleh ditulis di dalam elemen &lt;header&gt; dan &lt;footer&gt; lainnya (bertumpuk/nested).</text:p>
                    </text:list-item>
                    <text:list-item>
                      <text:p text:style-name="P57"><text:span text:style-name="T71">Main</text:span>: Element <text:span text:style-name="Strong_20_Emphasis">&lt;main&gt;</text:span> digunakan untuk menampung/mewadahi konten utama (dominan) dalam <text:span text:style-name="Strong_20_Emphasis">&lt;body&gt;</text:span>. Konten main dapat terdiri dari banyak section, ataupun artikel, atau konten apa pun di dalam elemen main, selama ia termasuk konten utama yang dimiliki oleh website. &lt;body&gt;  &lt;header&gt;    &lt;!-- Konten header website --&gt;  &lt;/header&gt;  &lt;main&gt;    &lt;!-- Konten utama website --&gt;  &lt;/main&gt;  &lt;footer&gt;    &lt;!-- Konten footer website --&gt;  &lt;/footer&gt;&lt;/body&gt; Karena elemen &lt;main&gt; berisi inti konten pada website, jangan gunakan elemen main <text:span text:style-name="T71">lebih</text:span> <text:span text:style-name="T71">dari</text:span> <text:span text:style-name="T71">satu</text:span> pada berkas HTML.</text:p>
                    </text:list-item>
                    <text:list-item>
                      <text:p text:style-name="P57"><text:span text:style-name="T71">Nav</text:span>: Elemen &lt;<text:span text:style-name="T71">nav</text:span>&gt; digunakan untuk menampung sebuah navigasi yang sifatnya penting (mayor), contohnya navigasi utama pada sebuah website.  Namun, tidak menjamin pada sebuah website hanya ada satu navigasi. Contohnya, sebuah akhir artikel pada blog terdapat tautan navigasi menuju artikel yang dianggap relevan dengan artikel yang telah kita baca. Navigasi tersebut tidak dianggap sebagai navigasi yang penting sehingga kita <text:span text:style-name="T71">tidak</text:span> <text:span text:style-name="T71">perlu</text:span> <text:span text:style-name="T71">menggunakan</text:span> <text:span text:style-name="T71">elemen &lt;nav&gt; untuk</text:span> <text:span text:style-name="T71">menampilkannya</text:span>.</text:p>
                    </text:list-item>
                  </text:list>
                </text:list-item>
                <text:list-item>
                  <text:p text:style-name="P57">Semantic HTML: Article, Aside, dan Section</text:p>
                  <text:list>
                    <text:list-item>
                      <text:p text:style-name="P156"><text:span text:style-name="T43">Article</text:span><text:span text:style-name="T13">: </text:span>Elemen &lt;<text:span text:style-name="T71">article</text:span>&gt; bertindak sebagai <text:span text:style-name="Emphasis"><text:span text:style-name="T71">container</text:span></text:span> untuk <text:span text:style-name="Emphasis"><text:span text:style-name="T71">independent</text:span></text:span><text:span text:style-name="Emphasis"> </text:span><text:span text:style-name="Emphasis"><text:span text:style-name="T71">content</text:span></text:span> pada sebuah halaman, artinya <text:span text:style-name="T71">konten</text:span> <text:span text:style-name="T71">utuh</text:span> yang <text:span text:style-name="T71">tidak</text:span> <text:span text:style-name="T71">terkait</text:span> <text:span text:style-name="T71">dengan</text:span> <text:span text:style-name="T71">konten</text:span> <text:span text:style-name="T71">lain</text:span>, bisa saja sebuah artikel blog, komentar, forum post dan konten lainnya. Jika dalam sebuah halaman terdapat <text:span text:style-name="T71">beberapa</text:span> <text:span text:style-name="T71">artikel</text:span>, <text:span text:style-name="T71">tiap</text:span> <text:span text:style-name="T71">artikel</text:span> tersebut <text:span text:style-name="T71">seharusnya</text:span> berada pada <text:span text:style-name="T71">elemen</text:span> &lt;<text:span text:style-name="T71">article</text:span>&gt;-nya <text:span text:style-name="T71">masing</text:span>-<text:span text:style-name="T71">masing</text:span>. Elemen &lt;article&gt; dapat berada pada elemen &lt;article&gt; lainnya (<text:span text:style-name="T71">nested</text:span>) selama <text:span text:style-name="T71">artikel</text:span> tersebut <text:span text:style-name="T71">berkaitan</text:span> <text:span text:style-name="T71">dengan</text:span> <text:span text:style-name="T71">induk</text:span> <text:span text:style-name="T71">elemen</text:span> &lt;<text:span text:style-name="T71">article</text:span>&gt; yang <text:span text:style-name="T71">menampungnya</text:span>.</text:p>
                    </text:list-item>
                    <text:list-item>
                      <text:p text:style-name="P156"><text:span text:style-name="T106">Aside: </text:span>Ketika elemen ini ditempatkan di <text:span text:style-name="T71">dalam</text:span> <text:span text:style-name="T71">elemen</text:span> &lt;<text:span text:style-name="T71">article</text:span>&gt;, elemen ini dapat berisi informasi yang <text:span text:style-name="T71">berhubungan</text:span> dengan artikel tersebut, tetapi bukan bagian dari konten artikelnya itu sendiri (<text:span text:style-name="T71">dipisahkan</text:span> dari konten utama).  Ketika ditempatkan di <text:span text:style-name="T71">luar</text:span> <text:span text:style-name="T71">elemen</text:span> &lt;article&gt;, elemen ini dapat berisi informasi yang berhubungan pada <text:span text:style-name="T71">keseluruhan</text:span> <text:span text:style-name="T71">halaman</text:span>.</text:p>
                    </text:list-item>
                    <text:list-item>
                      <text:p text:style-name="P156"><text:span text:style-name="T77">Section</text:span><text:span text:style-name="T106">: </text:span>Sebuah elemen yang memiliki <text:span text:style-name="T71">kesamaan</text:span> <text:span text:style-name="T71">konten</text:span> dan <text:span text:style-name="T71">sebuah</text:span> <text:span text:style-name="Emphasis"><text:span text:style-name="T71">heading</text:span></text:span> di dalamnya dapat dikelompokkan dengan menggunakan elemen &lt;<text:span text:style-name="T71">section</text:span>&gt;. Dengan begitu elemen ini dapat digunakan pada sebuah <text:span text:style-name="T71">elemen</text:span> &lt;<text:span text:style-name="T71">article</text:span>&gt; yang memiliki <text:span text:style-name="T71">konten</text:span> <text:span text:style-name="T71">panjang</text:span> dan <text:span text:style-name="T71">berpotensi</text:span> untuk <text:span text:style-name="T71">dikelompokkan</text:span>.</text:p>
                    </text:list-item>
                  </text:list>
                </text:list-item>
                <text:list-item>
                  <text:p text:style-name="P58">Generic Element</text:p>
                  <text:list>
                    <text:list-item>
                      <text:p text:style-name="P156"><text:span text:style-name="T43">Div</text:span><text:span text:style-name="T13">: <text:s/>Paragraf ini berada di dalam elemen div, namun akan ditampilkan sama seperti paragraf biasanya. </text:span>Elemen ini lebih sering digunakan untuk mengelompokkan sebuah konten sehingga dapat memudahkan <text:span text:style-name="Emphasis">styling</text:span> dengan menggunakan atribut<text:span text:style-name="Strong_20_Emphasis"> class</text:span> atau <text:span text:style-name="Strong_20_Emphasis">id</text:span>.</text:p>
                    </text:list-item>
                    <text:list-item>
                      <text:p text:style-name="P156"><text:soft-page-break/><text:span text:style-name="T77">Span</text:span><text:span text:style-name="T106">: </text:span>Sederhananya, &lt;<text:span text:style-name="T71">span</text:span>&gt; merupakan sebuah &lt;div&gt; yang digunakan dalam sebuah <text:span text:style-name="T71">baris</text:span> <text:span text:style-name="T71">teks</text:span> yang dapat <text:span text:style-name="T71">diwadahi</text:span> oleh <text:span text:style-name="Emphasis">paragraf</text:span>, <text:span text:style-name="Emphasis">list</text:span><text:span text:style-name="Strong_20_Emphasis">,</text:span> <text:span text:style-name="Emphasis">heading</text:span>, atau lainnya. Mari kita ambil contoh. <text:span text:style-name="T71">Tidak</text:span> <text:span text:style-name="T71">ada</text:span> <text:span text:style-name="T71">elemen</text:span> <text:span text:style-name="T71">pada </text:span><text:span text:style-name="Emphasis"><text:span text:style-name="T71">inline</text:span></text:span><text:span text:style-name="Emphasis"> </text:span><text:span text:style-name="Emphasis"><text:span text:style-name="T71">element</text:span></text:span> yang memiliki arti untuk <text:span text:style-name="T71">menampung</text:span> sebuah informasi telepon. Oleh karena itu, tiap item pada nomor telepon bisa ditampung dalam elemen &lt;<text:span text:style-name="T71">span</text:span>&gt; dan diklasifikasikan (menggunakan atribut class) dengan nilai “<text:span text:style-name="T71">phone</text:span>”. Contoh lainnya, kita juga bisa gunakan elemen &lt;<text:span text:style-name="T71">span</text:span>&gt; dalam sebuah paragraf.</text:p>
                    </text:list-item>
                    <text:list-item>
                      <text:p text:style-name="P58"/>
                    </text:list-item>
                  </text:list>
                </text:list-item>
                <text:list-item>
                  <text:p text:style-name="P59">Pengantar Latihan: Mengorganisasi Konten pada Halaman Profil</text:p>
                </text:list-item>
                <text:list-item>
                  <text:p text:style-name="P59">Latihan: Menetapkan Elemen Header, Main, Footer di Halaman Profil</text:p>
                  <text:list>
                    <text:list-item>
                      <text:p text:style-name="P59">Berikut adalah alur latihan kali ini.</text:p>
                    </text:list-item>
                  </text:list>
                </text:list-item>
              </text:list>
            </text:list-item>
          </text:list>
        </text:list-item>
      </text:list>
      <text:list xml:id="list639383882" text:style-name="Numbering_20_123">
        <text:list-item>
          <text:list>
            <text:list-item>
              <text:list>
                <text:list-item>
                  <text:list>
                    <text:list-item>
                      <text:p text:style-name="P202">Membuka hasil latihan terakhir dengan VSCode.</text:p>
                    </text:list-item>
                    <text:list-item>
                      <text:p text:style-name="P202">Membungkus judul halaman beserta deskripsinya dan daftar navigasi dengan elemen header.</text:p>
                    </text:list-item>
                    <text:list-item>
                      <text:p text:style-name="P202">Membungkus teks hak cipta dengan elemen footer.</text:p>
                    </text:list-item>
                    <text:list-item>
                      <text:p text:style-name="P202">Membungkus konten utama dengan elemen main.</text:p>
                    </text:list-item>
                    <text:list-item>
                      <text:p text:style-name="P201">Menjalankan dokumen HTML pada browser.</text:p>
                    </text:list-item>
                  </text:list>
                </text:list-item>
              </text:list>
            </text:list-item>
          </text:list>
        </text:list-item>
      </text:list>
      <text:list xml:id="list171107563354678" text:continue-list="list1619248054" text:style-name="L21">
        <text:list-item>
          <text:list>
            <text:list-item>
              <text:list>
                <text:list-item>
                  <text:list>
                    <text:list-item>
                      <text:p text:style-name="P59"/>
                    </text:list-item>
                  </text:list>
                </text:list-item>
                <text:list-item>
                  <text:p text:style-name="P60">Latihan: Menerapkan Elemen Div, Aside, Article, dan Section di Halaman Profil</text:p>
                  <text:list>
                    <text:list-item>
                      <text:p text:style-name="P60">Bagian Besar Semantic: <text:span text:style-name="T71">Header</text:span>, <text:span text:style-name="T71">Main</text:span>, <text:span text:style-name="T71">Footer</text:span></text:p>
                    </text:list-item>
                    <text:list-item>
                      <text:p text:style-name="P130">Berikut adalah alur latihan kali ini.</text:p>
                    </text:list-item>
                  </text:list>
                </text:list-item>
              </text:list>
            </text:list-item>
          </text:list>
        </text:list-item>
      </text:list>
      <text:list xml:id="list171108410339620" text:continue-list="list639383882" text:style-name="Numbering_20_123">
        <text:list-item>
          <text:list>
            <text:list-item>
              <text:list>
                <text:list-item>
                  <text:list>
                    <text:list-item>
                      <text:list>
                        <text:list-item>
                          <text:p text:style-name="P202">Membuka hasil latihan terakhir dengan VSCode.</text:p>
                        </text:list-item>
                        <text:list-item>
                          <text:p text:style-name="P202">Membagi konten utama dengan elemen &lt;article&gt;.</text:p>
                        </text:list-item>
                        <text:list-item>
                          <text:p text:style-name="P202">Membungkus konten wisata menjadi beberapa bagian.</text:p>
                        </text:list-item>
                        <text:list-item>
                          <text:p text:style-name="P201">Menjalankan dokumen HTML pada browser.</text:p>
                        </text:list-item>
                      </text:list>
                    </text:list-item>
                  </text:list>
                </text:list-item>
              </text:list>
            </text:list-item>
          </text:list>
        </text:list-item>
      </text:list>
      <text:list xml:id="list171108450531541" text:continue-list="list171107563354678" text:style-name="L21">
        <text:list-item>
          <text:list>
            <text:list-item>
              <text:list>
                <text:list-item>
                  <text:list>
                    <text:list-item>
                      <text:p text:style-name="P60"><text:span text:style-name="T98">Dengan begitu, konten elemen &lt;main&gt; terbagi menjadi dua, yaitu elemen &lt;div&gt; dan &lt;aside&gt;. Selanjutnya, kita mulai kelompokkan konten lebih detail lagi pada elemen &lt;div&gt;. Jadi, silakan </text:span><text:span text:style-name="Strong_20_Emphasis"><text:span text:style-name="T95">fokus</text:span></text:span><text:span text:style-name="T98"> saja pada elemen tersebut untuk langkah selanjutnya.</text:span></text:p>
                    </text:list-item>
                  </text:list>
                </text:list-item>
                <text:list-item>
                  <text:p text:style-name="P61">Tabel</text:p>
                  <text:list>
                    <text:list-item>
                      <text:p text:style-name="P61">Hal yang perlu kita ingat lagi, seluruh konten atau data dituliskan pada elemen &lt;td&gt; ataupun &lt;th&gt;. Kita bisa memberikan konten apa saja di dalamnya, seperti teks, gambar, atau bahkan sebuah tabel lainnya.</text:p>
                    </text:list-item>
                  </text:list>
                </text:list-item>
                <text:list-item>
                  <text:p text:style-name="P61">Spanning Cell</text:p>
                  <text:list>
                    <text:list-item>
                      <text:p text:style-name="P62">Mergeing cell == Spanning cell</text:p>
                    </text:list-item>
                  </text:list>
                </text:list-item>
                <text:list-item>
                  <text:p text:style-name="P62">Elemen dan Atribut pada Tabel</text:p>
                  <text:list>
                    <text:list-item>
                      <text:p text:style-name="P62"/>
                    </text:list-item>
                  </text:list>
                </text:list-item>
              </text:list>
            </text:list-item>
          </text:list>
        </text:list-item>
      </text:list>
      <table:table table:name="Table4" table:style-name="Table4">
        <table:table-column table:style-name="Table4.A"/>
        <table:table-column table:style-name="Table4.B"/>
        <table:table-column table:style-name="Table4.C"/>
        <text:soft-page-break/>
        <table:table-row>
          <table:table-cell table:style-name="Table4.A1" table:number-columns-spanned="2" office:value-type="string">
            <text:p text:style-name="P9"><text:span text:style-name="Strong_20_Emphasis">Elemen dan Atribut</text:span></text:p>
          </table:table-cell>
          <table:covered-table-cell/>
          <table:table-cell table:style-name="Table4.A1" office:value-type="string">
            <text:p text:style-name="P9"><text:span text:style-name="Strong_20_Emphasis">Deskripsi</text:span></text:p>
          </table:table-cell>
        </table:table-row>
        <table:table-row>
          <table:table-cell table:style-name="Table4.A2" table:number-columns-spanned="2" office:value-type="string">
            <text:p text:style-name="P5">table</text:p>
          </table:table-cell>
          <table:covered-table-cell/>
          <table:table-cell table:style-name="Table4.C2" office:value-type="string">
            <text:p text:style-name="P5">Menetapkan elemen tabel.</text:p>
          </table:table-cell>
        </table:table-row>
        <table:table-row>
          <table:table-cell table:style-name="Table4.A3" table:number-columns-spanned="2" office:value-type="string">
            <text:p text:style-name="P5">td</text:p>
          </table:table-cell>
          <table:covered-table-cell/>
          <table:table-cell table:style-name="Table4.C2" office:value-type="string">
            <text:p text:style-name="P5">Menetapkan sebuah sel dalam baris tabel.</text:p>
          </table:table-cell>
        </table:table-row>
        <table:table-row>
          <table:table-cell table:style-name="Table4.A4" office:value-type="string">
            <text:p text:style-name="Table_20_Contents"/>
          </table:table-cell>
          <table:table-cell table:style-name="Table4.B4" office:value-type="string">
            <text:p text:style-name="P5">colspan=”number”</text:p>
          </table:table-cell>
          <table:table-cell table:style-name="Table4.C2" office:value-type="string">
            <text:p text:style-name="P5">Jumlah kolom yang dicakup oleh sel.</text:p>
          </table:table-cell>
        </table:table-row>
        <table:table-row>
          <table:table-cell table:style-name="Table4.A4" office:value-type="string">
            <text:p text:style-name="Table_20_Contents"/>
          </table:table-cell>
          <table:table-cell table:style-name="Table4.B4" office:value-type="string">
            <text:p text:style-name="P5">rowspan=”number”</text:p>
          </table:table-cell>
          <table:table-cell table:style-name="Table4.C2" office:value-type="string">
            <text:p text:style-name="P5">Jumlah baris yang dicakup oleh sel.</text:p>
          </table:table-cell>
        </table:table-row>
        <table:table-row>
          <table:table-cell table:style-name="Table4.A4" office:value-type="string">
            <text:p text:style-name="Table_20_Contents"/>
          </table:table-cell>
          <table:table-cell table:style-name="Table4.B4" office:value-type="string">
            <text:p text:style-name="P5">headers=”nama header”</text:p>
          </table:table-cell>
          <table:table-cell table:style-name="Table4.C2" office:value-type="string">
            <text:p text:style-name="P5">Mengasosiasikan data sel dengan header.</text:p>
          </table:table-cell>
        </table:table-row>
        <table:table-row>
          <table:table-cell table:style-name="Table4.A7" table:number-columns-spanned="2" office:value-type="string">
            <text:p text:style-name="P5">th</text:p>
          </table:table-cell>
          <table:covered-table-cell/>
          <table:table-cell table:style-name="Table4.C2" office:value-type="string">
            <text:p text:style-name="P5">Menetapkan header yang terkait dengan baris atau kolom.</text:p>
          </table:table-cell>
        </table:table-row>
        <table:table-row>
          <table:table-cell table:style-name="Table4.A4" office:value-type="string">
            <text:p text:style-name="Table_20_Contents"/>
          </table:table-cell>
          <table:table-cell table:style-name="Table4.B4" office:value-type="string">
            <text:p text:style-name="P5">colspan=”number”</text:p>
          </table:table-cell>
          <table:table-cell table:style-name="Table4.C2" office:value-type="string">
            <text:p text:style-name="P5">Jumlah kolom dicakup oleh header.</text:p>
          </table:table-cell>
        </table:table-row>
        <table:table-row>
          <table:table-cell table:style-name="Table4.A4" office:value-type="string">
            <text:p text:style-name="Table_20_Contents"/>
          </table:table-cell>
          <table:table-cell table:style-name="Table4.B4" office:value-type="string">
            <text:p text:style-name="P5">rowspan=”number”</text:p>
          </table:table-cell>
          <table:table-cell table:style-name="Table4.C2" office:value-type="string">
            <text:p text:style-name="P5">Jumlah row yang dicakup oleh header.</text:p>
          </table:table-cell>
        </table:table-row>
        <table:table-row>
          <table:table-cell table:style-name="Table4.A4" office:value-type="string">
            <text:p text:style-name="Table_20_Contents"/>
          </table:table-cell>
          <table:table-cell table:style-name="Table4.B4" office:value-type="string">
            <text:p text:style-name="P5">headers=”nama header”</text:p>
          </table:table-cell>
          <table:table-cell table:style-name="Table4.C2" office:value-type="string">
            <text:p text:style-name="P5">Mengasosiasikan header dengan header lain.</text:p>
          </table:table-cell>
        </table:table-row>
        <table:table-row>
          <table:table-cell table:style-name="Table4.A4" office:value-type="string">
            <text:p text:style-name="Table_20_Contents"/>
          </table:table-cell>
          <table:table-cell table:style-name="Table4.B4" office:value-type="string">
            <text:p text:style-name="P5">scope=”row|col|rowgroup|colgroup”</text:p>
          </table:table-cell>
          <table:table-cell table:style-name="Table4.C2" office:value-type="string">
            <text:p text:style-name="P5">Mengasosiasikan header dengan baris, kelompok baris, kolom, atau kelompok kolom.</text:p>
          </table:table-cell>
        </table:table-row>
        <table:table-row>
          <table:table-cell table:style-name="Table4.A12" table:number-columns-spanned="2" office:value-type="string">
            <text:p text:style-name="P5">tr</text:p>
          </table:table-cell>
          <table:covered-table-cell/>
          <table:table-cell table:style-name="Table4.C2" office:value-type="string">
            <text:p text:style-name="P5">Menetapkan sebuah baris pada tabel.</text:p>
          </table:table-cell>
        </table:table-row>
        <table:table-row>
          <table:table-cell table:style-name="Table4.A13" table:number-columns-spanned="2" office:value-type="string">
            <text:p text:style-name="P5">caption</text:p>
          </table:table-cell>
          <table:covered-table-cell/>
          <table:table-cell table:style-name="Table4.C2" office:value-type="string">
            <text:p text:style-name="P5">Memberikan judul pada sebuah tabel.</text:p>
          </table:table-cell>
        </table:table-row>
        <table:table-row>
          <table:table-cell table:style-name="Table4.A14" table:number-columns-spanned="2" office:value-type="string">
            <text:p text:style-name="P5">col</text:p>
          </table:table-cell>
          <table:covered-table-cell/>
          <table:table-cell table:style-name="Table4.C2" office:value-type="string">
            <text:p text:style-name="P5">Menetapkan sebuah kolom.</text:p>
          </table:table-cell>
        </table:table-row>
        <table:table-row>
          <table:table-cell table:style-name="Table4.A15" table:number-columns-spanned="2" office:value-type="string">
            <text:p text:style-name="P5">colgroup</text:p>
          </table:table-cell>
          <table:covered-table-cell/>
          <table:table-cell table:style-name="Table4.C2" office:value-type="string">
            <text:p text:style-name="P5">Menetapkan sebuah kelompok kolom.</text:p>
          </table:table-cell>
        </table:table-row>
        <table:table-row>
          <table:table-cell table:style-name="Table4.A16" table:number-columns-spanned="2" office:value-type="string">
            <text:p text:style-name="P5">tbody</text:p>
          </table:table-cell>
          <table:covered-table-cell/>
          <table:table-cell table:style-name="Table4.C2" office:value-type="string">
            <text:p text:style-name="P5">Mengidentifikasi sebuah body dalam tabel.</text:p>
          </table:table-cell>
        </table:table-row>
        <table:table-row>
          <table:table-cell table:style-name="Table4.A17" table:number-columns-spanned="2" office:value-type="string">
            <text:p text:style-name="P5">tfoot</text:p>
          </table:table-cell>
          <table:covered-table-cell/>
          <table:table-cell table:style-name="Table4.C2" office:value-type="string">
            <text:p text:style-name="P5">Mengidentifikasi sebuah footer dalam tabel.</text:p>
          </table:table-cell>
        </table:table-row>
        <table:table-row>
          <table:table-cell table:style-name="Table4.A18" table:number-columns-spanned="2" office:value-type="string">
            <text:p text:style-name="P5">thead</text:p>
          </table:table-cell>
          <table:covered-table-cell/>
          <table:table-cell table:style-name="Table4.C2" office:value-type="string">
            <text:p text:style-name="P5">Mengidentifikasi sebuah header dalam tabel.</text:p>
          </table:table-cell>
        </table:table-row>
      </table:table>
      <text:list xml:id="list171108396669197" text:continue-numbering="true" text:style-name="L21">
        <text:list-item>
          <text:list>
            <text:list-item>
              <text:list>
                <text:list-item>
                  <text:list>
                    <text:list-item>
                      <text:p text:style-name="P62"/>
                    </text:list-item>
                  </text:list>
                </text:list-item>
                <text:list-item>
                  <text:p text:style-name="P62">Latihan: Menerapkan Elemen Tabel pada Halaman Profil</text:p>
                  <text:list>
                    <text:list-item>
                      <text:p text:style-name="P62">Berikut adalah alur latihan kali ini.</text:p>
                    </text:list-item>
                  </text:list>
                </text:list-item>
              </text:list>
            </text:list-item>
          </text:list>
        </text:list-item>
      </text:list>
      <text:list xml:id="list2128906872" text:style-name="Numbering_20_ABC">
        <text:list-item>
          <text:list>
            <text:list-item>
              <text:list>
                <text:list-item>
                  <text:list>
                    <text:list-item>
                      <text:p text:style-name="P204">Membuka hasil latihan terakhir dengan VSCode.</text:p>
                    </text:list-item>
                    <text:list-item>
                      <text:p text:style-name="P204">Membungkus elemen-elemen yang ada saat ini dengan &lt;header&gt;.</text:p>
                    </text:list-item>
                    <text:list-item>
                      <text:p text:style-name="P204">Menambahkan konten-konten baru dengan elemen &lt;section&gt;.</text:p>
                    </text:list-item>
                    <text:list-item>
                      <text:p text:style-name="P204">Menampilkan konten-konten yang baru dengan elemen &lt;table&gt;.</text:p>
                    </text:list-item>
                    <text:list-item>
                      <text:p text:style-name="P203">Menjalankan dokumen HTML pada browser.</text:p>
                    </text:list-item>
                  </text:list>
                </text:list-item>
              </text:list>
            </text:list-item>
          </text:list>
        </text:list-item>
      </text:list>
      <text:list xml:id="list171107022962860" text:continue-list="list4093504005" text:style-name="L20">
        <text:list-item>
          <text:list>
            <text:list-header>
              <text:p text:style-name="P157"><text:soft-page-break/></text:p>
            </text:list-header>
          </text:list>
        </text:list-item>
      </text:list>
      <text:list xml:id="list171107677926116" text:continue-list="list171107211214009" text:style-name="L3">
        <text:list-item>
          <text:p text:style-name="P63">Rabu, 18 September 2024 (13:18)</text:p>
        </text:list-item>
      </text:list>
      <text:list xml:id="list1236454585" text:style-name="List_20_1">
        <text:list-item>
          <text:list>
            <text:list-item>
              <text:p text:style-name="P64"><text:s/>Pendalaman HTML</text:p>
            </text:list-item>
          </text:list>
        </text:list-item>
      </text:list>
      <text:list xml:id="list171108870743044" text:continue-list="list171108410339620" text:style-name="Numbering_20_123">
        <text:list-item>
          <text:list>
            <text:list-item>
              <text:list>
                <text:list-item>
                  <text:list>
                    <text:list-item>
                      <text:list>
                        <text:list-item>
                          <text:list>
                            <text:list-item>
                              <text:p text:style-name="P65"><text:s/>Input User</text:p>
                            </text:list-item>
                          </text:list>
                        </text:list-item>
                      </text:list>
                    </text:list-item>
                  </text:list>
                </text:list-item>
              </text:list>
            </text:list-item>
          </text:list>
        </text:list-item>
      </text:list>
      <text:list xml:id="list4291463305" text:style-name="L22">
        <text:list-item>
          <text:list>
            <text:list-item>
              <text:list>
                <text:list-item>
                  <text:list>
                    <text:list-item>
                      <text:list>
                        <text:list-item>
                          <text:list>
                            <text:list-item>
                              <text:list>
                                <text:list-item>
                                  <text:list>
                                    <text:list-item>
                                      <text:p text:style-name="P67">dari sekian tipe input, masing-masingnya juga didukung oleh atribut khusus sehingga pembuatan formulir semakin <text:span text:style-name="Emphasis">powerful</text:span>.</text:p>
                                    </text:list-item>
                                    <text:list-item>
                                      <text:h text:style-name="P18" text:outline-level="3">Input Element, Non-Single Line Input Element, Label Element</text:h>
                                    </text:list-item>
                                  </text:list>
                                </text:list-item>
                              </text:list>
                            </text:list-item>
                          </text:list>
                        </text:list-item>
                      </text:list>
                    </text:list-item>
                  </text:list>
                </text:list-item>
              </text:list>
            </text:list-item>
          </text:list>
        </text:list-item>
      </text:list>
      <text:list xml:id="list171107223724020" text:continue-list="list171108870743044" text:style-name="Numbering_20_123">
        <text:list-item>
          <text:list>
            <text:list-item>
              <text:list>
                <text:list-item>
                  <text:list>
                    <text:list-item>
                      <text:list>
                        <text:list-item>
                          <text:list>
                            <text:list-item>
                              <text:p text:style-name="P66"><text:s/>Atribut pada elemen input</text:p>
                              <text:list>
                                <text:list-item>
                                  <text:list>
                                    <text:list-item>
                                      <text:p text:style-name="P68">placeholder, required</text:p>
                                    </text:list-item>
                                    <text:list-item>
                                      <text:p text:style-name="P69">Tidak hanya memberikan fitur lebih, beberapa atribut lainnya dapat mengaktifkan proses validasi terhadap data yang dimasukkan user, seperti required, pattern, max, maxlength, dsb.</text:p>
                                    </text:list-item>
                                  </text:list>
                                </text:list-item>
                              </text:list>
                            </text:list-item>
                            <text:list-item>
                              <text:p text:style-name="P66"><text:s/><text:span text:style-name="T107">Mengirim Data Formulir</text:span></text:p>
                              <text:list>
                                <text:list-item>
                                  <text:p text:style-name="P158"><text:span text:style-name="T14">Dalam mengirimkan data ke server, kita wajib menerapkan atribut </text:span><text:span text:style-name="T69">name</text:span><text:span text:style-name="T14"> pada seluruh kolom input dalam formulir. </text:span>Mengapa hal ini diperlukan? Seharusnya, setiap data dikirimkan dalam bentuk pasangan key dan value. Key merupakan identitas atau nama dari data yang dikirimkan, sedangkan value adalah data yang diisi oleh user. Hal ini akan memberikan kemampuan pada server untuk mengambil data berdasarkan key-nya. </text:p>
                                </text:list-item>
                                <text:list-item>
                                  <text:p text:style-name="P159"><text:span text:style-name="T107">Cara Membawa Data Formulir; </text:span>Ada dua atribut: action dan method.</text:p>
                                </text:list-item>
                                <text:list-item>
                                  <text:p text:style-name="P159"><text:span text:style-name="T107">Atribut Action; </text:span>Atribut action akan menentukan alamat tujuan dari pengiriman data. Kita bisa memberikannya URL yang mengarah pada suatu server atau kadang disebut sebagai API. Server yang dimaksud dapat server yang berada pada domain yang sama atau berbeda. Dalam hal ini, kita bisa memberikan URL yang relatif atau absolut. <text:span text:style-name="T107">Absolut: </text:span>&lt;form action="<text:a xlink:type="simple" xlink:href="https://example.com/jalur/ke/alamat/destinasi" text:style-name="Internet_20_link" text:visited-style-name="Visited_20_Internet_20_Link">https://example.com/jalur/ke/alamat/destinasi</text:a>"&gt;;;; <text:span text:style-name="T107">Relative: </text:span>&lt;form action="/jalur/ke/alamat/destinasi"&gt;</text:p>
                                </text:list-item>
                                <text:list-item>
                                  <text:p text:style-name="P159"><text:span text:style-name="T107">Method </text:span><text:span text:style-name="T78">Get</text:span><text:span text:style-name="T107">:: </text:span>Biasanya, metode ini digunakan untuk mendapatkan data dari server. Data tersebut akan diterima oleh browser melalui body response (HTTP response). Tidak hanya itu, HTTP request juga memiliki body request untuk mengirimkan data dari browser ke server. Namun, body request dengan metode <text:span text:style-name="T71">GET</text:span> akan kosong. Hal ini karena setiap data yang dikirimkan akan diletakkan dalam URL parameters. Sebab ada beberapa kolom input yang tersedia, setiap pasangan key dan value akan dipisahkan dengan karakter ampersand (&amp;).</text:p>
                                </text:list-item>
                                <text:list-item>
                                  <text:p text:style-name="P160"><text:span text:style-name="T108">Method </text:span><text:span text:style-name="T79">POST</text:span><text:span text:style-name="T108">: </text:span>Jika metode <text:span text:style-name="T71">GET</text:span> <text:span text:style-name="T71">tidak</text:span> <text:span text:style-name="T71">memiliki</text:span> <text:span text:style-name="T71">body</text:span> <text:span text:style-name="T71">request</text:span> dan menyebabkan data-data diletakkan <text:span text:style-name="T71">dalam</text:span> <text:span text:style-name="T71">URL</text:span> parameters, metode <text:span text:style-name="T71">POST</text:span> akan berperilaku sebaliknya. Maksudnya, setiap data <text:span text:style-name="T71">tidak</text:span> <text:span text:style-name="T71">akan</text:span> berada pada <text:span text:style-name="T71">URL</text:span>, tetapi mereka akan diletakkan dalam <text:span text:style-name="T71">body</text:span> <text:span text:style-name="T71">request</text:span>.</text:p>
                                </text:list-item>
                              </text:list>
                            </text:list-item>
                          </text:list>
                        </text:list-item>
                      </text:list>
                    </text:list-item>
                  </text:list>
                </text:list-item>
              </text:list>
            </text:list-item>
          </text:list>
        </text:list-item>
      </text:list>
      <text:p text:style-name="P3"/>
      <text:list xml:id="list171107376105890" text:continue-numbering="true" text:style-name="Numbering_20_123">
        <text:list-item>
          <text:list>
            <text:list-item>
              <text:list>
                <text:list-item>
                  <text:list>
                    <text:list-item>
                      <text:list>
                        <text:list-item>
                          <text:list>
                            <text:list-item>
                              <text:p text:style-name="P70"><text:soft-page-break/><text:s/><text:span text:style-name="T108">Special Character</text:span></text:p>
                              <text:list>
                                <text:list-item>
                                  <text:p text:style-name="P71">Ada dua cara untuk melakukannya, yakni menetapkan nilai numerik (<text:span text:style-name="Emphasis">numeric entity</text:span>) atau menggunakan nama singkatan yang sudah ditetapkan untuk masing-masing karakternya (<text:span text:style-name="Emphasis">named entity</text:span>). Semua referensi karakter dimulai dengan “&amp;” dan diakhiri dengan “;”.</text:p>
                                </text:list-item>
                                <text:list-item>
                                  <text:p text:style-name="P71"/>
                                </text:list-item>
                              </text:list>
                            </text:list-item>
                          </text:list>
                        </text:list-item>
                      </text:list>
                    </text:list-item>
                  </text:list>
                </text:list-item>
              </text:list>
            </text:list-item>
          </text:list>
        </text:list-item>
      </text:list>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0">®</text:p>
          </table:table-cell>
          <table:table-cell table:style-name="Table5.A1" office:value-type="string">
            <text:p text:style-name="P4">Merek dagang terdaftar (registered trademark)</text:p>
          </table:table-cell>
          <table:table-cell table:style-name="Table5.A1" office:value-type="string">
            <text:p text:style-name="P4">&amp;reg;</text:p>
          </table:table-cell>
          <table:table-cell table:style-name="Table5.A1" office:value-type="string">
            <text:p text:style-name="P4">&amp;#174;</text:p>
          </table:table-cell>
        </table:table-row>
        <table:table-row>
          <table:table-cell table:style-name="Table5.A1" office:value-type="string">
            <text:p text:style-name="P10">™</text:p>
          </table:table-cell>
          <table:table-cell table:style-name="Table5.A1" office:value-type="string">
            <text:p text:style-name="P4">Merek dagang (trademark)</text:p>
          </table:table-cell>
          <table:table-cell table:style-name="Table5.A1" office:value-type="string">
            <text:p text:style-name="P4">&amp;trade;</text:p>
          </table:table-cell>
          <table:table-cell table:style-name="Table5.A1" office:value-type="string">
            <text:p text:style-name="P4">&amp;#8482;</text:p>
          </table:table-cell>
        </table:table-row>
      </table:table>
      <text:list xml:id="list171108826084673" text:continue-numbering="true" text:style-name="Numbering_20_123">
        <text:list-item>
          <text:list>
            <text:list-item>
              <text:list>
                <text:list-item>
                  <text:list>
                    <text:list-item>
                      <text:list>
                        <text:list-item>
                          <text:list>
                            <text:list-item>
                              <text:list>
                                <text:list-item>
                                  <text:p text:style-name="P71"/>
                                </text:list-item>
                              </text:list>
                            </text:list-item>
                            <text:list-item>
                              <text:p text:style-name="P72">Rangkuman Pendalaman HTML</text:p>
                              <text:list>
                                <text:list-item>
                                  <text:p text:style-name="P73">Jika pada konten kita memiliki sebuah kutipan ataupun sebuah testimonial, kita dapat gunakan format <text:span text:style-name="Emphasis"><text:span text:style-name="T71">long</text:span></text:span><text:span text:style-name="Emphasis"> </text:span><text:span text:style-name="Emphasis"><text:span text:style-name="T71">quotations</text:span></text:span> dengan menggunakan tags &lt;blockquote&gt;. Konten di dalam elemen &lt;<text:span text:style-name="T71">blockquote</text:span>&gt; dapat berupa sebuah paragraf, heading, ataupun list.</text:p>
                                </text:list-item>
                                <text:list-item>
                                  <text:h text:style-name="P20" text:outline-level="4"><text:span text:style-name="T44">Short</text:span><text:span text:style-name="T15"> </text:span><text:span text:style-name="T44">Quotations</text:span><text:span text:style-name="T15">; Gunakan elemen </text:span><text:span text:style-name="T44">&lt;q&gt;</text:span><text:span text:style-name="T15"> untuk menandai sebuah kutipan dalam sebuah teks. Elemen ini berbeda dengan &lt;blockquote&gt;. Elemen ini digunakan untuk kutipan pendek yang terletak di dalam baris (</text:span><text:span text:style-name="Emphasis"><text:span text:style-name="T59">inline</text:span></text:span><text:span text:style-name="T15">).</text:span></text:h>
                                </text:list-item>
                                <text:list-item>
                                  <text:p text:style-name="P74">Selain sebuah atribut, &lt;<text:span text:style-name="T71">cite</text:span>&gt; juga merupakan sebuah elemen yang digunakan untuk sebuah rujukan pada sebuah dokumen, contohnya sebuah buku, majalah, artikel, dan lainnya.</text:p>
                                </text:list-item>
                                <text:list-item>
                                  <text:p text:style-name="P74">Elemen &lt;<text:span text:style-name="T71">dfn</text:span>&gt; digunakan ketika mendefinisikan sebuah istilah (<text:span text:style-name="Emphasis">term</text:span>). Elemen ini harus terletak pada elemen lain yang menaunginya. Contohnya pada sebuah elemen &lt;p&gt; atau elemen &lt;section&gt;.</text:p>
                                </text:list-item>
                                <text:list-item>
                                  <text:h text:style-name="P20" text:outline-level="4"><text:span text:style-name="T44">Highlighted</text:span><text:span text:style-name="T15"> Text </text:span><text:span text:style-name="T95">Untuk menandai atau menyorot sebuah teks kita bisa menggunakan elemen &lt;</text:span><text:span text:style-name="T71">mark</text:span><text:span text:style-name="T95">&gt;.</text:span></text:h>
                                </text:list-item>
                              </text:list>
                            </text:list-item>
                            <text:list-item>
                              <text:p text:style-name="P75">Kuis: Pendalaman HTML</text:p>
                              <text:p text:style-name="P75"/>
                            </text:list-item>
                          </text:list>
                        </text:list-item>
                      </text:list>
                    </text:list-item>
                  </text:list>
                </text:list-item>
              </text:list>
            </text:list-item>
          </text:list>
        </text:list-item>
      </text:list>
      <text:list xml:id="list430248141" text:style-name="L23">
        <text:list-item>
          <text:p text:style-name="P76">Pengenalan CSS</text:p>
        </text:list-item>
      </text:list>
      <text:list xml:id="list4192639802" text:style-name="L24">
        <text:list-item>
          <text:p text:style-name="P77">Pengantar Pengenalan CSS</text:p>
        </text:list-item>
      </text:list>
      <text:list xml:id="list20729036" text:style-name="L25">
        <text:list-item>
          <text:p text:style-name="P79">CSS hanya sebuah <text:span text:style-name="Emphasis">declarative language</text:span> yang digunakan untuk mendeklarasikan suatu nilai yang nantinya digunakan untuk mengatur tampilan sebuah elemen HTML pada browser. </text:p>
        </text:list-item>
      </text:list>
      <text:list xml:id="list171107403918969" text:continue-list="list4192639802" text:style-name="L24">
        <text:list-item>
          <text:p text:style-name="P78"><draw:frame draw:style-name="fr3" draw:name="Image10" text:anchor-type="paragraph" svg:x="3.711in" svg:y="0.0665in" svg:width="2.5189in" svg:height="1.8445in" draw:z-index="9"><draw:image xlink:href="Pictures/1000000000000556000003E8EBA249B942905C46.png" xlink:type="simple" xlink:show="embed" xlink:actuate="onLoad" draw:mime-type="image/png"/></draw:frame>Keuntungan dan Cara CSS Berkerja</text:p>
        </text:list-item>
        <text:list-item>
          <text:p text:style-name="P78">Memberi Markup pada Dokumen HTML</text:p>
        </text:list-item>
        <text:list-item>
          <text:p text:style-name="P78">Menulis Aturan Styling</text:p>
        </text:list-item>
        <text:list-item>
          <text:p text:style-name="P80"><text:soft-page-break/>Melampirkan Styling pada Dokumen HTML</text:p>
        </text:list-item>
      </text:list>
      <text:list xml:id="list1920961812" text:style-name="L26">
        <text:list-item>
          <text:h text:style-name="P19" text:outline-level="3"><text:span text:style-name="T16">External Style Sheet: Pada elemen &lt;link&gt; tersebut, kita tetapkan berkas CSS yang digunakan dengan menggunakan atribut href</text:span><text:span text:style-name="Strong_20_Emphasis"><text:span text:style-name="T55"> </text:span></text:span><text:span text:style-name="T16">dan beri nilai “stylesheet” pada atribut rel sebagai </text:span><text:span text:style-name="Emphasis"><text:span text:style-name="T60">relationship</text:span></text:span><text:span text:style-name="T16"> (hubungan) antara berkas </text:span><text:span text:style-name="Strong_20_Emphasis"><text:span text:style-name="T55">style.css</text:span></text:span><text:span text:style-name="T16"> dengan dokumen HTML. </text:span><text:span text:style-name="T18">Nama berkas yang mengandung “min.css” adalah penamaan format berkas CSS yang sudah di-minify atau diminimalkan dengan </text:span><text:span text:style-name="T45">menghilangkan</text:span><text:span text:style-name="T18"> </text:span><text:span text:style-name="T45">white</text:span><text:span text:style-name="T18"> </text:span><text:span text:style-name="T45">space</text:span><text:span text:style-name="T18"> yang tidak digunakan.</text:span></text:h>
        </text:list-item>
        <text:list-item>
          <text:p text:style-name="P81">Embeded Style Sheet</text:p>
        </text:list-item>
        <text:list-item>
          <text:p text:style-name="P161"><text:span text:style-name="T23">Inline Style: </text:span><text:span text:style-name="Emphasis">Inline Style</text:span> adalah styling yang diterapkan secara langsung pada elemen HTML dengan menggunakan atribut <text:span text:style-name="T91">style</text:span>. <text:span text:style-name="Emphasis">Yap</text:span>, ini tidak berbeda dengan atribut yang telah kita pelajari sebelumnya.</text:p>
        </text:list-item>
      </text:list>
      <text:list xml:id="list171108467921401" text:continue-list="list171107403918969" text:style-name="L24">
        <text:list-item>
          <text:p text:style-name="P80">Pengantar Latihan: Menerapkan Styling Dasar pada Halaman Profil</text:p>
        </text:list-item>
        <text:list-item>
          <text:p text:style-name="P80">Latihan: Styling untuk Halaman Profil</text:p>
        </text:list-item>
        <text:list-item>
          <text:p text:style-name="P82">Latihan: Menulis Rules pada Berkas CSS</text:p>
        </text:list-item>
        <text:list-item>
          <text:p text:style-name="P83">Latihan: Menghubungkan Berkas CSS dengan Halaman Profil</text:p>
        </text:list-item>
        <text:list-item>
          <text:p text:style-name="P83">CSS Conception</text:p>
          <text:list>
            <text:list-item>
              <text:p text:style-name="P162"><text:span text:style-name="T46">Inheritance</text:span><text:span text:style-name="T24"> :: </text:span>CSS rules<text:span text:style-name="Emphasis"> </text:span>yang ditetapkan untuk elemen &lt;body&gt; akan diterapkan pada seluruh child-elements secara otomatis.</text:p>
            </text:list-item>
            <text:list-item>
              <text:p text:style-name="P84"><text:span text:style-name="T71">Group</text:span> <text:span text:style-name="T71">Selector</text:span> :: h2, h3 {</text:p>
            </text:list-item>
            <text:list-item>
              <text:p text:style-name="P84"><text:s text:c="2"/>color: #00A2C6;</text:p>
            </text:list-item>
            <text:list-item>
              <text:p text:style-name="P84">}</text:p>
            </text:list-item>
            <text:list-item>
              <text:p text:style-name="P163"><text:span text:style-name="T46">Rule Order/cascding/mengalir:: </text:span><text:span text:style-name="T19">Kode yang bawah Meninpa kode yang atas. </text:span><text:span text:style-name="T95">Namun, kita bisa membuat sebuah </text:span><text:span text:style-name="Strong_20_Emphasis">property styling</text:span><text:span text:style-name="T95"> agar dianggap penting oleh browser untuk diterapkan dan urutan tidak diperhatikan. Kita bisa menambahkan </text:span><text:span text:style-name="Emphasis"><text:span text:style-name="T95">keyword</text:span></text:span><text:span text:style-name="T95"> </text:span><text:span text:style-name="T92">!important</text:span><text:span text:style-name="T95"> pada akhir nilai propertinya</text:span><text:span text:style-name="T19">.</text:span></text:p>
            </text:list-item>
          </text:list>
        </text:list-item>
        <text:list-item>
          <text:p text:style-name="P83">Rangkuman Pengenalan CSS</text:p>
        </text:list-item>
        <text:list-item>
          <text:p text:style-name="P85">Kuis: Pengenalan CSS</text:p>
        </text:list-item>
      </text:list>
      <text:p text:style-name="P15"/>
      <text:list xml:id="list171107632578670" text:continue-list="list171108826084673" text:style-name="Numbering_20_123">
        <text:list-item>
          <text:p text:style-name="P86">Kamis, 19 September 2024</text:p>
        </text:list-item>
      </text:list>
      <text:list xml:id="list3636034121" text:style-name="L27">
        <text:list-item>
          <text:p text:style-name="P87">Pendalaman CSS</text:p>
          <text:list>
            <text:list-item>
              <text:p text:style-name="P89">Pengantar Pendalaman CSS</text:p>
              <text:list>
                <text:list-item>
                  <text:p text:style-name="P90"/>
                </text:list-item>
              </text:list>
            </text:list-item>
            <text:list-item>
              <text:p text:style-name="P91">Selector Dasar: Type Selector, dan Class Selector</text:p>
              <text:list>
                <text:list-item>
                  <text:p text:style-name="P92"><text:soft-page-break/>Type selector(elemen, ex: span), class selector(.class, <text:span text:style-name="T109">p.fancy =&gt; elemen paragraf yang punya kelas fancy</text:span>)</text:p>
                </text:list-item>
              </text:list>
            </text:list-item>
            <text:list-item>
              <text:p text:style-name="P93">Selector Dasar: ID Selector, Attribute Selector, dan Universal Selector</text:p>
              <text:list>
                <text:list-item>
                  <text:p text:style-name="P94">ID Selector(#spesial). Hanya boleh 1 ID SAJA untuk satu elemen.</text:p>
                </text:list-item>
                <text:list-item>
                  <text:p text:style-name="P95">Attribute Selector:</text:p>
                </text:list-item>
              </text:list>
            </text:list-item>
          </text:list>
        </text:list-item>
      </text:list>
      <table:table table:name="Table6" table:style-name="Table6">
        <table:table-column table:style-name="Table6.A"/>
        <table:table-column table:style-name="Table6.B"/>
        <table:table-header-rows>
          <table:table-row>
            <table:table-cell table:style-name="Table6.A1" office:value-type="string">
              <text:p text:style-name="Table_20_Heading">Syntax</text:p>
            </table:table-cell>
            <table:table-cell table:style-name="Table6.A1" office:value-type="string">
              <text:p text:style-name="Table_20_Heading">Description</text:p>
            </table:table-cell>
          </table:table-row>
        </table:table-header-rows>
        <table:table-row>
          <table:table-cell table:style-name="Table6.A1" office:value-type="string">
            <text:p text:style-name="P5">[attr]</text:p>
          </table:table-cell>
          <table:table-cell table:style-name="Table6.A1" office:value-type="string">
            <text:p text:style-name="P5">Menargetkan elemen yang menerapkan atribut <text:span text:style-name="Emphasis">attr</text:span>.</text:p>
          </table:table-cell>
        </table:table-row>
        <table:table-row>
          <table:table-cell table:style-name="Table6.A1" office:value-type="string">
            <text:p text:style-name="P5">[attr=value]</text:p>
          </table:table-cell>
          <table:table-cell table:style-name="Table6.A1" office:value-type="string">
            <text:p text:style-name="P5">Menargetkan elemen yang menerapkan atribut <text:span text:style-name="Emphasis">attr </text:span>dengan nilai <text:span text:style-name="Emphasis">value</text:span>.</text:p>
          </table:table-cell>
        </table:table-row>
        <table:table-row>
          <table:table-cell table:style-name="Table6.A1" office:value-type="string">
            <text:p text:style-name="P5">[attr~=value]</text:p>
          </table:table-cell>
          <table:table-cell table:style-name="Table6.A1" office:value-type="string">
            <text:p text:style-name="P5">Menargetkan elemen yang menerapkan atribut <text:span text:style-name="Emphasis">attr</text:span> dan salah satu nilainya adalah <text:span text:style-name="Emphasis">value</text:span>.</text:p>
          </table:table-cell>
        </table:table-row>
        <table:table-row>
          <table:table-cell table:style-name="Table6.A1" office:value-type="string">
            <text:p text:style-name="P5">[attr^=value]</text:p>
          </table:table-cell>
          <table:table-cell table:style-name="Table6.A1" office:value-type="string">
            <text:p text:style-name="P5">Menargetkan elemen yang menerapkan atribut <text:span text:style-name="Emphasis">attr </text:span>dan nilainya<text:span text:style-name="Emphasis"> </text:span>diawali dengan nilai <text:span text:style-name="Emphasis">value</text:span>.</text:p>
          </table:table-cell>
        </table:table-row>
        <table:table-row>
          <table:table-cell table:style-name="Table6.A1" office:value-type="string">
            <text:p text:style-name="P5">[attr$=value]</text:p>
          </table:table-cell>
          <table:table-cell table:style-name="Table6.A1" office:value-type="string">
            <text:p text:style-name="P5">Menargetkan elemen yang menerapkan atribut attr dan nilainya diakhiri dengan value.</text:p>
          </table:table-cell>
        </table:table-row>
        <table:table-row>
          <table:table-cell table:style-name="Table6.A1" office:value-type="string">
            <text:p text:style-name="P5">[attr*=value]</text:p>
          </table:table-cell>
          <table:table-cell table:style-name="Table6.A1" office:value-type="string">
            <text:p text:style-name="P5">Menargetkan elemen yang menerapkan atribut <text:span text:style-name="Emphasis">attr</text:span> dan nilainya mengandung <text:span text:style-name="Emphasis">value</text:span>.</text:p>
          </table:table-cell>
        </table:table-row>
      </table:table>
      <text:list xml:id="list171108827622554" text:continue-numbering="true" text:style-name="L27">
        <text:list-item>
          <text:list>
            <text:list-item>
              <text:list>
                <text:list-item>
                  <text:p text:style-name="P95">a[href*='insensitive' I] /* &lt;a&gt; element yang menerapkan nilai pada href yang mengandung teks "insensitive" tidak mementingkan huruf kapital*/</text:p>
                </text:list-item>
                <text:list-item>
                  <text:p text:style-name="P96">Universal Selector: {*} /* Menargetkan seluruh tipe elemen */, {*[lang^=’en’]} /* Menargetkan seluruh tipe elemen yang mengandung nilai "en" pada atribut lang */, {*.warning} /* Menargetkan seluruh tipe elemen yang memiliki nilai "warning" pada atribut class */, {*#content} /* Menargetkan seluruh tipe elemen yang memiliki nilai "content" pada atribut id */</text:p>
                </text:list-item>
              </text:list>
            </text:list-item>
            <text:list-item>
              <text:p text:style-name="P97">Combinators: Adjacent Sibling Selector dan General Sibling Selector</text:p>
              <text:list>
                <text:list-item>
                  <text:p text:style-name="P164"><text:span text:style-name="T71">Adjacent</text:span> <text:span text:style-name="T71">Sibling</text:span> <text:span text:style-name="T71">Selector </text:span><text:span text:style-name="T80">(+)</text:span><text:span text:style-name="T82">{{</text:span><text:span text:style-name="T88">TEPAT</text:span><text:span text:style-name="T82"> SETELAH, SATU INDUK(BAPAK IBU), SATU LEVEL}}</text:span> terdiri dari <text:span text:style-name="T71">dua</text:span> <text:span text:style-name="T71">buah</text:span> target elemen, tetapi hanya elemen <text:span text:style-name="T71">kedua</text:span> yang menerapkan rule selama elemen tersebut dituliskan langsung <text:span text:style-name="T71">setelah</text:span> <text:span text:style-name="T71">elemen</text:span> <text:span text:style-name="T71">pertama</text:span> pada berkas HTML. Selain itu, kedua elemen tersebut harus berada dalam <text:span text:style-name="T71">induk</text:span> <text:span text:style-name="T71">elemen</text:span> yang <text:span text:style-name="T71">sama</text:span>. Pada contoh di atas, rule akan diterapkan pada elemen <text:span text:style-name="T71">paragraf</text:span> yang berada <text:span text:style-name="T71">tepat</text:span> <text:span text:style-name="T71">setelah</text:span> elemen <text:span text:style-name="T71">gambar</text:span>. Berikut contoh penerapannya.</text:p>
                </text:list-item>
                <text:list-item>
                  <text:p text:style-name="P165"><text:span text:style-name="T80">General</text:span><text:span text:style-name="T110"> </text:span><text:span text:style-name="T80">Sibling</text:span><text:span text:style-name="T110"> </text:span><text:span text:style-name="T80">Selector</text:span><text:span text:style-name="T110"> </text:span><text:span text:style-name="T80">(~)</text:span><text:span text:style-name="T82">{{SETELAH, SATU INDUK(BAPAK IBU), SATU LEVEL}}</text:span><text:span text:style-name="T110"> </text:span><text:span text:style-name="T95">tetapi rules akan diterapkan pada </text:span><text:span text:style-name="T71">seluruh</text:span><text:span text:style-name="T95"> </text:span><text:span text:style-name="T71">elemen</text:span><text:span text:style-name="T95"> </text:span><text:span text:style-name="T71">kedua</text:span><text:span text:style-name="T95"> yang berada </text:span><text:span text:style-name="T71">setelah</text:span><text:span text:style-name="T95"> </text:span><text:span text:style-name="T71">elemen</text:span><text:span text:style-name="T95"> </text:span><text:span text:style-name="T71">pertama</text:span><text:span text:style-name="T95"> selama masih memiliki </text:span><text:span text:style-name="T71">induk</text:span><text:span text:style-name="T95"> yang </text:span><text:span text:style-name="T71">sama</text:span><text:span text:style-name="T95">, walaupun posisi dari elemen kedua </text:span><text:span text:style-name="T71">tidak</text:span><text:span text:style-name="T95"> </text:span><text:span text:style-name="T71">berada</text:span><text:span text:style-name="T95"> </text:span><text:span text:style-name="T71">tepat</text:span><text:span text:style-name="T95"> </text:span><text:span text:style-name="T71">setelahnya</text:span><text:span text:style-name="T95">. General Sibling Selector menggunakan simbol tilda (~) untuk menetapkan elemennya. Biasanya karakter ini berada di tombol keyboard sebelah kiri tombol angka “1”.</text:span></text:p>
                </text:list-item>
              </text:list>
            </text:list-item>
            <text:list-item>
              <text:p text:style-name="P98"><text:soft-page-break/>Combinators: Child Selector dan Descendant Selector</text:p>
              <text:list>
                <text:list-item>
                  <text:p text:style-name="P166"><text:span text:style-name="T47">Child</text:span><text:span text:style-name="T25"> </text:span><text:span text:style-name="T47">Selector</text:span><text:span text:style-name="T25"> menggabungkan dua buah basic selector dengan menggunakan </text:span><text:span text:style-name="T47">tanda </text:span><text:span text:style-name="Emphasis"><text:span text:style-name="T65">greater</text:span></text:span><text:span text:style-name="Emphasis"><text:span text:style-name="T61"> </text:span></text:span><text:span text:style-name="Emphasis"><text:span text:style-name="T65">than</text:span></text:span><text:span text:style-name="T25"> </text:span><text:span text:style-name="T47">(&gt;)</text:span><text:span text:style-name="T25"> di antara basic selectornya. </text:span>Sebagaimana contoh di atas, CSS rule akan diterapkan pada seluruh elemen <text:span text:style-name="T71">paragraf</text:span> yang berada dalam elemen <text:span text:style-name="T71">div </text:span><text:span text:style-name="Strong_20_Emphasis"><text:span text:style-name="T71">secara</text:span></text:span><text:span text:style-name="Strong_20_Emphasis"> langsung</text:span><text:span text:style-name="Strong_20_Emphasis"><text:span text:style-name="T112">(paragraf anak dari div)</text:span></text:span>. Dalam arti lain, elemen paragraf merupakan <text:span text:style-name="Strong_20_Emphasis"><text:span text:style-name="Emphasis">child</text:span></text:span> dari elemen div, <text:span text:style-name="T71">bukan</text:span> hanya sebuah turunannya<text:span text:style-name="T112">(cucu,buyut,dst)</text:span>.</text:p>
                </text:list-item>
                <text:list-item>
                  <text:p text:style-name="P166"><text:span text:style-name="T71">Descendant</text:span> <text:span text:style-name="T71">Selector</text:span> mirip seperti <text:span text:style-name="T71">child</text:span> <text:span text:style-name="T71">selector</text:span>, tetapi hierarkinya lebih luas karena rule akan diterapkan pada <text:span text:style-name="T71">seluruh</text:span> <text:span text:style-name="T71">elemen</text:span> yang menjadi <text:span text:style-name="T71">turunannya</text:span> walaupun <text:span text:style-name="T71">secara</text:span> <text:span text:style-name="T71">tidak</text:span> <text:span text:style-name="T71">langsung</text:span>. <text:span text:style-name="T71">Basic</text:span> <text:span text:style-name="T71">selector</text:span> <text:span text:style-name="T71">pertama</text:span> yang dituliskan pada selector ini menjadi <text:span text:style-name="T71">induknya</text:span> dan <text:span text:style-name="T71">basic</text:span> <text:span text:style-name="T71">selector</text:span> yang <text:span text:style-name="T71">kedua</text:span> akan <text:span text:style-name="T71">menerapkan</text:span> <text:span text:style-name="T71">rule</text:span>. Selector ini menggunakan <text:span text:style-name="T71">spasi</text:span> dalam menggabungkan <text:span text:style-name="T71">dua</text:span> <text:span text:style-name="T71">basic</text:span> <text:span text:style-name="T71">selector</text:span>. Contohnya sebagai berikut. Dalam contoh di atas, CSS rule akan diterapkan pada <text:span text:style-name="T71">seluruh</text:span> <text:span text:style-name="T71">elemen</text:span> <text:span text:style-name="T71">paragraf</text:span><text:span text:style-name="T111">(</text:span><text:span text:style-name="T81">anak</text:span><text:span text:style-name="T111">, </text:span><text:span text:style-name="T81">cucu</text:span><text:span text:style-name="T111">, </text:span><text:span text:style-name="T81">buyut</text:span><text:span text:style-name="T111">)</text:span> yang merupakan <text:span text:style-name="T71">turunan</text:span> dari elemen <text:span text:style-name="T71">div</text:span>.</text:p>
                </text:list-item>
              </text:list>
            </text:list-item>
            <text:list-item>
              <text:p text:style-name="P98"/>
            </text:list-item>
          </text:list>
        </text:list-item>
        <text:list-item>
          <text:p text:style-name="P88"><text:s/></text:p>
        </text:list-item>
      </text:list>
      <text:list xml:id="list171107499182906" text:continue-list="list171107632578670" text:style-name="Numbering_20_123">
        <text:list-item>
          <text:p text:style-name="P99">Jum’at, 20 September 2024</text:p>
        </text:list-item>
      </text:list>
      <text:list xml:id="list1408846231" text:style-name="L28">
        <text:list-item>
          <text:list>
            <text:list-item>
              <text:p text:style-name="P100"><text:s/>Pendalaman CSS</text:p>
            </text:list-item>
          </text:list>
        </text:list-item>
      </text:list>
      <text:list xml:id="list2136125491" text:style-name="L29">
        <text:list-item>
          <text:list>
            <text:list-item>
              <text:list>
                <text:list-item>
                  <text:p text:style-name="P102">Pseudo Selector</text:p>
                  <text:list>
                    <text:list-item>
                      <text:p text:style-name="P167"><text:span text:style-name="T26">Pseudo-class Selector =&gt; untuk anchor:: link, visited, hover, actice. </text:span>Pseudo-class merupakan sebuah class “semu” yang sebenarnya ada pada tiap elemen HTML.</text:p>
                    </text:list-item>
                    <text:list-item>
                      <text:p text:style-name="P168"><text:span text:style-name="T26">Pseudo-elemen Selector =&gt; </text:span>Sama seperti pseudo-class, pseudo-element merupakan sebuah elemen “semu” yang sebenarnya ada, tetapi tidak tampak secara tertulis pada berkas HTML. Selector ini biasa digunakan ketika kita ingin menambahkan konten tepat sebelum dan setelah sebuah elemen paragraf. <text:span text:style-name="Emphasis">Yup</text:span>, kita tidak perlu menuliskan elemen/konten baru pada berkas HTML untuk menambahkan konten. Namun, kita dapat memanfaatkan pseudo-element untuk melakukannya. Pseudo-element yang dimaksud adalah <text:span text:style-name="T91">::before</text:span> dan <text:span text:style-name="T91">::after</text:span>. Konten yang dibuat dengan pseudo-element dituliskan pada CSS. Contohnya, kita ingin menambahkan tanda kutip sebelum dan sesudah elemen blockquote sehingga kita cukup menuliskannya seperti berikut. <text:span text:style-name="T113">(::)</text:span></text:p>
                    </text:list-item>
                    <text:list-item>
                      <text:p text:style-name="P168">blockquote::before,</text:p>
                    </text:list-item>
                    <text:list-item>
                      <text:p text:style-name="P168">blockquote::after {</text:p>
                    </text:list-item>
                    <text:list-item>
                      <text:p text:style-name="P168"><text:s text:c="2"/>content: '"';</text:p>
                    </text:list-item>
                    <text:list-item>
                      <text:p text:style-name="P168"><text:s text:c="2"/>font-size: 24px;</text:p>
                    </text:list-item>
                    <text:list-item>
                      <text:p text:style-name="P168"><text:s text:c="2"/>font-style: italic;</text:p>
                    </text:list-item>
                    <text:list-item>
                      <text:p text:style-name="P168"><text:s text:c="2"/>font-weight: bold;</text:p>
                    </text:list-item>
                    <text:list-item>
                      <text:p text:style-name="P168"><text:soft-page-break/>}</text:p>
                    </text:list-item>
                    <text:list-item>
                      <text:p text:style-name="P168">p::<text:span text:style-name="T71">first</text:span>-<text:span text:style-name="T71">letter</text:span></text:p>
                    </text:list-item>
                  </text:list>
                </text:list-item>
                <text:list-item>
                  <text:p text:style-name="P103">Formatting Text</text:p>
                  <text:list>
                    <text:list-item>
                      <text:p text:style-name="P104">Jika kita ingin menetapkan styling pada tampilan teks itu sendiri, gunakanlah properti font. Contohnya, properti font dapat mengatur tipe font, ukuran, ketebalan, dan lainnya. Sementara itu, properti teks digunakan untuk mendukung hal lainnya dalam menampilkan teks seperti menetapkan <text:span text:style-name="Emphasis">text alignment</text:span>, dekorasi, <text:span text:style-name="Emphasis">spacing</text:span>, dan masih banyak lagi. Sebab dua hal ini dipisah, mari kita membahasnya satu per satu.</text:p>
                    </text:list-item>
                  </text:list>
                </text:list-item>
                <text:list-item>
                  <text:p text:style-name="P105">Font Styling: Font Family dan Font Size</text:p>
                  <text:list>
                    <text:list-item>
                      <text:p text:style-name="P106">mengatur tipe font, ukuran, ketebalan, dan <text:span text:style-name="Emphasis">style:: </text:span></text:p>
                    </text:list-item>
                  </text:list>
                </text:list-item>
              </text:list>
            </text:list-item>
          </text:list>
        </text:list-item>
      </text:list>
      <text:list xml:id="list171107149162049" text:continue-list="list1236454585" text:style-name="List_20_1">
        <text:list-item>
          <text:p text:style-name="P171"><text:span text:style-name="Emphasis"><text:span text:style-name="T62">font-family: menetapkan jenis font yang akan diterapkan pada target.Sebenarnya untuk nilai dari properti ini dapat lebih dari satu (dikenal sebagai font stack), tujuannya adalah sebagai fallback jika terjadi kegagalan dalam menggunakan font yang kita gunakan. Hal yang perlu kita perhatikan adalah pastikan untuk menggunakan generic font families pada akhir nilai properti font-family. Nilai ini dipastikan didukung oleh seluruh browser saat ini.Untuk hal ini, CSS memiliki fitur yang digunakan untuk memasukkan font eksternal ke dalam CSS, yakni menggunakan </text:span></text:span><text:span text:style-name="Emphasis"><text:span text:style-name="T66">@font-face</text:span></text:span><text:span text:style-name="Emphasis"><text:span text:style-name="T62">.</text:span></text:span></text:p>
          <text:list>
            <text:list-item>
              <text:list>
                <text:list-item>
                  <text:p text:style-name="P189"><text:span text:style-name="Emphasis"><text:span text:style-name="T63">@font-face {  font-family: "Dicoding Font";  src: url('FILE-FONT.TTF');}</text:span></text:span></text:p>
                </text:list-item>
                <text:list-item>
                  <text:p text:style-name="P23"><text:span text:style-name="Emphasis"><text:span text:style-name="T63">p {  font-family: "Dicoding Font";}</text:span></text:span></text:p>
                </text:list-item>
                <text:list-item>
                  <text:p text:style-name="P190"><text:span text:style-name="Emphasis"><text:span text:style-name="T63"/></text:span></text:p>
                </text:list-item>
              </text:list>
            </text:list-item>
          </text:list>
        </text:list-item>
        <text:list-item>
          <text:p text:style-name="P173"><text:span text:style-name="Emphasis"><text:span text:style-name="T62">Seluruh nilai font yang bukan merupakan generic font families harus dituliskan secara kapital. Contohnya, “Arial” bukan dituliskan “arial”.</text:span></text:span></text:p>
        </text:list-item>
        <text:list-item>
          <text:p text:style-name="P174">Gunakan tanda koma (,) untuk memisahkan antara nilai font yang digunakan. </text:p>
        </text:list-item>
        <text:list-item>
          <text:p text:style-name="P174">Selalu tanda kutip (“) untuk membungkus nilai font yang memiliki spasi pada namanya. Contohnya “Open Sans”.</text:p>
          <text:p text:style-name="P172"><text:span text:style-name="Emphasis"><text:span text:style-name="T62"/></text:span></text:p>
        </text:list-item>
      </text:list>
      <text:list xml:id="list171108489075769" text:continue-list="list2136125491" text:style-name="L30">
        <text:list-item>
          <text:list>
            <text:list-item>
              <text:list>
                <text:list-item>
                  <text:p text:style-name="P206">font-size: menentukan ukuran pada teks.</text:p>
                  <text:list>
                    <text:list-item>
                      <text:p text:style-name="P206"><text:span text:style-name="Strong_20_Emphasis">Relative Unit</text:span><text:line-break/>Satuan yang nilainya tergantung pada suatu hal. Contohnya, ukuran viewport, induk elemen, atau ukuran teks standar.</text:p>
                    </text:list-item>
                    <text:list-item text:style-override="L31">
                      <text:p text:style-name="P207"><text:span text:style-name="Strong_20_Emphasis">Absolute Unit</text:span><text:line-break/>Satuan yang nilainya telah ditentukan atau digunakan dalam dunia nyata.</text:p>
                    </text:list-item>
                    <text:list-item text:style-override="L31">
                      <text:p text:style-name="P24">body {  font-size: 16px;} h1 {  font-size: 150%; /* 150% dari 16 = 24px */}</text:p>
                    </text:list-item>
                    <text:list-item text:style-override="L31">
                      <text:p text:style-name="P207"><text:soft-page-break/>Hal yang terakhir, kita juga bisa menentukan ukuran font dengan menuliskan kata kunci secara spesifik yang tersedia pada CSS. Kata kunci tersebut: <text:span text:style-name="Strong_20_Emphasis">xx-small</text:span>, <text:span text:style-name="Strong_20_Emphasis">x-small</text:span>, <text:span text:style-name="Strong_20_Emphasis">small</text:span>, <text:span text:style-name="Strong_20_Emphasis">medium</text:span>, <text:span text:style-name="Strong_20_Emphasis">large</text:span>, <text:span text:style-name="Strong_20_Emphasis">x-large</text:span>, dan<text:span text:style-name="Strong_20_Emphasis"> xx-large</text:span>.</text:p>
                    </text:list-item>
                  </text:list>
                </text:list-item>
                <text:list-item>
                  <text:p text:style-name="P206"/>
                </text:list-item>
                <text:list-item>
                  <text:p text:style-name="P206">font-weight: menentukan ketebalan pada teks. </text:p>
                </text:list-item>
                <text:list-item>
                  <text:p text:style-name="P206">font-style: menetapkan styling yang diterapkan pada teks.</text:p>
                </text:list-item>
                <text:list-item>
                  <text:p text:style-name="P206">font-variant: menentukan teks untuk menggunakan gaya <text:span text:style-name="Emphasis">small caps </text:span>(huruf kapital kecil).</text:p>
                </text:list-item>
                <text:list-item>
                  <text:p text:style-name="P205">font: sebagai <text:span text:style-name="Emphasis">shorthand</text:span> dari properti font yang ada.</text:p>
                  <text:list text:style-name="L29">
                    <text:list-item>
                      <text:p text:style-name="P106"><text:span text:style-name="Emphasis"/></text:p>
                    </text:list-item>
                  </text:list>
                </text:list-item>
                <text:list-item text:style-override="L29">
                  <text:p text:style-name="P107">Font Styling: Font Weight, Font Style, Font Variant, dan Shorthand</text:p>
                </text:list-item>
              </text:list>
            </text:list-item>
          </text:list>
        </text:list-item>
      </text:list>
      <text:list xml:id="list1813809023" text:style-name="L32">
        <text:list-item>
          <text:list>
            <text:list-item>
              <text:list>
                <text:list-item>
                  <text:list>
                    <text:list-item>
                      <text:p text:style-name="P182"><text:span text:style-name="T48">font</text:span><text:span text:style-name="T27">-</text:span><text:span text:style-name="T48">weight</text:span><text:span text:style-name="T27">: menentukan ketebalan pada teks. </text:span>font-weight yang digunakan untuk mengatur ketebalan dari font yang ditampilkan. Nilai dari properti ini dapat ditentukan dengan menggunakan numeric values (<text:span text:style-name="Strong_20_Emphasis">100</text:span> sampai <text:span text:style-name="Strong_20_Emphasis">900</text:span>) atau dengan menggunakan descriptive terms (<text:span text:style-name="Strong_20_Emphasis">normal</text:span>, <text:span text:style-name="Strong_20_Emphasis">bold</text:span>, <text:span text:style-name="Strong_20_Emphasis">bolder</text:span>, dan <text:span text:style-name="Strong_20_Emphasis">lighter</text:span>). normal | bold | bolder | lighter | fw100 | fw200 | fw300 | fw400 | fw500 | fw600 | fw700 | fw800 | fw900 </text:p>
                    </text:list-item>
                  </text:list>
                </text:list-item>
              </text:list>
            </text:list-item>
          </text:list>
        </text:list-item>
      </text:list>
      <text:list xml:id="list3073928797" text:style-name="L33">
        <text:list-item>
          <text:list>
            <text:list-item>
              <text:list>
                <text:list-item>
                  <text:list>
                    <text:list-item>
                      <text:p text:style-name="P183"><text:span text:style-name="T83">font</text:span><text:span text:style-name="T114">-</text:span><text:span text:style-name="T83">style</text:span><text:span text:style-name="T114">: menetapkan styling yang diterapkan pada teks. </text:span>bentuknya vertikal (<text:span text:style-name="Strong_20_Emphasis">normal</text:span>) atau miring (<text:span text:style-name="Strong_20_Emphasis">italic</text:span> dan <text:span text:style-name="Strong_20_Emphasis">oblique</text:span>). Perbedaannya adalah italic menerapkan tipe miring (italic font version) dari suatu font sedangkan oblique adalah font normal yang hanya dibuat miring.</text:p>
                    </text:list-item>
                  </text:list>
                </text:list-item>
              </text:list>
            </text:list-item>
          </text:list>
        </text:list-item>
      </text:list>
      <text:list xml:id="list1802958617" text:style-name="L34">
        <text:list-item>
          <text:list>
            <text:list-item>
              <text:list>
                <text:list-item>
                  <text:list>
                    <text:list-item>
                      <text:p text:style-name="P184"><text:span text:style-name="T83">font</text:span><text:span text:style-name="T114">-</text:span><text:span text:style-name="T83">variant</text:span><text:span text:style-name="T114">: menentukan teks untuk menggunakan gaya </text:span><text:span text:style-name="Emphasis"><text:span text:style-name="T114">small caps </text:span></text:span><text:span text:style-name="T114">(huruf kapital kecil). </text:span>fitur <text:span text:style-name="Emphasis">small caps</text:span>. Fitur ini dapat membuat teks menjadi kapital tetapi dituliskan secara kecil dan merapat.</text:p>
                    </text:list-item>
                    <text:list-item>
                      <text:p text:style-name="P208">Shorthand: selector {font: style weight variant size[wajib] font-family[wajib]}</text:p>
                    </text:list-item>
                    <text:list-item>
                      <text:p text:style-name="P209">Properti <text:span text:style-name="T91">font-size, font-weight, font-style, font-variant, font-family</text:span> dapat diaplikasikan ke seluruh elemen yang ada di HTML dan nilainya dapat diturunkan pada elemen turunannya.</text:p>
                    </text:list-item>
                  </text:list>
                </text:list-item>
              </text:list>
            </text:list-item>
          </text:list>
        </text:list-item>
      </text:list>
      <text:list xml:id="list171107071169661" text:continue-list="list171108489075769" text:style-name="L29">
        <text:list-item>
          <text:list>
            <text:list-item>
              <text:list>
                <text:list-item>
                  <text:p text:style-name="P108">Text Styling: Line Height, Text Indent, dan Text Alignment</text:p>
                  <text:list>
                    <text:list-item>
                      <text:p text:style-name="P109"><text:span text:style-name="T71">Line</text:span> <text:span text:style-name="T71">Height</text:span>: lh2, lh200%, lh2em (untuk elemen paragraf adalah <text:span text:style-name="T71">sama saja)</text:span></text:p>
                    </text:list-item>
                    <text:list-item>
                      <text:p text:style-name="P169"><text:span text:style-name="T49">Text Indent:</text:span><text:span text:style-name="T20"> </text:span><text:span text:style-name="T95">Kita dapat menentukan nilai properti ini melalui perhitungan panjang dalam </text:span><text:span text:style-name="Strong_20_Emphasis"><text:span text:style-name="T95">px</text:span></text:span><text:span text:style-name="T95">, </text:span><text:span text:style-name="Strong_20_Emphasis"><text:span text:style-name="T95">em</text:span></text:span><text:span text:style-name="T95">, dan </text:span><text:span text:style-name="Strong_20_Emphasis"><text:span text:style-name="T95">in </text:span></text:span><text:span text:style-name="T95">atau bisa menggunakan nilai persentase (%). Nilai persentase dihitung berdasarkan lebar dari induk elemen. Berikut contoh penggunaannya.</text:span><text:span text:style-name="T49"> </text:span><text:span text:style-name="T20">Jika kita menggunakannya, baris pertama pada paragraf akan keluar dari batas elemen yang menampungnya (biasa disebut </text:span><text:span text:style-name="Strong_20_Emphasis"><text:span text:style-name="T49">hanging</text:span></text:span><text:span text:style-name="Strong_20_Emphasis"><text:span text:style-name="T20"> </text:span></text:span><text:span text:style-name="Strong_20_Emphasis"><text:span text:style-name="T49">indent</text:span></text:span><text:span text:style-name="T20">).</text:span></text:p>
                    </text:list-item>
                    <text:list-item>
                      <text:p text:style-name="P210"><text:span text:style-name="T38">Text Alignment</text:span><text:span text:style-name="T17">: left, right(bahasa arab), center, justify</text:span></text:p>
                    </text:list-item>
                  </text:list>
                </text:list-item>
              </text:list>
            </text:list-item>
          </text:list>
        </text:list-item>
      </text:list>
      <text:p text:style-name="P16"/>
      <text:list xml:id="list171108390626994" text:continue-numbering="true" text:style-name="L29">
        <text:list-item>
          <text:list>
            <text:list-item>
              <text:list>
                <text:list-item>
                  <text:p text:style-name="P108"><text:soft-page-break/>Text Styling: Text Decoration, Text Transform, Word-Letter Spacing, dan Text Shadow</text:p>
                  <text:list>
                    <text:list-item>
                      <text:p text:style-name="P109"><text:span text:style-name="T71">Text</text:span> <text:span text:style-name="T71">Decoration</text:span>: underline, overline, line-through, <text:span text:style-name="T71">none</text:span>[biasa digunakan untuk menghilangkan <text:span text:style-name="T71">underline</text:span> pada <text:span text:style-name="T71">anchor</text:span>]</text:p>
                    </text:list-item>
                    <text:list-item>
                      <text:p text:style-name="P110"><text:span text:style-name="T71">Text</text:span> <text:span text:style-name="T71">Transform</text:span>: <text:span text:style-name="T115">none, capitalize, lowecase, uppercase.</text:span></text:p>
                    </text:list-item>
                    <text:list-item>
                      <text:p text:style-name="P111"><text:span text:style-name="T71">Word</text:span>[jarak antar <text:span text:style-name="T71">kata</text:span>] and <text:span text:style-name="T71">Letter</text:span>[jarak antar <text:span text:style-name="T71">huruf</text:span>] Spacing</text:p>
                    </text:list-item>
                    <text:list-item>
                      <text:p text:style-name="P170"><text:span text:style-name="T50">Text</text:span><text:span text:style-name="T28"> </text:span><text:span text:style-name="T50">Shadow</text:span><text:span text:style-name="T28">: </text:span>membuat bayangan pada teks (atau biasa disebut <text:span text:style-name="Emphasis">drop shadow</text:span>)</text:p>
                    </text:list-item>
                  </text:list>
                </text:list-item>
              </text:list>
            </text:list-item>
          </text:list>
        </text:list-item>
      </text:list>
      <text:list xml:id="list171108231012619" text:continue-list="list171107149162049" text:style-name="List_20_1">
        <text:list-item>
          <text:list>
            <text:list-item>
              <text:list>
                <text:list-item>
                  <text:list>
                    <text:list-item>
                      <text:list>
                        <text:list-item>
                          <text:list>
                            <text:list-item>
                              <text:p text:style-name="P175">Nilai pertama: menunjukkan seberapa jauh ke kiri atau kanan (horizontal) bayangan harus ditampakkan.</text:p>
                            </text:list-item>
                          </text:list>
                        </text:list-item>
                      </text:list>
                    </text:list-item>
                  </text:list>
                </text:list-item>
              </text:list>
            </text:list-item>
          </text:list>
        </text:list-item>
      </text:list>
      <text:list xml:id="list171108682354030" text:continue-list="list171108390626994" text:style-name="L35">
        <text:list-item>
          <text:list>
            <text:list-item>
              <text:list>
                <text:list-item>
                  <text:p text:style-name="P212">Nilai kedua: menunjukkan jarak ke atas atau ke bawah (vertical) bayangan harus ditampakkan. </text:p>
                </text:list-item>
                <text:list-item>
                  <text:p text:style-name="P212">Nilai ketiga (opsional): menentukan tingkat keburaman yang harus diterapkan pada bayangan.</text:p>
                </text:list-item>
                <text:list-item>
                  <text:p text:style-name="P211">Nilai keempat: menentukan warna yang digunakan pada bayangan.</text:p>
                  <text:list text:style-name="L29">
                    <text:list-item>
                      <text:p text:style-name="P170"/>
                    </text:list-item>
                  </text:list>
                </text:list-item>
              </text:list>
            </text:list-item>
          </text:list>
        </text:list-item>
      </text:list>
      <text:list xml:id="list171108350719038" text:continue-list="list171107499182906" text:style-name="Numbering_20_123">
        <text:list-item>
          <text:list>
            <text:list-item>
              <text:list>
                <text:list-item>
                  <text:p text:style-name="P112">Pengantar Latihan: Menerapkan Font Styling pada Halaman Profil</text:p>
                </text:list-item>
                <text:list-item>
                  <text:p text:style-name="P113">Latihan: Menggunakan Font dari Google Fonts</text:p>
                </text:list-item>
                <text:list-item>
                  <text:p text:style-name="P114">Latihan: Menetapkan Ukuran, Ketebalan, dan Alignment Teks di Halaman Profil</text:p>
                </text:list-item>
                <text:list-item>
                  <text:p text:style-name="P115">Pewarnaan</text:p>
                </text:list-item>
                <text:list-item>
                  <text:p text:style-name="P115">Menetapkan Nilai Warna</text:p>
                  <text:list>
                    <text:list-item>
                      <text:list>
                        <text:list-item>
                          <text:p text:style-name="P185"><text:span text:style-name="T29">Numeric Value: rgb[</text:span>color: rgb(78,231,23)<text:span text:style-name="T29">], hex[</text:span>color: #4ee717;<text:span text:style-name="T29">], hsl[</text:span>color: hsl(104, 82%, 50%);<text:span text:style-name="T29">]</text:span></text:p>
                        </text:list-item>
                        <text:list-item>
                          <text:p text:style-name="P116">Predefined Color Name: black, white, blue</text:p>
                        </text:list-item>
                      </text:list>
                    </text:list-item>
                  </text:list>
                </text:list-item>
                <text:list-item>
                  <text:p text:style-name="P115"/>
                </text:list-item>
              </text:list>
            </text:list-item>
          </text:list>
        </text:list-item>
      </text:list>
      <text:list xml:id="list171108914422745" text:continue-list="list1408846231" text:style-name="L28">
        <text:list-item>
          <text:list>
            <text:list-item>
              <text:p text:style-name="P101"/>
            </text:list-item>
          </text:list>
        </text:list-item>
      </text:list>
      <text:list xml:id="list171108224068110" text:continue-list="list171108350719038" text:style-name="Numbering_20_123">
        <text:list-item>
          <text:p text:style-name="P117">Jum’at, 21 September 2024</text:p>
        </text:list-item>
      </text:list>
      <text:list xml:id="list171107945796651" text:continue-list="list171108231012619" text:style-name="List_20_1">
        <text:list-item>
          <text:list>
            <text:list-item>
              <text:p text:style-name="P118">Pendalaman CSS</text:p>
              <text:list>
                <text:list-item>
                  <text:p text:style-name="P118">Warna untuk Teks dan Latar Belakang</text:p>
                  <text:list>
                    <text:list-item>
                      <text:p text:style-name="P118">Text Color:: color</text:p>
                    </text:list-item>
                    <text:list-item>
                      <text:p text:style-name="P118">Background Color:: background-color</text:p>
                    </text:list-item>
                  </text:list>
                </text:list-item>
                <text:list-item>
                  <text:p text:style-name="P118">Opacity</text:p>
                  <text:list>
                    <text:list-item>
                      <text:p text:style-name="P118">Mungkin sebagian dari Anda ada yang bertanya, “Apa perbedaan antara transparan dan opacity?” Jawabannya, transparan adalah seberapa besar tingkat tembus pandang atau tak terlihatnya suatu objek, sedangkan opacity adalah seberapa besar <text:soft-page-break/>tingkat terlihat suatu objek. Semakin besar tingkat transparansi suatu objek, semakin tak terlihat objek tersebut. Namun, semakin besar tingkat opacity suatu objek, semakin terlihat objek tersebut (solid).</text:p>
                    </text:list-item>
                    <text:list-item>
                      <text:p text:style-name="P118"/>
                    </text:list-item>
                  </text:list>
                </text:list-item>
              </text:list>
            </text:list-item>
          </text:list>
        </text:list-item>
      </text:list>
      <table:table table:name="Table7" table:style-name="Table7">
        <table:table-column table:style-name="Table7.A"/>
        <table:table-column table:style-name="Table7.B"/>
        <table:table-header-rows>
          <table:table-row>
            <table:table-cell table:style-name="Table7.A1" office:value-type="string">
              <text:p text:style-name="P8"><text:span text:style-name="Strong_20_Emphasis">Nilai</text:span></text:p>
            </table:table-cell>
            <table:table-cell table:style-name="Table7.A1" office:value-type="string">
              <text:p text:style-name="P8"><text:span text:style-name="Strong_20_Emphasis">Deskripsi</text:span></text:p>
            </table:table-cell>
          </table:table-row>
        </table:table-header-rows>
        <table:table-row>
          <table:table-cell table:style-name="Table7.A1" office:value-type="string">
            <text:p text:style-name="P4">0%</text:p>
          </table:table-cell>
          <table:table-cell table:style-name="Table7.A1" office:value-type="string">
            <text:p text:style-name="P4">Elemen tak akan terlihat.</text:p>
          </table:table-cell>
        </table:table-row>
        <table:table-row>
          <table:table-cell table:style-name="Table7.A1" office:value-type="string">
            <text:p text:style-name="P4">Persentase berapa pun di antara 0% sampai 100%</text:p>
          </table:table-cell>
          <table:table-cell table:style-name="Table7.A1" office:value-type="string">
            <text:p text:style-name="P4">Elemen akan tembus cahaya alias masih dapat terlihat.</text:p>
          </table:table-cell>
        </table:table-row>
        <table:table-row>
          <table:table-cell table:style-name="Table7.A1" office:value-type="string">
            <text:p text:style-name="P4">100%</text:p>
          </table:table-cell>
          <table:table-cell table:style-name="Table7.A1" office:value-type="string">
            <text:p text:style-name="P4">Elemen sepenuhnya terlihat (tak transparan).</text:p>
          </table:table-cell>
        </table:table-row>
      </table:table>
      <text:list xml:id="list171107295771225" text:continue-numbering="true" text:style-name="List_20_1">
        <text:list-item>
          <text:list>
            <text:list-item>
              <text:list>
                <text:list-item>
                  <text:list>
                    <text:list-item>
                      <text:p text:style-name="P176"><text:span text:style-name="T30">Opacity pada warna:: </text:span>Selain komponen warna-warna, CSS memiliki fitur bernama opacity yang dapat ditetapkan dalam warna. Ini merupakan komponen keempat setelah red, blue, dan green. Biasanya, ia disebut sebagai <text:span text:style-name="T71">alpha</text:span> channel. Untuk melakukannya, kita bisa menggunakan format warna <text:span text:style-name="T71">RGBA</text:span>, <text:span text:style-name="T71">HSLA</text:span>, dan <text:span text:style-name="T71">Hex</text:span>.</text:p>
                    </text:list-item>
                  </text:list>
                </text:list-item>
                <text:list-item>
                  <text:p text:style-name="P118">Box Model</text:p>
                  <text:list>
                    <text:list-item>
                      <text:p text:style-name="P176"><text:span text:style-name="T30">Lebar dan tinggi pada kotak (konten). </text:span><text:span text:style-name="T95">Ruang kosong antara konten dengan border (padding).</text:span><text:span text:style-name="T21"> Garis tepi (border). Jarak dari elemen lain (margin).</text:span><text:span text:style-name="T68"> Edge = tepian</text:span></text:p>
                    </text:list-item>
                  </text:list>
                </text:list-item>
                <text:list-item>
                  <text:p text:style-name="P118">Apa itu Box Element</text:p>
                  <text:list>
                    <text:list-item>
                      <text:p text:style-name="P119"><draw:frame draw:style-name="fr2" draw:name="Image11" text:anchor-type="char" svg:x="1.1902in" svg:y="-0.0484in" svg:width="2.1807in" svg:height="1.6354in" draw:z-index="10"><draw:image xlink:href="Pictures/100000000000032000000258EA4BB628A336A0D5.jpg" xlink:type="simple" xlink:show="embed" xlink:actuate="onLoad" draw:mime-type="image/jpeg"/></draw:frame></text:p>
                    </text:list-item>
                  </text:list>
                </text:list-item>
                <text:list-item>
                  <text:p text:style-name="P119">Box Model: Box Dimensions</text:p>
                  <text:list>
                    <text:list-item>
                      <text:p text:style-name="P119">Pada contoh di atas, kita dapat melihat elemen &lt;div&gt; memiliki dimensi elemen dengan lebar 300px dan tinggi 300px. Di dalamnya terdapat elemen &lt;p&gt; yang memiliki ukuran elemen 75% dari lebar dan tinggi elemen induknya. Dengan demikian, elemen &lt;p&gt; memiliki ukuran 225px untuk panjang dan lebarnya.</text:p>
                    </text:list-item>
                    <text:list-item>
                      <text:p text:style-name="P177"><text:span text:style-name="T51">Limitting</text:span><text:span text:style-name="T31"> </text:span><text:span text:style-name="T51">Dimension</text:span><text:span text:style-name="T31">:: </text:span><text:span text:style-name="Strong_20_Emphasis">min-width</text:span>: menetapkan nilai lebar minimal yang harus dimiliki elemen. <text:span text:style-name="Strong_20_Emphasis">max-width</text:span>: menetapkan nilai lebar maksimal yang harus dimiliki elemen. Dengan cara yang sama, mungkin kita juga perlu membatasi ukuran panjang. Kita bisa gunakan <text:span text:style-name="Strong_20_Emphasis">min-height</text:span> dan <text:span text:style-name="Strong_20_Emphasis">max-height</text:span>.</text:p>
                    </text:list-item>
                    <text:list-item>
                      <text:p text:style-name="P119"><text:span text:style-name="T71">Overflowing</text:span> <text:span text:style-name="T71">Content</text:span>:: <text:span text:style-name="T116">visible, hidden, scroll(muat/tidak tetep ada scroll), auto(muat, tidak ada scroll. Tidak muat, ada scroll)</text:span></text:p>
                    </text:list-item>
                    <text:list-item>
                      <text:p text:style-name="P178"><text:soft-page-break/><text:span text:style-name="T32">Box-Sizing: </text:span><text:span text:style-name="T95">Pada CSS3, kita dapat memilih tipe pengukuran lain dalam menentukan dimensi elemen. Dengan menggunakan properti box-sizing, kita dapat menentukannya berdasarkan border box. Ukuran elemen sudah termasuk content, padding, dan border. Dengan metode ini, hasil elemen yang ditampilkan (termasuk padding dan border) akan memiliki dimensi yang sama persis seperti yang kita tentukan.</text:span><text:span text:style-name="T22"> &lt;code&gt;= mencetak kode.</text:span></text:p>
                    </text:list-item>
                  </text:list>
                </text:list-item>
                <text:list-item>
                  <text:p text:style-name="P120">Box Model: <text:span text:style-name="T71">Border</text:span></text:p>
                  <text:list>
                    <text:list-item>
                      <text:p text:style-name="P179"><text:span text:style-name="T52">Border</text:span><text:span text:style-name="T33"> </text:span><text:span text:style-name="T52">Width</text:span><text:span text:style-name="T33">:: </text:span>Properti border-width digunakan untuk mengatur ketebalan dari border, nilai dari properti ini dapat berupa piksel atau menggunakan predefined names value, seperti <text:span text:style-name="Strong_20_Emphasis">thin</text:span>, <text:span text:style-name="Strong_20_Emphasis">medium</text:span>, dan <text:span text:style-name="Strong_20_Emphasis">thick</text:span>. Kita tidak bisa menggunakan nilai persentase (%) pada properti ini. <text:s/>border-width: 2px 1px 1px 2px; /*top right bottom left*/</text:p>
                    </text:list-item>
                    <text:list-item>
                      <text:p text:style-name="P213"><text:span text:style-name="T71">Border</text:span> <text:span text:style-name="T71">Style</text:span>:: </text:p>
                    </text:list-item>
                  </text:list>
                </text:list-item>
              </text:list>
            </text:list-item>
          </text:list>
        </text:list-item>
      </text:list>
      <table:table table:name="Table8" table:style-name="Table8">
        <table:table-column table:style-name="Table8.A"/>
        <table:table-column table:style-name="Table8.B"/>
        <table:table-column table:style-name="Table8.C"/>
        <table:table-row>
          <table:table-cell table:style-name="Table8.A1" office:value-type="string">
            <text:p text:style-name="P11"><text:span text:style-name="Strong_20_Emphasis">Nilai Properti</text:span></text:p>
          </table:table-cell>
          <table:table-cell table:style-name="Table8.A1" office:value-type="string">
            <text:p text:style-name="P11"><text:span text:style-name="Strong_20_Emphasis">Penjelasan</text:span></text:p>
          </table:table-cell>
          <table:table-cell table:style-name="Table8.A1" office:value-type="string">
            <text:p text:style-name="P11"><text:span text:style-name="Strong_20_Emphasis">Gambar</text:span></text:p>
          </table:table-cell>
        </table:table-row>
        <table:table-row>
          <table:table-cell table:style-name="Table8.A2" office:value-type="string">
            <text:p text:style-name="P5">solid</text:p>
          </table:table-cell>
          <table:table-cell table:style-name="Table8.B2" office:value-type="string">
            <text:p text:style-name="P5">Tipe garis padat (tidak terputus-putus).</text:p>
          </table:table-cell>
          <table:table-cell table:style-name="Table8.C2" office:value-type="string">
            <text:p text:style-name="P5"><draw:a xlink:type="simple" xlink:href="https://www.dicoding.com/academies/123/tutorials/5824?from=5823#"><draw:frame draw:style-name="fr1" draw:name="Image12" text:anchor-type="as-char" svg:width="1.7583in" svg:height="0.55in" draw:z-index="11"><draw:image xlink:href="https://d17ivq9b7rppb3.cloudfront.net/original/academy/20191206204816e7483d3ecd351a5644f8a526f2810172.jpeg" xlink:type="simple" xlink:show="embed" xlink:actuate="onLoad"/><svg:title>20191206204816e7483d3ecd351a5644f8a526f2810172.jpeg</svg:title></draw:frame></draw:a></text:p>
          </table:table-cell>
        </table:table-row>
        <table:table-row>
          <table:table-cell table:style-name="Table8.A2" office:value-type="string">
            <text:p text:style-name="P5">dotted</text:p>
          </table:table-cell>
          <table:table-cell table:style-name="Table8.B2" office:value-type="string">
            <text:p text:style-name="P5">Garis yang dibentuk dari serangkaian titik-titik (jika ketebalan garis 2px, titik-titik akan berukuran 2px dan memiliki jarak 2px antar titiknya).</text:p>
          </table:table-cell>
          <table:table-cell table:style-name="Table8.C2" office:value-type="string">
            <text:p text:style-name="P5"><draw:a xlink:type="simple" xlink:href="https://www.dicoding.com/academies/123/tutorials/5824?from=5823#"><draw:frame draw:style-name="fr1" draw:name="Image13" text:anchor-type="as-char" svg:width="1.7583in" svg:height="0.5417in" draw:z-index="12"><draw:image xlink:href="https://d17ivq9b7rppb3.cloudfront.net/original/academy/20191206204816f96ab67ccc666b583503e1a1db1d3987.jpeg" xlink:type="simple" xlink:show="embed" xlink:actuate="onLoad"/><svg:title>20191206204816f96ab67ccc666b583503e1a1db1d3987.jpeg</svg:title></draw:frame></draw:a></text:p>
          </table:table-cell>
        </table:table-row>
        <table:table-row>
          <table:table-cell table:style-name="Table8.A2" office:value-type="string">
            <text:p text:style-name="P5">dashed</text:p>
          </table:table-cell>
          <table:table-cell table:style-name="Table8.B2" office:value-type="string">
            <text:p text:style-name="P5">Garis yang dibentuk dari serangkaian garis pendek.</text:p>
          </table:table-cell>
          <table:table-cell table:style-name="Table8.C2" office:value-type="string">
            <text:p text:style-name="P5"><draw:a xlink:type="simple" xlink:href="https://www.dicoding.com/academies/123/tutorials/5824?from=5823#"><draw:frame draw:style-name="fr1" draw:name="Image14" text:anchor-type="as-char" svg:width="1.7583in" svg:height="0.55in" draw:z-index="13"><draw:image xlink:href="https://d17ivq9b7rppb3.cloudfront.net/original/academy/2019120620481623f0be2be576dfc2b19b5d31be0cf5c3.jpeg" xlink:type="simple" xlink:show="embed" xlink:actuate="onLoad"/><svg:title>2019120620481623f0be2be576dfc2b19b5d31be0cf5c3.jpeg</svg:title></draw:frame></draw:a></text:p>
          </table:table-cell>
        </table:table-row>
        <table:table-row>
          <table:table-cell table:style-name="Table8.A2" office:value-type="string">
            <text:p text:style-name="P5">double</text:p>
          </table:table-cell>
          <table:table-cell table:style-name="Table8.B2" office:value-type="string">
            <text:p text:style-name="P5">Garis yang dibentuk dari dua buah garis padat.</text:p>
          </table:table-cell>
          <table:table-cell table:style-name="Table8.C2" office:value-type="string">
            <text:p text:style-name="P5"><draw:a xlink:type="simple" xlink:href="https://www.dicoding.com/academies/123/tutorials/5824?from=5823#"><draw:frame draw:style-name="fr1" draw:name="Image15" text:anchor-type="as-char" svg:width="1.7583in" svg:height="0.5417in" draw:z-index="14"><draw:image xlink:href="https://d17ivq9b7rppb3.cloudfront.net/original/academy/2019120620481697c877ae1ced4cdf81ff39f488d66724.jpeg" xlink:type="simple" xlink:show="embed" xlink:actuate="onLoad"/><svg:title>2019120620481697c877ae1ced4cdf81ff39f488d66724.jpeg</svg:title></draw:frame></draw:a></text:p>
          </table:table-cell>
        </table:table-row>
        <table:table-row>
          <table:table-cell table:style-name="Table8.A2" office:value-type="string">
            <text:p text:style-name="P5">groove</text:p>
          </table:table-cell>
          <table:table-cell table:style-name="Table8.B2" office:value-type="string">
            <text:p text:style-name="P5">Tipe garis yang berbentuk seperti frame.</text:p>
          </table:table-cell>
          <table:table-cell table:style-name="Table8.C2" office:value-type="string">
            <text:p text:style-name="P5"><draw:a xlink:type="simple" xlink:href="https://www.dicoding.com/academies/123/tutorials/5824?from=5823#"><draw:frame draw:style-name="fr1" draw:name="Image16" text:anchor-type="as-char" svg:width="1.7583in" svg:height="0.5417in" draw:z-index="15"><draw:image xlink:href="https://d17ivq9b7rppb3.cloudfront.net/original/academy/20191206204816d8c7f524bb8cb38b7e50b11ff383f242.jpeg" xlink:type="simple" xlink:show="embed" xlink:actuate="onLoad"/><svg:title>20191206204816d8c7f524bb8cb38b7e50b11ff383f242.jpeg</svg:title></draw:frame></draw:a></text:p>
          </table:table-cell>
        </table:table-row>
        <table:table-row>
          <table:table-cell table:style-name="Table8.A2" office:value-type="string">
            <text:p text:style-name="P5">hidden</text:p>
          </table:table-cell>
          <table:table-cell table:style-name="Table8.B2" office:value-type="string">
            <text:p text:style-name="P5">Digunakan untuk menyembunyikan garis pada elemen.</text:p>
          </table:table-cell>
          <table:table-cell table:style-name="Table8.C2" office:value-type="string">
            <text:p text:style-name="Table_20_Contents"/>
          </table:table-cell>
        </table:table-row>
      </table:table>
      <text:list xml:id="list171108174005926" text:continue-numbering="true" text:style-name="List_20_1">
        <text:list-item>
          <text:list>
            <text:list-item>
              <text:list>
                <text:list-item>
                  <text:list>
                    <text:list-item>
                      <text:p text:style-name="P180"><text:span text:style-name="T84">Border</text:span><text:span text:style-name="T117"> </text:span><text:span text:style-name="T84">Color</text:span><text:span text:style-name="T117">:: </text:span>border-color: #919191 #111111 #4ee717 #00c8eb;</text:p>
                    </text:list-item>
                    <text:list-item>
                      <text:p text:style-name="P180"><text:span text:style-name="T84">Shorthand:: </text:span><text:span text:style-name="T95">Beberapa di antara Anda mungkin bertanya-tanya, "Apakah urutan nilainya akan mempengaruhi hasil". Jawabannya, </text:span><text:span text:style-name="T71">tidak</text:span><text:span text:style-name="T95">. Anda tidak perlu pusing dengan aturan peletakkan nilai ini karena tidak menjadi masalah. div { border: type color width }. div { border: color width type }. div { border: width type color }</text:span></text:p>
                    </text:list-item>
                  </text:list>
                </text:list-item>
                <text:list-item>
                  <text:p text:style-name="P121">Box Moder: Padding</text:p>
                  <text:list>
                    <text:list-item>
                      <text:p text:style-name="P22">padding: 10px 15px 10px 15px;</text:p>
                    </text:list-item>
                    <text:list-item>
                      <text:p text:style-name="P22">Padding merupakan jarak antara area konten dan border.</text:p>
                    </text:list-item>
                    <text:list-item>
                      <text:p text:style-name="P121"><text:soft-page-break/>Piksel merupakan satuan yang sering digunakan dalam menetapkan nilai properti ini (meskipun kita bisa juga menggunakan persentase atau ems). Jika menetapkan menggunakan persentase, nilai akan <text:span text:style-name="Emphasis">relative</text:span> pada elemen induk atau jendela browser (jika tidak memiliki induk elemen).</text:p>
                    </text:list-item>
                  </text:list>
                </text:list-item>
                <text:list-item>
                  <text:p text:style-name="P122">Box Model: Margin</text:p>
                  <text:list>
                    <text:list-item>
                      <text:p text:style-name="P122">margin merupakan <text:span text:style-name="T71">ruang</text:span> atau <text:span text:style-name="T71">jarak</text:span> pada sebuah <text:span text:style-name="T71">elemen</text:span>. </text:p>
                    </text:list-item>
                    <text:list-item>
                      <text:p text:style-name="P181"><text:span text:style-name="T34">Margin ini </text:span><text:span text:style-name="T53">bersifat </text:span><text:span text:style-name="Emphasis"><text:span text:style-name="T67">collapsed</text:span></text:span><text:span text:style-name="T34">, yang artinya dapat </text:span><text:span text:style-name="T53">menumpuk</text:span><text:span text:style-name="T34"> jika terdapat dua margin yang saling bertumpukkan. </text:span>Hal itu menjelaskan alasan jarak vertikal antar elemen tersebut tidak sebesar 40px, tetapi sebesar 20px. Jika terjadi pertumpukan margin, nilai yang paling <text:span text:style-name="T71">besar</text:span> yang akan diterapkan. margin: 10px 15px 20px 25px;</text:p>
                    </text:list-item>
                  </text:list>
                </text:list-item>
                <text:list-item>
                  <text:p text:style-name="P122">Box Model: Centering Content</text:p>
                  <text:list>
                    <text:list-item>
                      <text:p text:style-name="P122">Jika kita ingin membuat sebuah kotak berada tepat pada tengah sebuah halaman atau di dalam elemen induknya, <text:span text:style-name="T71">margin</text:span> <text:span text:style-name="T71">kanan</text:span> dan <text:span text:style-name="T71">kiri</text:span> bisa diatur dengan nilai <text:span text:style-name="T71">auto.</text:span></text:p>
                    </text:list-item>
                  </text:list>
                </text:list-item>
                <text:list-item>
                  <text:p text:style-name="P122">Display Roles</text:p>
                  <text:list>
                    <text:list-item>
                      <text:p text:style-name="P122"><text:span text:style-name="T71">block</text:span> dan <text:span text:style-name="T71">inline</text:span>.</text:p>
                    </text:list-item>
                    <text:list-item>
                      <text:p text:style-name="P122"/>
                    </text:list-item>
                  </text:list>
                </text:list-item>
              </text:list>
            </text:list-item>
          </text:list>
        </text:list-item>
      </text:list>
      <table:table table:name="Table9" table:style-name="Table9">
        <table:table-column table:style-name="Table9.A"/>
        <table:table-column table:style-name="Table9.B"/>
        <table:table-header-rows>
          <table:table-row>
            <table:table-cell table:style-name="Table9.A1" office:value-type="string">
              <text:p text:style-name="Table_20_Contents"/>
            </table:table-cell>
            <table:table-cell table:style-name="Table9.B1" office:value-type="string">
              <text:p text:style-name="P12"><text:span text:style-name="Strong_20_Emphasis">Keterangan</text:span></text:p>
            </table:table-cell>
          </table:table-row>
        </table:table-header-rows>
        <table:table-row>
          <table:table-cell table:style-name="Table9.A2" office:value-type="string">
            <text:p text:style-name="P6"><text:span text:style-name="Strong_20_Emphasis">Inline Element</text:span></text:p>
          </table:table-cell>
          <table:table-cell table:style-name="Table9.B1" office:value-type="string">
            <text:list xml:id="list3313725278" text:style-name="L1">
              <text:list-item>
                <text:p text:style-name="P25">Elemen HTML yang secara default tidak menambahkan baris baru ketika dibuat.</text:p>
              </text:list-item>
              <text:list-item>
                <text:p text:style-name="P25">Nilai lebar dan tinggi elemen inline sebesar konten di dalamnya, dan tidak dapat diubah.</text:p>
              </text:list-item>
              <text:list-item>
                <text:p text:style-name="P26">Margin dan padding hanya mempengaruhi elemen secara horizontal, tidak vertikal.</text:p>
              </text:list-item>
            </text:list>
          </table:table-cell>
        </table:table-row>
        <table:table-row>
          <table:table-cell table:style-name="Table9.A2" office:value-type="string">
            <text:p text:style-name="P6"><text:span text:style-name="Strong_20_Emphasis">Block Element</text:span></text:p>
          </table:table-cell>
          <table:table-cell table:style-name="Table9.B1" office:value-type="string">
            <text:list xml:id="list4191236718" text:style-name="L2">
              <text:list-item>
                <text:p text:style-name="P27">Elemen HTML secara default menambahkan baris baru ketika dibuat.</text:p>
              </text:list-item>
              <text:list-item>
                <text:p text:style-name="P27">Jika tidak diatur lebarnya, lebar dari elemen block akan memenuhi lebar dari browser atau elemen yang menaunginya.</text:p>
              </text:list-item>
              <text:list-item>
                <text:p text:style-name="P27">Kita dapat mengatur dimensi dari elemen block.</text:p>
              </text:list-item>
              <text:list-item>
                <text:p text:style-name="P28">Di dalam elemen block, kita dapat menyimpan tag elemen HTML lainnya</text:p>
              </text:list-item>
            </text:list>
          </table:table-cell>
        </table:table-row>
      </table:table>
      <text:list xml:id="list171109305528650" text:continue-list="list171108174005926" text:style-name="List_20_1">
        <text:list-item>
          <text:list>
            <text:list-item>
              <text:list>
                <text:list-item>
                  <text:list>
                    <text:list-item>
                      <text:p text:style-name="P181"><text:span text:style-name="T34">Nilai dari properti ‘</text:span><text:span text:style-name="T35">display</text:span><text:span text:style-name="T34">’ ini dapat berupa hal berikut. </text:span>Properti ini banyak sekali digunakan dalam kasus dalam pembuatan navigasi. Biasanya, navigasi dibuat menggunakan elemen list yang memiliki sifat block sehingga item list selalu ditampilkan dalam baris baru. Dengan menggunakan properti display, kita dapat mengubah perilaku elemen list tersebut dengan menerapkan inline. Jadi, item list dapat ditampilkan secara horizontal.</text:p>
                    </text:list-item>
                  </text:list>
                </text:list-item>
              </text:list>
            </text:list-item>
          </text:list>
        </text:list-item>
        <text:list-item text:style-override="L36">
          <text:p text:style-name="P215">inline: mengubah elemen block berperilaku seperti elemen inline.</text:p>
        </text:list-item>
        <text:list-item text:style-override="L36">
          <text:p text:style-name="P215">block: mengubah elemen inline berperilaku seperti elemen block.</text:p>
        </text:list-item>
        <text:list-item text:style-override="L36">
          <text:p text:style-name="P215">inline-block: membuat elemen block tidak menambahkan baris baru ketika dibuat, tetapi tetap mempertahankan sifat lain dari elemen block.</text:p>
        </text:list-item>
        <text:list-item text:style-override="L36">
          <text:p text:style-name="P214">none: menyembunyikan elemen dari halaman.</text:p>
          <text:list>
            <text:list-item>
              <text:list>
                <text:list-item>
                  <text:list>
                    <text:list-item>
                      <text:p text:style-name="P122"/>
                    </text:list-item>
                  </text:list>
                </text:list-item>
              </text:list>
            </text:list-item>
          </text:list>
        </text:list-item>
      </text:list>
      <text:list xml:id="list171108447007874" text:continue-list="list171108224068110" text:style-name="Numbering_20_123">
        <text:list-item>
          <text:list>
            <text:list-item>
              <text:list>
                <text:list-item>
                  <text:p text:style-name="P123"><text:soft-page-break/>Box Shadow</text:p>
                  <text:list>
                    <text:list-item>
                      <text:p text:style-name="P125">Nilai dan cara kerja dari properti box-shadow mirip seperti text-shadow, yaitu nilainya menentukan jarak <text:span text:style-name="T71">vertikal</text:span> dan <text:span text:style-name="T71">horizontal</text:span>, <text:span text:style-name="T71">tingkat</text:span> <text:span text:style-name="T71">keburaman</text:span>, dan <text:span text:style-name="T71">warna</text:span> pada bayangan. Pada box shadow, kita juga dapat menentukan tingkat sebaran (<text:span text:style-name="Emphasis"><text:span text:style-name="T71">spread</text:span></text:span>) bayangan. Jika nilai semakin <text:span text:style-name="T71">besar</text:span>, bayangan yang tampak akan semakin <text:span text:style-name="T71">luas</text:span>.</text:p>
                    </text:list-item>
                    <text:list-item>
                      <text:p text:style-name="P186"><text:span text:style-name="T35">Nilai pertama: menunjukkan seberapa jauh ke kiri atau kanan (horizontal) bayangan harus ditampakkan. </text:span>Nilai kedua: menunjukkan jarak ke atas atau ke bawah (vertical) bayangan harus ditampakkan. Nilai ketiga (opsional): menentukan tingkat keburaman yang harus diterapkan pada bayangan. Nilai keempat (opsional): tingkat sebaran (<text:span text:style-name="Emphasis">spread</text:span>) bayangan. Semakin besar nilai yang ditentukan, bayangan yang tampak akan semakin luas. Nilai kelima: menentukan warna yang digunakan pada bayangan.</text:p>
                    </text:list-item>
                  </text:list>
                </text:list-item>
                <text:list-item>
                  <text:p text:style-name="P124">Rounded Corner</text:p>
                  <text:list>
                    <text:list-item>
                      <text:p text:style-name="P187"><text:span text:style-name="T35">Border Radius:: </text:span>  border-radius: 10px 5px 10px 5px;</text:p>
                    </text:list-item>
                  </text:list>
                </text:list-item>
                <text:list-item>
                  <text:p text:style-name="P126">Pengantar Latihan: Mengatur Box Model di Halaman Profil</text:p>
                </text:list-item>
                <text:list-item>
                  <text:p text:style-name="P131">Latihan: Menetapkan Ukuran pada Gambar</text:p>
                  <text:list>
                    <text:list-item>
                      <text:p text:style-name="P188"><text:span text:style-name="T70">object-fit: cover</text:span><text:span text:style-name="T54"> dan </text:span><text:span text:style-name="T70">object-position: center</text:span><text:span text:style-name="T54"> pada selector </text:span><text:span text:style-name="T70">.featured-image</text:span><text:span text:style-name="T54">. </text:span><text:span text:style-name="T71">Kedua properti yang telah kita terapkan di atas membuat gambar yang ditampilkan dapat mempertahankan kualitas rasio aslinya meskipun ukuran lebar dan panjang dari elemen gambar tidak imbang. Namun, untuk menghasilkan perbaikan gambar ini, ada area gambar yang terpotong atau tidak ditampilkan (crop). <text:line-break/>Jika di antara Anda ada yang berpikir, “Jika gambar tersebut di-</text:span><text:span text:style-name="Emphasis"><text:span text:style-name="T71">crop</text:span></text:span><text:span text:style-name="T71">, apakah kita bisa memilih letak potongan yang ditampilkan?”. Jawabannya bisa. Kita bisa memanfaatkan object-position untuk melakukannya.</text:span></text:p>
                    </text:list-item>
                  </text:list>
                </text:list-item>
                <text:list-item>
                  <text:p text:style-name="P132">Latihan: Menerapkan Card Style pada Elemen Article</text:p>
                  <text:list>
                    <text:list-item>
                      <text:p text:style-name="P133">.<text:span text:style-name="T118">card</text:span></text:p>
                    </text:list-item>
                  </text:list>
                </text:list-item>
                <text:list-item>
                  <text:p text:style-name="P132">Latihan: Menerapkan Jumbotron dan Navigasi pada Elemen Header</text:p>
                </text:list-item>
                <text:list-item>
                  <text:p text:style-name="P134">Latihan: Menyesuaikan Padding dan Margin pada Elemen Body</text:p>
                </text:list-item>
              </text:list>
            </text:list-item>
          </text:list>
        </text:list-item>
      </text:list>
      <text:list xml:id="list171108095006922" text:continue-list="list171109305528650" text:style-name="List_20_1">
        <text:list-item>
          <text:list>
            <text:list-item>
              <text:p text:style-name="P118"/>
            </text:list-item>
          </text:list>
        </text:list-item>
      </text:list>
      <text:list xml:id="list171109582453372" text:continue-list="list171108447007874" text:style-name="Numbering_20_123">
        <text:list-item>
          <text:p text:style-name="P117"/>
        </text:list-item>
      </text:list>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256in" fo:text-indent="-0.2756in" fo:margin-left="0.77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016in" fo:text-indent="-0.2756in" fo:margin-left="1.0492in"/>
        </style:list-level-properties>
      </text:list-level-style-number>
      <text:list-level-style-number text:level="3" text:style-name="Numbering_20_Symbols" loext:num-list-format="(%3%)" style:num-prefix="(" style:num-suffix=")" style:num-format="1" text:start-value="11">
        <style:list-level-properties text:list-level-position-and-space-mode="label-alignment">
          <style:list-level-label-alignment text:label-followed-by="listtab" text:list-tab-stop-position="1.0772in" fo:text-indent="-0.2756in" fo:margin-left="1.3252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3528in" fo:text-indent="-0.2756in" fo:margin-left="1.6008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283in" fo:text-indent="-0.2756in" fo:margin-left="1.8764in"/>
        </style:list-level-properties>
        <style:text-properties style:font-name="OpenSymbol"/>
      </text:list-level-style-bullet>
      <text:list-level-style-number text:level="6" text:style-name="Numbering_20_Symbols" loext:num-list-format="(%6%)" style:num-prefix="(" style:num-suffix=")" style:num-format="1" text:start-value="23">
        <style:list-level-properties text:list-level-position-and-space-mode="label-alignment">
          <style:list-level-label-alignment text:label-followed-by="listtab" text:list-tab-stop-position="1.9035in" fo:text-indent="-0.2756in" fo:margin-left="2.1516in"/>
        </style:list-level-properties>
      </text:list-level-style-number>
      <text:list-level-style-bullet text:level="7" text:style-name="Bullet_20_Symbols" loext:num-list-format="%7%" text:bullet-char="➔">
        <style:list-level-properties text:list-level-position-and-space-mode="label-alignment">
          <style:list-level-label-alignment text:label-followed-by="listtab" text:list-tab-stop-position="2.1791in" fo:text-indent="-0.2756in" fo:margin-left="2.427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547in" fo:text-indent="-0.2756in" fo:margin-left="2.7028in"/>
        </style:list-level-properties>
        <style:text-properties style:font-name="OpenSymbol"/>
      </text:list-level-style-bullet>
      <text:list-level-style-number text:level="9" text:style-name="Numbering_20_Symbols" loext:num-list-format="%9%." style:num-suffix="." style:num-format="1">
        <style:list-level-properties text:list-level-position-and-space-mode="label-alignment">
          <style:list-level-label-alignment text:label-followed-by="listtab" text:list-tab-stop-position="2.7307in" fo:text-indent="-0.2756in" fo:margin-left="2.97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063in" fo:text-indent="-0.2756in" fo:margin-left="3.25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075in" fo:text-indent="-0.1575in" fo:margin-left="0.40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5654in" fo:text-indent="-0.1575in" fo:margin-left="0.5654in"/>
        </style:list-level-properties>
        <style:text-properties style:font-name="OpenSymbol"/>
      </text:list-level-style-bullet>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722in" fo:text-indent="-0.1575in" fo:margin-left="0.722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8799in" fo:text-indent="-0.1575in" fo:margin-left="0.87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0374in" fo:text-indent="-0.1575in" fo:margin-left="1.03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1953in" fo:text-indent="-0.1575in" fo:margin-left="1.19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352in" fo:text-indent="-0.1575in" fo:margin-left="1.35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5098in" fo:text-indent="-0.1575in" fo:margin-left="1.5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6673in" fo:text-indent="-0.1575in" fo:margin-left="1.66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8252in" fo:text-indent="-0.1575in" fo:margin-left="1.82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13:06:58.019215410</meta:creation-date>
    <dc:date>2024-09-21T17:11:06.633759584</dc:date>
    <meta:editing-duration>PT1H28M14S</meta:editing-duration>
    <meta:editing-cycles>13</meta:editing-cycles>
    <meta:generator>LibreOffice/7.3.7.2$Linux_X86_64 LibreOffice_project/30$Build-2</meta:generator>
    <meta:document-statistic meta:table-count="9" meta:image-count="16" meta:object-count="0" meta:page-count="27" meta:paragraph-count="489" meta:word-count="7216" meta:character-count="50449" meta:non-whitespace-character-count="43924"/>
  </office:meta>
</office:document-meta>
</file>